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4" style:family="table">
      <style:table-properties style:width="17.595cm" fo:margin-left="0cm" table:align="left"/>
    </style:style>
    <style:style style:name="Table44.A" style:family="table-column">
      <style:table-column-properties style:column-width="5.398cm"/>
    </style:style>
    <style:style style:name="Table44.B" style:family="table-column">
      <style:table-column-properties style:column-width="4.995cm"/>
    </style:style>
    <style:style style:name="Table44.C" style:family="table-column">
      <style:table-column-properties style:column-width="7.202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B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595cm" fo:margin-left="0cm" table:align="left"/>
    </style:style>
    <style:style style:name="Table45.A" style:family="table-column">
      <style:table-column-properties style:column-width="4.498cm"/>
    </style:style>
    <style:style style:name="Table45.B" style:family="table-column">
      <style:table-column-properties style:column-width="13.097cm"/>
    </style:style>
    <style:style style:name="Table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5.B1" style:family="table-cell">
      <style:table-cell-properties fo:padding="0.097cm" fo:border="0.05pt solid #000000"/>
    </style:style>
    <style:style style:name="Table46" style:family="table">
      <style:table-properties style:width="17.595cm" fo:margin-left="0cm" table:align="left"/>
    </style:style>
    <style:style style:name="Table46.A" style:family="table-column">
      <style:table-column-properties style:column-width="4.498cm"/>
    </style:style>
    <style:style style:name="Table46.B" style:family="table-column">
      <style:table-column-properties style:column-width="13.097cm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B1" style:family="table-cell">
      <style:table-cell-properties fo:padding="0.097cm" fo:border="0.05pt solid #000000"/>
    </style:style>
    <style:style style:name="Table47" style:family="table">
      <style:table-properties style:width="17.595cm" fo:margin-left="0cm" table:align="left"/>
    </style:style>
    <style:style style:name="Table47.A" style:family="table-column">
      <style:table-column-properties style:column-width="4.498cm"/>
    </style:style>
    <style:style style:name="Table47.B" style:family="table-column">
      <style:table-column-properties style:column-width="13.097cm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B1" style:family="table-cell">
      <style:table-cell-properties fo:padding="0.097cm" fo:border="0.05pt solid #000000"/>
    </style:style>
    <style:style style:name="Table48" style:family="table">
      <style:table-properties style:width="17.607cm" fo:margin-left="0cm" table:align="left"/>
    </style:style>
    <style:style style:name="Table48.A" style:family="table-column">
      <style:table-column-properties style:column-width="5.106cm"/>
    </style:style>
    <style:style style:name="Table48.B" style:family="table-column">
      <style:table-column-properties style:column-width="3.6cm"/>
    </style:style>
    <style:style style:name="Table48.C" style:family="table-column">
      <style:table-column-properties style:column-width="5.105cm"/>
    </style:style>
    <style:style style:name="Table48.D" style:family="table-column">
      <style:table-column-properties style:column-width="3.796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7.621cm" fo:margin-left="-0.016cm" table:align="left"/>
    </style:style>
    <style:style style:name="Table50.A" style:family="table-column">
      <style:table-column-properties style:column-width="6.694cm"/>
    </style:style>
    <style:style style:name="Table50.B" style:family="table-column">
      <style:table-column-properties style:column-width="10.927cm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9" style:family="table">
      <style:table-properties style:width="17.595cm" fo:margin-left="0cm" table:align="left"/>
    </style:style>
    <style:style style:name="Table49.A" style:family="table-column">
      <style:table-column-properties style:column-width="5.503cm"/>
    </style:style>
    <style:style style:name="Table49.B" style:family="table-column">
      <style:table-column-properties style:column-width="3.291cm"/>
    </style:style>
    <style:style style:name="Table49.C" style:family="table-column">
      <style:table-column-properties style:column-width="4.397cm"/>
    </style:style>
    <style:style style:name="Table49.D" style:family="table-column">
      <style:table-column-properties style:column-width="4.403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B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7.621cm" fo:margin-left="-0.016cm" table:align="left"/>
    </style:style>
    <style:style style:name="Table51.A" style:family="table-column">
      <style:table-column-properties style:column-width="6.297cm"/>
    </style:style>
    <style:style style:name="Table51.B" style:family="table-column">
      <style:table-column-properties style:column-width="11.324cm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8.795cm" style:rel-column-width="32767*"/>
    </style:style>
    <style:style style:name="Table36.B" style:family="table-column">
      <style:table-column-properties style:column-width="8.79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B1" style:family="table-cell">
      <style:table-cell-properties fo:padding="0.097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6.297cm"/>
    </style:style>
    <style:style style:name="Table3.C" style:family="table-column">
      <style:table-column-properties style:column-width="4.524cm"/>
    </style:style>
    <style:style style:name="Table3.D" style:family="table-column">
      <style:table-column-properties style:column-width="3.7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8.795cm" style:rel-column-width="32767*"/>
    </style:style>
    <style:style style:name="Table37.B" style:family="table-column">
      <style:table-column-properties style:column-width="8.795cm" style:rel-column-width="32768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B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4*"/>
    </style:style>
    <style:style style:name="Table4.D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4*"/>
    </style:style>
    <style:style style:name="Table5.D" style:family="table-column">
      <style:table-column-properties style:column-width="4.397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8.795cm" style:rel-column-width="32767*"/>
    </style:style>
    <style:style style:name="Table38.B" style:family="table-column">
      <style:table-column-properties style:column-width="8.79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4.397cm"/>
    </style:style>
    <style:style style:name="Table2.D" style:family="table-column">
      <style:table-column-properties style:column-width="4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8.795cm" style:rel-column-width="32767*"/>
    </style:style>
    <style:style style:name="Table39.B" style:family="table-column">
      <style:table-column-properties style:column-width="8.795cm" style:rel-column-width="32768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B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397cm" style:rel-column-width="16384*"/>
    </style:style>
    <style:style style:name="Table7.D" style:family="table-column">
      <style:table-column-properties style:column-width="4.397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397cm" style:rel-column-width="16384*"/>
    </style:style>
    <style:style style:name="Table8.D" style:family="table-column">
      <style:table-column-properties style:column-width="4.397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8.795cm" style:rel-column-width="32767*"/>
    </style:style>
    <style:style style:name="Table40.B" style:family="table-column">
      <style:table-column-properties style:column-width="8.795cm" style:rel-column-width="32768*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B1" style:family="table-cell">
      <style:table-cell-properties fo:padding="0.097cm" fo:border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4.397cm" style:rel-column-width="16384*"/>
    </style:style>
    <style:style style:name="Table9.D" style:family="table-column">
      <style:table-column-properties style:column-width="4.397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397cm" style:rel-column-width="16384*"/>
    </style:style>
    <style:style style:name="Table10.D" style:family="table-column">
      <style:table-column-properties style:column-width="4.397cm" style:rel-column-width="1638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8.795cm" style:rel-column-width="32767*"/>
    </style:style>
    <style:style style:name="Table41.B" style:family="table-column">
      <style:table-column-properties style:column-width="8.795cm" style:rel-column-width="32768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B1" style:family="table-cell">
      <style:table-cell-properties fo:padding="0.097cm" fo:border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4.397cm" style:rel-column-width="16384*"/>
    </style:style>
    <style:style style:name="Table11.D" style:family="table-column">
      <style:table-column-properties style:column-width="4.397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397cm" style:rel-column-width="16384*"/>
    </style:style>
    <style:style style:name="Table12.D" style:family="table-column">
      <style:table-column-properties style:column-width="4.397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.595cm" fo:margin-left="0cm" table:align="left"/>
    </style:style>
    <style:style style:name="Table42.A" style:family="table-column">
      <style:table-column-properties style:column-width="10.292cm"/>
    </style:style>
    <style:style style:name="Table42.B" style:family="table-column">
      <style:table-column-properties style:column-width="7.303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4.397cm" style:rel-column-width="16384*"/>
    </style:style>
    <style:style style:name="Table13.D" style:family="table-column">
      <style:table-column-properties style:column-width="4.397cm" style:rel-column-width="1638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397cm" style:rel-column-width="16384*"/>
    </style:style>
    <style:style style:name="Table14.D" style:family="table-column">
      <style:table-column-properties style:column-width="4.397cm" style:rel-column-width="16383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595cm" fo:margin-left="0cm" table:align="left"/>
    </style:style>
    <style:style style:name="Table43.A" style:family="table-column">
      <style:table-column-properties style:column-width="10.398cm"/>
    </style:style>
    <style:style style:name="Table43.B" style:family="table-column">
      <style:table-column-properties style:column-width="7.197cm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B1" style:family="table-cell">
      <style:table-cell-properties fo:padding="0.097cm" fo:border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4.397cm" style:rel-column-width="16384*"/>
    </style:style>
    <style:style style:name="Table15.D" style:family="table-column">
      <style:table-column-properties style:column-width="4.397cm" style:rel-column-width="1638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397cm" style:rel-column-width="16384*"/>
    </style:style>
    <style:style style:name="Table16.D" style:family="table-column">
      <style:table-column-properties style:column-width="4.397cm" style:rel-column-width="16383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8.795cm" style:rel-column-width="32767*"/>
    </style:style>
    <style:style style:name="Table17.B" style:family="table-column">
      <style:table-column-properties style:column-width="8.795cm" style:rel-column-width="32768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397cm" style:rel-column-width="16383*"/>
    </style:style>
    <style:style style:name="Table19.C" style:family="table-column">
      <style:table-column-properties style:column-width="8.795cm" style:rel-column-width="3276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8.795cm" style:rel-column-width="32767*"/>
    </style:style>
    <style:style style:name="Table18.B" style:family="table-column">
      <style:table-column-properties style:column-width="8.795cm" style:rel-column-width="32768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4.396cm" style:rel-column-width="16377*"/>
    </style:style>
    <style:style style:name="Table20.B" style:family="table-column">
      <style:table-column-properties style:column-width="2.316cm" style:rel-column-width="8628*"/>
    </style:style>
    <style:style style:name="Table20.C" style:family="table-column">
      <style:table-column-properties style:column-width="2.596cm" style:rel-column-width="9673*"/>
    </style:style>
    <style:style style:name="Table20.D" style:family="table-column">
      <style:table-column-properties style:column-width="8.281cm" style:rel-column-width="30857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396cm" style:rel-column-width="16377*"/>
    </style:style>
    <style:style style:name="Table21.B" style:family="table-column">
      <style:table-column-properties style:column-width="4.397cm" style:rel-column-width="16383*"/>
    </style:style>
    <style:style style:name="Table21.C" style:family="table-column">
      <style:table-column-properties style:column-width="8.797cm" style:rel-column-width="3277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8.795cm" style:rel-column-width="32767*"/>
    </style:style>
    <style:style style:name="Table22.B" style:family="table-column">
      <style:table-column-properties style:column-width="8.795cm" style:rel-column-width="32768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4.396cm" style:rel-column-width="16377*"/>
    </style:style>
    <style:style style:name="Table52.B" style:family="table-column">
      <style:table-column-properties style:column-width="2.316cm" style:rel-column-width="8628*"/>
    </style:style>
    <style:style style:name="Table52.C" style:family="table-column">
      <style:table-column-properties style:column-width="2.596cm" style:rel-column-width="9673*"/>
    </style:style>
    <style:style style:name="Table52.D" style:family="table-column">
      <style:table-column-properties style:column-width="8.281cm" style:rel-column-width="30857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D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397cm" style:rel-column-width="16383*"/>
    </style:style>
    <style:style style:name="Table24.C" style:family="table-column">
      <style:table-column-properties style:column-width="8.795cm" style:rel-column-width="32769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8.795cm" style:rel-column-width="32767*"/>
    </style:style>
    <style:style style:name="Table23.B" style:family="table-column">
      <style:table-column-properties style:column-width="8.795cm" style:rel-column-width="32768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397cm" style:rel-column-width="16383*"/>
    </style:style>
    <style:style style:name="Table26.C" style:family="table-column">
      <style:table-column-properties style:column-width="8.795cm" style:rel-column-width="3276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C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8.795cm" style:rel-column-width="32767*"/>
    </style:style>
    <style:style style:name="Table25.B" style:family="table-column">
      <style:table-column-properties style:column-width="8.795cm" style:rel-column-width="32768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4.396cm" style:rel-column-width="16377*"/>
    </style:style>
    <style:style style:name="Table53.B" style:family="table-column">
      <style:table-column-properties style:column-width="2.316cm" style:rel-column-width="8628*"/>
    </style:style>
    <style:style style:name="Table53.C" style:family="table-column">
      <style:table-column-properties style:column-width="2.596cm" style:rel-column-width="9673*"/>
    </style:style>
    <style:style style:name="Table53.D" style:family="table-column">
      <style:table-column-properties style:column-width="8.281cm" style:rel-column-width="30857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D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4.397cm" style:rel-column-width="16383*"/>
    </style:style>
    <style:style style:name="Table27.C" style:family="table-column">
      <style:table-column-properties style:column-width="8.795cm" style:rel-column-width="32769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C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8.795cm" style:rel-column-width="32767*"/>
    </style:style>
    <style:style style:name="Table28.B" style:family="table-column">
      <style:table-column-properties style:column-width="8.795cm" style:rel-column-width="32768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4.397cm" style:rel-column-width="16383*"/>
    </style:style>
    <style:style style:name="Table29.D" style:family="table-column">
      <style:table-column-properties style:column-width="4.397cm" style:rel-column-width="16386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D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4.397cm" style:rel-column-width="16383*"/>
    </style:style>
    <style:style style:name="Table30.C" style:family="table-column">
      <style:table-column-properties style:column-width="8.795cm" style:rel-column-width="32769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8.795cm" style:rel-column-width="32767*"/>
    </style:style>
    <style:style style:name="Table31.B" style:family="table-column">
      <style:table-column-properties style:column-width="8.795cm" style:rel-column-width="32768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4.397cm" style:rel-column-width="16383*"/>
    </style:style>
    <style:style style:name="Table32.C" style:family="table-column">
      <style:table-column-properties style:column-width="8.795cm" style:rel-column-width="32769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8.795cm" style:rel-column-width="32767*"/>
    </style:style>
    <style:style style:name="Table33.B" style:family="table-column">
      <style:table-column-properties style:column-width="8.795cm" style:rel-column-width="32768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4.397cm" style:rel-column-width="16383*"/>
    </style:style>
    <style:style style:name="Table34.D" style:family="table-column">
      <style:table-column-properties style:column-width="4.397cm" style:rel-column-width="16386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D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4.397cm" style:rel-column-width="16383*"/>
    </style:style>
    <style:style style:name="Table35.C" style:family="table-column">
      <style:table-column-properties style:column-width="8.795cm" style:rel-column-width="32769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7e4" officeooo:paragraph-rsid="0006d7e4"/>
    </style:style>
    <style:style style:name="P2" style:family="paragraph" style:parent-style-name="Standard">
      <style:text-properties officeooo:rsid="00088d1c" officeooo:paragraph-rsid="00088d1c"/>
    </style:style>
    <style:style style:name="P3" style:family="paragraph" style:parent-style-name="Standard">
      <style:text-properties officeooo:rsid="000e3b84" officeooo:paragraph-rsid="000e3b84"/>
    </style:style>
    <style:style style:name="P4" style:family="paragraph" style:parent-style-name="Standard">
      <style:text-properties officeooo:rsid="000fa7e9" officeooo:paragraph-rsid="000fa7e9"/>
    </style:style>
    <style:style style:name="P5" style:family="paragraph" style:parent-style-name="Standard">
      <style:text-properties officeooo:rsid="000fa7e9" officeooo:paragraph-rsid="00190391"/>
    </style:style>
    <style:style style:name="P6" style:family="paragraph" style:parent-style-name="Standard">
      <style:text-properties officeooo:rsid="000fa7e9" officeooo:paragraph-rsid="001c6675"/>
    </style:style>
    <style:style style:name="P7" style:family="paragraph" style:parent-style-name="Standard">
      <style:text-properties officeooo:rsid="001066ed" officeooo:paragraph-rsid="001066ed"/>
    </style:style>
    <style:style style:name="P8" style:family="paragraph" style:parent-style-name="Standard">
      <style:text-properties fo:font-weight="bold" officeooo:rsid="00175ab9" officeooo:paragraph-rsid="0020f9bf" fo:background-color="#fff200" style:font-weight-asian="bold" style:font-weight-complex="bold"/>
    </style:style>
    <style:style style:name="P9" style:family="paragraph" style:parent-style-name="Standard">
      <style:text-properties fo:font-weight="bold" officeooo:rsid="00175ab9" officeooo:paragraph-rsid="00175ab9" style:font-weight-asian="bold" style:font-weight-complex="bold"/>
    </style:style>
    <style:style style:name="P10" style:family="paragraph" style:parent-style-name="Standard">
      <style:text-properties fo:font-weight="bold" officeooo:rsid="001a6bb2" officeooo:paragraph-rsid="001ab4d8" style:font-weight-asian="bold" style:font-weight-complex="bold"/>
    </style:style>
    <style:style style:name="P11" style:family="paragraph" style:parent-style-name="Standard">
      <style:text-properties fo:font-weight="bold" officeooo:rsid="001c2b98" officeooo:paragraph-rsid="0037c904" style:font-weight-asian="bold" style:font-weight-complex="bold"/>
    </style:style>
    <style:style style:name="P12" style:family="paragraph" style:parent-style-name="Standard">
      <style:text-properties fo:font-weight="bold" officeooo:rsid="001c2b98" officeooo:paragraph-rsid="003c6dc3" style:font-weight-asian="bold" style:font-weight-complex="bold"/>
    </style:style>
    <style:style style:name="P13" style:family="paragraph" style:parent-style-name="Standard">
      <style:text-properties fo:font-weight="bold" officeooo:rsid="001c2b98" officeooo:paragraph-rsid="001ab4d8" style:font-weight-asian="bold" style:font-weight-complex="bold"/>
    </style:style>
    <style:style style:name="P14" style:family="paragraph" style:parent-style-name="Standard">
      <style:text-properties fo:font-weight="bold" officeooo:rsid="001c6675" officeooo:paragraph-rsid="001c6675" style:font-weight-asian="bold" style:font-weight-complex="bold"/>
    </style:style>
    <style:style style:name="P15" style:family="paragraph" style:parent-style-name="Standard">
      <style:text-properties fo:font-weight="bold" officeooo:rsid="001d9119" officeooo:paragraph-rsid="001d9119" style:font-weight-asian="bold" style:font-weight-complex="bold"/>
    </style:style>
    <style:style style:name="P16" style:family="paragraph" style:parent-style-name="Standard">
      <style:text-properties fo:font-weight="bold" officeooo:rsid="001d9119" officeooo:paragraph-rsid="0038a36d" style:font-weight-asian="bold" style:font-weight-complex="bold"/>
    </style:style>
    <style:style style:name="P17" style:family="paragraph" style:parent-style-name="Standard">
      <style:text-properties fo:font-weight="bold" officeooo:rsid="000fa7e9" officeooo:paragraph-rsid="001c6675" style:font-weight-asian="bold" style:font-weight-complex="bold"/>
    </style:style>
    <style:style style:name="P18" style:family="paragraph" style:parent-style-name="Standard">
      <style:text-properties fo:font-weight="bold" officeooo:rsid="000fa7e9" officeooo:paragraph-rsid="0038a36d" style:font-weight-asian="bold" style:font-weight-complex="bold"/>
    </style:style>
    <style:style style:name="P19" style:family="paragraph" style:parent-style-name="Standard">
      <style:text-properties fo:font-weight="bold" officeooo:rsid="00190391" officeooo:paragraph-rsid="003b31de" style:font-weight-asian="bold" style:font-weight-complex="bold"/>
    </style:style>
    <style:style style:name="P20" style:family="paragraph" style:parent-style-name="Standard">
      <style:text-properties fo:font-weight="bold" officeooo:rsid="00190391" officeooo:paragraph-rsid="003a297e" style:font-weight-asian="bold" style:font-weight-complex="bold"/>
    </style:style>
    <style:style style:name="P21" style:family="paragraph" style:parent-style-name="Standard">
      <style:text-properties officeooo:rsid="001399e1" officeooo:paragraph-rsid="001399e1"/>
    </style:style>
    <style:style style:name="P22" style:family="paragraph" style:parent-style-name="Standard">
      <style:text-properties officeooo:rsid="00157900" officeooo:paragraph-rsid="0020f9bf" fo:background-color="#fff200"/>
    </style:style>
    <style:style style:name="P23" style:family="paragraph" style:parent-style-name="Standard">
      <style:text-properties officeooo:rsid="00175ab9" officeooo:paragraph-rsid="0020f9bf" fo:background-color="#fff200"/>
    </style:style>
    <style:style style:name="P24" style:family="paragraph" style:parent-style-name="Standard">
      <style:text-properties officeooo:rsid="00175ab9" officeooo:paragraph-rsid="00175ab9"/>
    </style:style>
    <style:style style:name="P25" style:family="paragraph" style:parent-style-name="Standard">
      <style:text-properties officeooo:rsid="00175ab9" officeooo:paragraph-rsid="001399e1"/>
    </style:style>
    <style:style style:name="P26" style:family="paragraph" style:parent-style-name="Standard">
      <style:text-properties fo:font-weight="normal" officeooo:rsid="001ab4d8" officeooo:paragraph-rsid="001ab4d8" style:font-weight-asian="normal" style:font-weight-complex="normal"/>
    </style:style>
    <style:style style:name="P27" style:family="paragraph" style:parent-style-name="Standard">
      <style:text-properties fo:font-weight="normal" officeooo:rsid="001ab4d8" officeooo:paragraph-rsid="0020f9bf" style:font-weight-asian="normal" style:font-weight-complex="normal"/>
    </style:style>
    <style:style style:name="P28" style:family="paragraph" style:parent-style-name="Standard">
      <style:text-properties fo:font-weight="normal" officeooo:rsid="001c6675" officeooo:paragraph-rsid="001c6675" style:font-weight-asian="normal" style:font-weight-complex="normal"/>
    </style:style>
    <style:style style:name="P29" style:family="paragraph" style:parent-style-name="Standard">
      <style:text-properties fo:font-weight="normal" officeooo:rsid="001c6675" officeooo:paragraph-rsid="0037c904" style:font-weight-asian="normal" style:font-weight-complex="normal"/>
    </style:style>
    <style:style style:name="P30" style:family="paragraph" style:parent-style-name="Standard">
      <style:text-properties fo:font-weight="normal" officeooo:rsid="001d9119" officeooo:paragraph-rsid="001d9119" style:font-weight-asian="normal" style:font-weight-complex="normal"/>
    </style:style>
    <style:style style:name="P31" style:family="paragraph" style:parent-style-name="Standard">
      <style:text-properties fo:font-weight="normal" officeooo:rsid="001d9119" officeooo:paragraph-rsid="0038a36d" style:font-weight-asian="normal" style:font-weight-complex="normal"/>
    </style:style>
    <style:style style:name="P32" style:family="paragraph" style:parent-style-name="Standard">
      <style:text-properties fo:font-weight="normal" officeooo:rsid="001c2b98" officeooo:paragraph-rsid="001c2b98" style:font-weight-asian="normal" style:font-weight-complex="normal"/>
    </style:style>
    <style:style style:name="P33" style:family="paragraph" style:parent-style-name="Standard">
      <style:text-properties fo:font-weight="normal" officeooo:rsid="001c2b98" officeooo:paragraph-rsid="0037c904" style:font-weight-asian="normal" style:font-weight-complex="normal"/>
    </style:style>
    <style:style style:name="P34" style:family="paragraph" style:parent-style-name="Standard">
      <style:text-properties fo:font-weight="normal" officeooo:rsid="001fd8b4" officeooo:paragraph-rsid="001fd8b4" style:font-weight-asian="normal" style:font-weight-complex="normal"/>
    </style:style>
    <style:style style:name="P35" style:family="paragraph" style:parent-style-name="Standard">
      <style:text-properties fo:font-weight="normal" officeooo:rsid="001fd8b4" officeooo:paragraph-rsid="0038a36d" style:font-weight-asian="normal" style:font-weight-complex="normal"/>
    </style:style>
    <style:style style:name="P36" style:family="paragraph" style:parent-style-name="Standard">
      <style:text-properties fo:font-weight="normal" officeooo:rsid="0034a42d" officeooo:paragraph-rsid="00351a13" style:font-weight-asian="normal" style:font-weight-complex="normal"/>
    </style:style>
    <style:style style:name="P37" style:family="paragraph" style:parent-style-name="Standard">
      <style:text-properties fo:font-weight="normal" officeooo:rsid="0034a42d" officeooo:paragraph-rsid="00376c0e" style:font-weight-asian="normal" style:font-weight-complex="normal"/>
    </style:style>
    <style:style style:name="P38" style:family="paragraph" style:parent-style-name="Standard">
      <style:text-properties fo:font-weight="normal" officeooo:rsid="0034a42d" officeooo:paragraph-rsid="00379096" style:font-weight-asian="normal" style:font-weight-complex="normal"/>
    </style:style>
    <style:style style:name="P39" style:family="paragraph" style:parent-style-name="Standard">
      <style:text-properties fo:font-weight="normal" officeooo:rsid="0034a42d" officeooo:paragraph-rsid="003797c0" style:font-weight-asian="normal" style:font-weight-complex="normal"/>
    </style:style>
    <style:style style:name="P40" style:family="paragraph" style:parent-style-name="Standard">
      <style:text-properties fo:font-weight="normal" officeooo:rsid="0034a42d" officeooo:paragraph-rsid="004af3c9" style:font-weight-asian="normal" style:font-weight-complex="normal"/>
    </style:style>
    <style:style style:name="P41" style:family="paragraph" style:parent-style-name="Standard">
      <style:text-properties fo:font-weight="normal" officeooo:rsid="0034a42d" officeooo:paragraph-rsid="004e02a7" style:font-weight-asian="normal" style:font-weight-complex="normal"/>
    </style:style>
    <style:style style:name="P42" style:family="paragraph" style:parent-style-name="Standard">
      <style:text-properties fo:font-weight="normal" officeooo:rsid="003600bd" officeooo:paragraph-rsid="003600bd" style:font-weight-asian="normal" style:font-weight-complex="normal"/>
    </style:style>
    <style:style style:name="P43" style:family="paragraph" style:parent-style-name="Standard">
      <style:text-properties fo:font-weight="normal" officeooo:rsid="00175ab9" officeooo:paragraph-rsid="0037c904" style:font-weight-asian="normal" style:font-weight-complex="normal"/>
    </style:style>
    <style:style style:name="P44" style:family="paragraph" style:parent-style-name="Standard">
      <style:text-properties fo:font-weight="normal" officeooo:rsid="00190391" officeooo:paragraph-rsid="0037c904" style:font-weight-asian="normal" style:font-weight-complex="normal"/>
    </style:style>
    <style:style style:name="P45" style:family="paragraph" style:parent-style-name="Standard">
      <style:text-properties fo:font-weight="normal" officeooo:rsid="001a6bb2" officeooo:paragraph-rsid="0037c904" style:font-weight-asian="normal" style:font-weight-complex="normal"/>
    </style:style>
    <style:style style:name="P46" style:family="paragraph" style:parent-style-name="Standard">
      <style:text-properties fo:font-weight="normal" officeooo:rsid="00201e37" officeooo:paragraph-rsid="0038a36d" style:font-weight-asian="normal" style:font-weight-complex="normal"/>
    </style:style>
    <style:style style:name="P47" style:family="paragraph" style:parent-style-name="Standard">
      <style:text-properties fo:font-weight="normal" officeooo:rsid="000fa7e9" officeooo:paragraph-rsid="001fd8b4" style:font-weight-asian="normal" style:font-weight-complex="normal"/>
    </style:style>
    <style:style style:name="P48" style:family="paragraph" style:parent-style-name="Standard">
      <style:text-properties fo:font-weight="normal" officeooo:rsid="00157900" officeooo:paragraph-rsid="0020f9bf" fo:background-color="#fff200" style:font-weight-asian="normal" style:font-weight-complex="normal"/>
    </style:style>
    <style:style style:name="P49" style:family="paragraph" style:parent-style-name="Standard">
      <style:text-properties fo:font-weight="normal" officeooo:rsid="00175ab9" officeooo:paragraph-rsid="0020f9bf" fo:background-color="#fff200" style:font-weight-asian="normal" style:font-weight-complex="normal"/>
    </style:style>
    <style:style style:name="P50" style:family="paragraph" style:parent-style-name="Standard">
      <style:text-properties officeooo:rsid="00190391" officeooo:paragraph-rsid="001ab4d8"/>
    </style:style>
    <style:style style:name="P51" style:family="paragraph" style:parent-style-name="Standard">
      <style:text-properties officeooo:rsid="00190391" officeooo:paragraph-rsid="00190391"/>
    </style:style>
    <style:style style:name="P52" style:family="paragraph" style:parent-style-name="Standard">
      <style:text-properties officeooo:rsid="001c2b98" officeooo:paragraph-rsid="001c2b98"/>
    </style:style>
    <style:style style:name="P53" style:family="paragraph" style:parent-style-name="Standard">
      <style:text-properties officeooo:rsid="001c2b98" officeooo:paragraph-rsid="0020f9bf"/>
    </style:style>
    <style:style style:name="P54" style:family="paragraph" style:parent-style-name="Standard">
      <style:text-properties officeooo:rsid="001c6675" officeooo:paragraph-rsid="001c6675"/>
    </style:style>
    <style:style style:name="P55" style:family="paragraph" style:parent-style-name="Standard">
      <style:text-properties officeooo:rsid="001c6675" officeooo:paragraph-rsid="0020f9bf"/>
    </style:style>
    <style:style style:name="P56" style:family="paragraph" style:parent-style-name="Standard">
      <style:text-properties fo:font-style="normal" officeooo:rsid="001066ed" officeooo:paragraph-rsid="000fa7e9" style:font-style-asian="normal" style:font-style-complex="normal"/>
    </style:style>
    <style:style style:name="P57" style:family="paragraph" style:parent-style-name="Standard">
      <style:text-properties fo:font-style="normal" officeooo:rsid="001066ed" officeooo:paragraph-rsid="001066ed" style:font-style-asian="normal" style:font-style-complex="normal"/>
    </style:style>
    <style:style style:name="P58" style:family="paragraph" style:parent-style-name="Standard">
      <style:text-properties fo:font-style="normal" officeooo:rsid="0022bf79" officeooo:paragraph-rsid="0039dbe9" style:font-style-asian="normal" style:font-style-complex="normal"/>
    </style:style>
    <style:style style:name="P59" style:family="paragraph" style:parent-style-name="Standard">
      <style:text-properties fo:font-style="normal" officeooo:rsid="0022bf79" officeooo:paragraph-rsid="0042557d" style:font-style-asian="normal" style:font-style-complex="normal"/>
    </style:style>
    <style:style style:name="P60" style:family="paragraph" style:parent-style-name="Standard">
      <style:text-properties fo:font-style="normal" officeooo:rsid="0042557d" officeooo:paragraph-rsid="0039dbe9" style:font-style-asian="normal" style:font-style-complex="normal"/>
    </style:style>
    <style:style style:name="P61" style:family="paragraph" style:parent-style-name="Standard">
      <style:text-properties fo:font-style="normal" officeooo:rsid="0042557d" officeooo:paragraph-rsid="0042557d" style:font-style-asian="normal" style:font-style-complex="normal"/>
    </style:style>
    <style:style style:name="P62" style:family="paragraph" style:parent-style-name="Standard">
      <style:text-properties fo:font-style="normal" officeooo:rsid="0039dbe9" officeooo:paragraph-rsid="0042557d" style:font-style-asian="normal" style:font-style-complex="normal"/>
    </style:style>
    <style:style style:name="P63" style:family="paragraph" style:parent-style-name="Standard">
      <style:text-properties officeooo:rsid="001fd8b4" officeooo:paragraph-rsid="001fd8b4"/>
    </style:style>
    <style:style style:name="P64" style:family="paragraph" style:parent-style-name="Standard">
      <style:text-properties officeooo:rsid="00201e37" officeooo:paragraph-rsid="00201e37"/>
    </style:style>
    <style:style style:name="P65" style:family="paragraph" style:parent-style-name="Standard">
      <style:text-properties officeooo:rsid="00201e37" officeooo:paragraph-rsid="0038a36d"/>
    </style:style>
    <style:style style:name="P66" style:family="paragraph" style:parent-style-name="Standard">
      <style:text-properties fo:language="et" fo:country="EE" fo:font-weight="normal" officeooo:paragraph-rsid="00301398" style:font-weight-asian="normal" style:font-weight-complex="normal"/>
    </style:style>
    <style:style style:name="P67" style:family="paragraph" style:parent-style-name="Standard">
      <style:text-properties fo:language="et" fo:country="EE" fo:font-weight="normal" officeooo:rsid="0034a42d" officeooo:paragraph-rsid="00301398" style:font-weight-asian="normal" style:font-weight-complex="normal"/>
    </style:style>
    <style:style style:name="P68" style:family="paragraph" style:parent-style-name="Standard">
      <style:text-properties fo:language="et" fo:country="EE" fo:font-weight="normal" officeooo:rsid="0034a42d" officeooo:paragraph-rsid="00351a13" style:font-weight-asian="normal" style:font-weight-complex="normal"/>
    </style:style>
    <style:style style:name="P69" style:family="paragraph" style:parent-style-name="Standard">
      <style:text-properties fo:language="et" fo:country="EE" fo:font-weight="normal" officeooo:rsid="0034a42d" officeooo:paragraph-rsid="0034a42d" style:font-weight-asian="normal" style:font-weight-complex="normal"/>
    </style:style>
    <style:style style:name="P70" style:family="paragraph" style:parent-style-name="Standard">
      <style:text-properties fo:language="et" fo:country="EE" fo:font-weight="normal" officeooo:rsid="0034a42d" officeooo:paragraph-rsid="00376c0e" style:font-weight-asian="normal" style:font-weight-complex="normal"/>
    </style:style>
    <style:style style:name="P71" style:family="paragraph" style:parent-style-name="Standard">
      <style:text-properties fo:language="et" fo:country="EE" fo:font-weight="normal" officeooo:rsid="0034a42d" officeooo:paragraph-rsid="00379096" style:font-weight-asian="normal" style:font-weight-complex="normal"/>
    </style:style>
    <style:style style:name="P72" style:family="paragraph" style:parent-style-name="Standard">
      <style:text-properties fo:language="et" fo:country="EE" fo:font-weight="normal" officeooo:rsid="0034a42d" officeooo:paragraph-rsid="003797c0" style:font-weight-asian="normal" style:font-weight-complex="normal"/>
    </style:style>
    <style:style style:name="P73" style:family="paragraph" style:parent-style-name="Standard">
      <style:text-properties fo:language="et" fo:country="EE" fo:font-weight="normal" officeooo:rsid="0034a42d" officeooo:paragraph-rsid="004af3c9" style:font-weight-asian="normal" style:font-weight-complex="normal"/>
    </style:style>
    <style:style style:name="P74" style:family="paragraph" style:parent-style-name="Standard">
      <style:text-properties fo:language="et" fo:country="EE" fo:font-weight="normal" officeooo:rsid="0034a42d" officeooo:paragraph-rsid="004e02a7" style:font-weight-asian="normal" style:font-weight-complex="normal"/>
    </style:style>
    <style:style style:name="P75" style:family="paragraph" style:parent-style-name="Standard">
      <style:text-properties fo:language="et" fo:country="EE" fo:font-weight="normal" officeooo:paragraph-rsid="00539230" style:font-weight-asian="normal" style:font-weight-complex="normal"/>
    </style:style>
    <style:style style:name="P76" style:family="paragraph" style:parent-style-name="Standard">
      <style:text-properties fo:language="et" fo:country="EE" style:text-underline-style="solid" style:text-underline-type="double" style:text-underline-width="auto" style:text-underline-color="font-color" fo:font-weight="normal" officeooo:rsid="0034a42d" officeooo:paragraph-rsid="00376c0e" style:font-weight-asian="normal" style:font-weight-complex="normal"/>
    </style:style>
    <style:style style:name="P77" style:family="paragraph" style:parent-style-name="Standard">
      <style:text-properties fo:language="et" fo:country="EE" style:text-underline-style="solid" style:text-underline-type="double" style:text-underline-width="auto" style:text-underline-color="font-color" fo:font-weight="normal" officeooo:rsid="0034a42d" officeooo:paragraph-rsid="00379096" style:font-weight-asian="normal" style:font-weight-complex="normal"/>
    </style:style>
    <style:style style:name="P78" style:family="paragraph" style:parent-style-name="Standard">
      <style:text-properties fo:language="et" fo:country="EE" style:text-underline-style="solid" style:text-underline-type="double" style:text-underline-width="auto" style:text-underline-color="font-color" fo:font-weight="normal" officeooo:rsid="0034a42d" officeooo:paragraph-rsid="003797c0" style:font-weight-asian="normal" style:font-weight-complex="normal"/>
    </style:style>
    <style:style style:name="P79" style:family="paragraph" style:parent-style-name="Standard">
      <style:text-properties fo:language="et" fo:country="EE" officeooo:rsid="00539230" officeooo:paragraph-rsid="00539230"/>
    </style:style>
    <style:style style:name="P80" style:family="paragraph" style:parent-style-name="Standard">
      <style:text-properties officeooo:paragraph-rsid="00376c0e"/>
    </style:style>
    <style:style style:name="P81" style:family="paragraph" style:parent-style-name="Standard">
      <style:text-properties officeooo:paragraph-rsid="00379096"/>
    </style:style>
    <style:style style:name="P82" style:family="paragraph" style:parent-style-name="Standard">
      <style:text-properties officeooo:paragraph-rsid="003797c0"/>
    </style:style>
    <style:style style:name="P83" style:family="paragraph" style:parent-style-name="Standard">
      <style:text-properties officeooo:rsid="0012c7d5" officeooo:paragraph-rsid="0037c904"/>
    </style:style>
    <style:style style:name="P84" style:family="paragraph" style:parent-style-name="Standard">
      <style:text-properties officeooo:rsid="0012c7d5" officeooo:paragraph-rsid="000e3b84"/>
    </style:style>
    <style:style style:name="P85" style:family="paragraph" style:parent-style-name="Standard">
      <style:text-properties fo:font-style="italic" officeooo:rsid="001066ed" officeooo:paragraph-rsid="001ab4d8" style:font-style-asian="italic" style:font-style-complex="italic"/>
    </style:style>
    <style:style style:name="P86" style:family="paragraph" style:parent-style-name="Standard">
      <style:text-properties fo:font-style="italic" officeooo:rsid="0038a36d" officeooo:paragraph-rsid="0038a36d" style:font-style-asian="italic" style:font-style-complex="italic"/>
    </style:style>
    <style:style style:name="P87" style:family="paragraph" style:parent-style-name="Standard">
      <style:text-properties fo:font-style="italic" officeooo:rsid="0012c7d5" officeooo:paragraph-rsid="0039dbe9" style:font-style-asian="italic" style:font-style-complex="italic"/>
    </style:style>
    <style:style style:name="P88" style:family="paragraph" style:parent-style-name="Standard">
      <style:text-properties fo:font-style="italic" officeooo:rsid="00175ab9" officeooo:paragraph-rsid="003a297e" style:font-style-asian="italic" style:font-style-complex="italic"/>
    </style:style>
    <style:style style:name="P89" style:family="paragraph" style:parent-style-name="Standard">
      <style:text-properties fo:font-style="italic" officeooo:rsid="00190391" officeooo:paragraph-rsid="003b31de" style:font-style-asian="italic" style:font-style-complex="italic"/>
    </style:style>
    <style:style style:name="P90" style:family="paragraph" style:parent-style-name="Standard">
      <style:text-properties fo:font-style="italic" officeooo:rsid="001c6675" officeooo:paragraph-rsid="003cb163" style:font-style-asian="italic" style:font-style-complex="italic"/>
    </style:style>
    <style:style style:name="P91" style:family="paragraph" style:parent-style-name="Standard">
      <style:text-properties fo:font-style="italic" officeooo:rsid="000e3b84" officeooo:paragraph-rsid="000e3b84" style:font-style-asian="italic" style:font-style-complex="italic"/>
    </style:style>
    <style:style style:name="P92" style:family="paragraph" style:parent-style-name="Standard">
      <style:text-properties fo:font-style="italic" officeooo:rsid="000e3b84" officeooo:paragraph-rsid="001ab4d8" style:font-style-asian="italic" style:font-style-complex="italic"/>
    </style:style>
    <style:style style:name="P93" style:family="paragraph" style:parent-style-name="Standard">
      <style:text-properties fo:font-style="italic" fo:font-weight="normal" officeooo:rsid="001c2b98" officeooo:paragraph-rsid="003c6dc3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1c2b98" officeooo:paragraph-rsid="0044a9ca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1c2b98" officeooo:paragraph-rsid="00467148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1c2b98" officeooo:paragraph-rsid="0044a9ca" fo:background-color="transparent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officeooo:rsid="00175ab9" officeooo:paragraph-rsid="00440817" fo:background-color="transparent" style:font-style-asian="italic" style:font-style-complex="italic"/>
    </style:style>
    <style:style style:name="P98" style:family="paragraph" style:parent-style-name="Standard">
      <style:text-properties officeooo:rsid="0039dbe9" officeooo:paragraph-rsid="0042557d"/>
    </style:style>
    <style:style style:name="P99" style:family="paragraph" style:parent-style-name="Standard">
      <style:text-properties style:font-name="Liberation Serif" fo:font-size="12pt" fo:font-style="italic" officeooo:rsid="0039dbe9" officeooo:paragraph-rsid="0042557d" style:font-size-asian="12pt" style:font-style-asian="italic" style:font-size-complex="12pt" style:font-style-complex="italic"/>
    </style:style>
    <style:style style:name="P100" style:family="paragraph" style:parent-style-name="Standard">
      <style:text-properties officeooo:paragraph-rsid="0042557d"/>
    </style:style>
    <style:style style:name="P101" style:family="paragraph" style:parent-style-name="Standard">
      <style:text-properties officeooo:rsid="000e3b84" officeooo:paragraph-rsid="00440817" fo:background-color="transparent"/>
    </style:style>
    <style:style style:name="P102" style:family="paragraph" style:parent-style-name="Standard">
      <style:text-properties officeooo:paragraph-rsid="004fab9f"/>
    </style:style>
    <style:style style:name="P103" style:family="paragraph" style:parent-style-name="Standard">
      <style:text-properties style:font-name="DejaVu Sans Mono" fo:font-size="8pt" officeooo:rsid="000e3b84" officeooo:paragraph-rsid="0027f1ba" style:font-size-asian="8pt" style:font-size-complex="8pt"/>
    </style:style>
    <style:style style:name="P104" style:family="paragraph" style:parent-style-name="Table_20_Contents">
      <style:text-properties officeooo:rsid="00139d05" officeooo:paragraph-rsid="00139d05"/>
    </style:style>
    <style:style style:name="P105" style:family="paragraph" style:parent-style-name="Table_20_Contents">
      <style:text-properties officeooo:rsid="00139d05" officeooo:paragraph-rsid="00190391"/>
    </style:style>
    <style:style style:name="P106" style:family="paragraph" style:parent-style-name="Table_20_Contents">
      <style:text-properties officeooo:rsid="00139d05" officeooo:paragraph-rsid="001ab4d8"/>
    </style:style>
    <style:style style:name="P107" style:family="paragraph" style:parent-style-name="Table_20_Contents">
      <style:text-properties officeooo:rsid="00139d05" officeooo:paragraph-rsid="001c2b98"/>
    </style:style>
    <style:style style:name="P108" style:family="paragraph" style:parent-style-name="Table_20_Contents">
      <style:text-properties officeooo:rsid="00139d05" officeooo:paragraph-rsid="001c6675"/>
    </style:style>
    <style:style style:name="P109" style:family="paragraph" style:parent-style-name="Table_20_Contents">
      <style:text-properties officeooo:rsid="00139d05" officeooo:paragraph-rsid="001d9119"/>
    </style:style>
    <style:style style:name="P110" style:family="paragraph" style:parent-style-name="Table_20_Contents">
      <style:text-properties officeooo:rsid="00139d05" officeooo:paragraph-rsid="001fd8b4"/>
    </style:style>
    <style:style style:name="P111" style:family="paragraph" style:parent-style-name="Table_20_Contents">
      <style:text-properties officeooo:rsid="00139d05" officeooo:paragraph-rsid="00201e37"/>
    </style:style>
    <style:style style:name="P112" style:family="paragraph" style:parent-style-name="Table_20_Contents">
      <style:text-properties officeooo:rsid="00175ab9" officeooo:paragraph-rsid="00190391"/>
    </style:style>
    <style:style style:name="P113" style:family="paragraph" style:parent-style-name="Table_20_Contents">
      <style:text-properties officeooo:rsid="00190391" officeooo:paragraph-rsid="00190391"/>
    </style:style>
    <style:style style:name="P114" style:family="paragraph" style:parent-style-name="Table_20_Contents">
      <style:text-properties officeooo:rsid="00190391" officeooo:paragraph-rsid="001ab4d8"/>
    </style:style>
    <style:style style:name="P115" style:family="paragraph" style:parent-style-name="Table_20_Contents">
      <style:text-properties officeooo:rsid="00190391" officeooo:paragraph-rsid="001c2b98"/>
    </style:style>
    <style:style style:name="P116" style:family="paragraph" style:parent-style-name="Table_20_Contents">
      <style:text-properties officeooo:rsid="00190391" officeooo:paragraph-rsid="001c6675"/>
    </style:style>
    <style:style style:name="P117" style:family="paragraph" style:parent-style-name="Table_20_Contents">
      <style:text-properties officeooo:rsid="00190391" officeooo:paragraph-rsid="001d9119"/>
    </style:style>
    <style:style style:name="P118" style:family="paragraph" style:parent-style-name="Table_20_Contents">
      <style:text-properties officeooo:rsid="00190391" officeooo:paragraph-rsid="001fd8b4"/>
    </style:style>
    <style:style style:name="P119" style:family="paragraph" style:parent-style-name="Table_20_Contents">
      <style:text-properties officeooo:rsid="00190391" officeooo:paragraph-rsid="00201e37"/>
    </style:style>
    <style:style style:name="P120" style:family="paragraph" style:parent-style-name="Table_20_Contents">
      <style:text-properties officeooo:rsid="001ab4d8" officeooo:paragraph-rsid="001ab4d8"/>
    </style:style>
    <style:style style:name="P121" style:family="paragraph" style:parent-style-name="Table_20_Contents">
      <style:text-properties officeooo:rsid="001ab4d8" officeooo:paragraph-rsid="001c2b98"/>
    </style:style>
    <style:style style:name="P122" style:family="paragraph" style:parent-style-name="Table_20_Contents">
      <style:text-properties officeooo:rsid="001ab4d8" officeooo:paragraph-rsid="001fd8b4"/>
    </style:style>
    <style:style style:name="P123" style:family="paragraph" style:parent-style-name="Table_20_Contents">
      <style:text-properties officeooo:rsid="001ab4d8" officeooo:paragraph-rsid="00201e37"/>
    </style:style>
    <style:style style:name="P124" style:family="paragraph" style:parent-style-name="Table_20_Contents">
      <style:text-properties officeooo:rsid="001c2b98" officeooo:paragraph-rsid="001c2b98"/>
    </style:style>
    <style:style style:name="P125" style:family="paragraph" style:parent-style-name="Table_20_Contents">
      <style:text-properties officeooo:rsid="001c2b98" officeooo:paragraph-rsid="001fd8b4"/>
    </style:style>
    <style:style style:name="P126" style:family="paragraph" style:parent-style-name="Table_20_Contents">
      <style:text-properties officeooo:rsid="001c2b98" officeooo:paragraph-rsid="00201e37"/>
    </style:style>
    <style:style style:name="P127" style:family="paragraph" style:parent-style-name="Table_20_Contents">
      <style:text-properties officeooo:rsid="001c6675" officeooo:paragraph-rsid="001c6675"/>
    </style:style>
    <style:style style:name="P128" style:family="paragraph" style:parent-style-name="Table_20_Contents">
      <style:text-properties officeooo:rsid="001c6675" officeooo:paragraph-rsid="002a6ce3"/>
    </style:style>
    <style:style style:name="P129" style:family="paragraph" style:parent-style-name="Table_20_Contents">
      <style:text-properties officeooo:rsid="001c6675" officeooo:paragraph-rsid="00201e37"/>
    </style:style>
    <style:style style:name="P130" style:family="paragraph" style:parent-style-name="Table_20_Contents">
      <style:text-properties officeooo:rsid="001d9119" officeooo:paragraph-rsid="001d9119"/>
    </style:style>
    <style:style style:name="P131" style:family="paragraph" style:parent-style-name="Table_20_Contents">
      <style:text-properties officeooo:rsid="001d9119" officeooo:paragraph-rsid="004fab9f"/>
    </style:style>
    <style:style style:name="P132" style:family="paragraph" style:parent-style-name="Table_20_Contents">
      <style:text-properties officeooo:rsid="001fd8b4" officeooo:paragraph-rsid="001fd8b4"/>
    </style:style>
    <style:style style:name="P133" style:family="paragraph" style:parent-style-name="Table_20_Contents">
      <style:text-properties officeooo:rsid="001fd8b4" officeooo:paragraph-rsid="00201e37"/>
    </style:style>
    <style:style style:name="P134" style:family="paragraph" style:parent-style-name="Table_20_Contents">
      <style:text-properties officeooo:rsid="0025c337" officeooo:paragraph-rsid="0025c337"/>
    </style:style>
    <style:style style:name="P135" style:family="paragraph" style:parent-style-name="Table_20_Contents">
      <style:text-properties officeooo:paragraph-rsid="0026f68a"/>
    </style:style>
    <style:style style:name="P136" style:family="paragraph" style:parent-style-name="Table_20_Contents">
      <style:text-properties officeooo:rsid="002ed682" officeooo:paragraph-rsid="002ed682"/>
    </style:style>
    <style:style style:name="P137" style:family="paragraph" style:parent-style-name="Table_20_Contents">
      <style:text-properties officeooo:rsid="0034a42d" officeooo:paragraph-rsid="0034a42d"/>
    </style:style>
    <style:style style:name="P138" style:family="paragraph" style:parent-style-name="Table_20_Contents">
      <style:text-properties officeooo:rsid="0034a42d" officeooo:paragraph-rsid="00376c0e"/>
    </style:style>
    <style:style style:name="P139" style:family="paragraph" style:parent-style-name="Table_20_Contents">
      <style:text-properties officeooo:rsid="0034a42d" officeooo:paragraph-rsid="00379096"/>
    </style:style>
    <style:style style:name="P140" style:family="paragraph" style:parent-style-name="Table_20_Contents">
      <style:text-properties officeooo:rsid="0034a42d" officeooo:paragraph-rsid="003797c0"/>
    </style:style>
    <style:style style:name="P141" style:family="paragraph" style:parent-style-name="Table_20_Contents">
      <style:text-properties officeooo:rsid="00351a13" officeooo:paragraph-rsid="00351a13"/>
    </style:style>
    <style:style style:name="P142" style:family="paragraph" style:parent-style-name="Table_20_Contents">
      <style:text-properties officeooo:rsid="00351a13" officeooo:paragraph-rsid="00376c0e"/>
    </style:style>
    <style:style style:name="P143" style:family="paragraph" style:parent-style-name="Table_20_Contents">
      <style:text-properties officeooo:rsid="00351a13" officeooo:paragraph-rsid="00379096"/>
    </style:style>
    <style:style style:name="P144" style:family="paragraph" style:parent-style-name="Table_20_Contents">
      <style:text-properties officeooo:rsid="00351a13" officeooo:paragraph-rsid="003797c0"/>
    </style:style>
    <style:style style:name="P145" style:family="paragraph" style:parent-style-name="Table_20_Contents">
      <style:text-properties officeooo:rsid="00351a13" officeooo:paragraph-rsid="004af3c9"/>
    </style:style>
    <style:style style:name="P146" style:family="paragraph" style:parent-style-name="Table_20_Contents">
      <style:text-properties officeooo:rsid="00351a13" officeooo:paragraph-rsid="004e02a7"/>
    </style:style>
    <style:style style:name="P147" style:family="paragraph" style:parent-style-name="Table_20_Contents">
      <style:text-properties fo:font-weight="bold" officeooo:rsid="003a297e" officeooo:paragraph-rsid="003a297e" style:font-weight-asian="bold" style:font-weight-complex="bold"/>
    </style:style>
    <style:style style:name="P148" style:family="paragraph" style:parent-style-name="Table_20_Contents">
      <style:text-properties fo:font-weight="bold" officeooo:rsid="003b31de" officeooo:paragraph-rsid="003b31de" style:font-weight-asian="bold" style:font-weight-complex="bold"/>
    </style:style>
    <style:style style:name="P149" style:family="paragraph" style:parent-style-name="Table_20_Contents">
      <style:text-properties fo:font-weight="bold" officeooo:rsid="00139d05" officeooo:paragraph-rsid="001ab4d8" style:font-weight-asian="bold" style:font-weight-complex="bold"/>
    </style:style>
    <style:style style:name="P150" style:family="paragraph" style:parent-style-name="Table_20_Contents">
      <style:text-properties fo:font-weight="bold" officeooo:rsid="003c6dc3" officeooo:paragraph-rsid="003c6dc3" style:font-weight-asian="bold" style:font-weight-complex="bold"/>
    </style:style>
    <style:style style:name="P151" style:family="paragraph" style:parent-style-name="Table_20_Contents">
      <style:text-properties fo:font-weight="bold" officeooo:rsid="003cb163" officeooo:paragraph-rsid="003cb163" style:font-weight-asian="bold" style:font-weight-complex="bold"/>
    </style:style>
    <style:style style:name="P152" style:family="paragraph" style:parent-style-name="Table_20_Contents">
      <style:text-properties fo:font-weight="bold" officeooo:rsid="003ccde3" officeooo:paragraph-rsid="003ccde3" style:font-weight-asian="bold" style:font-weight-complex="bold"/>
    </style:style>
    <style:style style:name="P153" style:family="paragraph" style:parent-style-name="Table_20_Contents">
      <style:text-properties fo:font-weight="normal" officeooo:rsid="003600bd" officeooo:paragraph-rsid="003600bd" style:font-weight-asian="normal" style:font-weight-complex="normal"/>
    </style:style>
    <style:style style:name="P154" style:family="paragraph" style:parent-style-name="Table_20_Contents">
      <style:text-properties fo:font-weight="normal" officeooo:rsid="00139d05" officeooo:paragraph-rsid="00175ab9" style:font-weight-asian="normal" style:font-weight-complex="normal"/>
    </style:style>
    <style:style style:name="P155" style:family="paragraph" style:parent-style-name="Table_20_Contents">
      <style:text-properties officeooo:paragraph-rsid="00376c0e"/>
    </style:style>
    <style:style style:name="P156" style:family="paragraph" style:parent-style-name="Table_20_Contents">
      <style:text-properties officeooo:rsid="00376c0e" officeooo:paragraph-rsid="00376c0e"/>
    </style:style>
    <style:style style:name="P157" style:family="paragraph" style:parent-style-name="Table_20_Contents">
      <style:text-properties officeooo:rsid="00376c0e" officeooo:paragraph-rsid="003797c0"/>
    </style:style>
    <style:style style:name="P158" style:family="paragraph" style:parent-style-name="Table_20_Contents">
      <style:text-properties officeooo:paragraph-rsid="00379096"/>
    </style:style>
    <style:style style:name="P159" style:family="paragraph" style:parent-style-name="Table_20_Contents">
      <style:text-properties officeooo:rsid="00379096" officeooo:paragraph-rsid="00379096"/>
    </style:style>
    <style:style style:name="P160" style:family="paragraph" style:parent-style-name="Table_20_Contents">
      <style:text-properties officeooo:rsid="00379096" officeooo:paragraph-rsid="003797c0"/>
    </style:style>
    <style:style style:name="P161" style:family="paragraph" style:parent-style-name="Table_20_Contents">
      <style:text-properties fo:font-style="italic" officeooo:rsid="003cb163" officeooo:paragraph-rsid="003cb163" style:font-style-asian="italic" style:font-style-complex="italic"/>
    </style:style>
    <style:style style:name="P162" style:family="paragraph" style:parent-style-name="Table_20_Contents">
      <style:text-properties fo:font-style="italic" officeooo:rsid="001c6675" officeooo:paragraph-rsid="003cb163" style:font-style-asian="italic" style:font-style-complex="italic"/>
    </style:style>
    <style:style style:name="P163" style:family="paragraph" style:parent-style-name="Table_20_Contents">
      <style:text-properties fo:font-style="italic" officeooo:rsid="001c6675" officeooo:paragraph-rsid="003ccde3" style:font-style-asian="italic" style:font-style-complex="italic"/>
    </style:style>
    <style:style style:name="P164" style:family="paragraph" style:parent-style-name="Table_20_Contents">
      <style:text-properties fo:font-style="italic" officeooo:rsid="00190391" officeooo:paragraph-rsid="0042557d" fo:background-color="transparent" style:font-style-asian="italic" style:font-style-complex="italic"/>
    </style:style>
    <style:style style:name="P165" style:family="paragraph" style:parent-style-name="Table_20_Contents">
      <style:text-properties fo:font-style="italic" officeooo:rsid="00440817" officeooo:paragraph-rsid="00440817" fo:background-color="transparent" style:font-style-asian="italic" style:font-style-complex="italic"/>
    </style:style>
    <style:style style:name="P166" style:family="paragraph" style:parent-style-name="Table_20_Contents">
      <style:text-properties officeooo:paragraph-rsid="003797c0"/>
    </style:style>
    <style:style style:name="P167" style:family="paragraph" style:parent-style-name="Table_20_Contents">
      <style:text-properties officeooo:rsid="003a297e" officeooo:paragraph-rsid="003a297e"/>
    </style:style>
    <style:style style:name="P168" style:family="paragraph" style:parent-style-name="Table_20_Contents">
      <style:text-properties officeooo:rsid="003b31de" officeooo:paragraph-rsid="003b31de"/>
    </style:style>
    <style:style style:name="P169" style:family="paragraph" style:parent-style-name="Table_20_Contents">
      <style:text-properties officeooo:rsid="003c6dc3" officeooo:paragraph-rsid="003c6dc3"/>
    </style:style>
    <style:style style:name="P170" style:family="paragraph" style:parent-style-name="Table_20_Contents">
      <style:text-properties officeooo:rsid="003cb163" officeooo:paragraph-rsid="003cb163"/>
    </style:style>
    <style:style style:name="P171" style:family="paragraph" style:parent-style-name="Table_20_Contents">
      <style:text-properties officeooo:rsid="003ccde3" officeooo:paragraph-rsid="003ccde3"/>
    </style:style>
    <style:style style:name="P172" style:family="paragraph" style:parent-style-name="Table_20_Contents">
      <style:text-properties officeooo:rsid="002c4a64" officeooo:paragraph-rsid="002c4a64"/>
    </style:style>
    <style:style style:name="P173" style:family="paragraph" style:parent-style-name="Table_20_Contents">
      <style:text-properties officeooo:rsid="0039dbe9" officeooo:paragraph-rsid="0042557d"/>
    </style:style>
    <style:style style:name="P174" style:family="paragraph" style:parent-style-name="Table_20_Contents">
      <style:text-properties officeooo:rsid="0044a9ca" officeooo:paragraph-rsid="0044a9ca" fo:background-color="transparent"/>
    </style:style>
    <style:style style:name="P175" style:family="paragraph" style:parent-style-name="Table_20_Contents">
      <style:text-properties officeooo:rsid="0027f1ba" officeooo:paragraph-rsid="00440817" fo:background-color="transparent"/>
    </style:style>
    <style:style style:name="P176" style:family="paragraph" style:parent-style-name="Table_20_Contents">
      <style:text-properties officeooo:rsid="00175ab9" officeooo:paragraph-rsid="00440817" fo:background-color="transparent"/>
    </style:style>
    <style:style style:name="P177" style:family="paragraph" style:parent-style-name="Table_20_Contents">
      <style:text-properties officeooo:rsid="001c2b98" officeooo:paragraph-rsid="00440817" fo:background-color="transparent"/>
    </style:style>
    <style:style style:name="P178" style:family="paragraph" style:parent-style-name="Table_20_Contents">
      <style:text-properties officeooo:rsid="001c2b98" officeooo:paragraph-rsid="0044a9ca" fo:background-color="transparent"/>
    </style:style>
    <style:style style:name="P179" style:family="paragraph" style:parent-style-name="Table_20_Contents">
      <style:text-properties officeooo:rsid="002ed682" officeooo:paragraph-rsid="00440817" fo:background-color="transparent"/>
    </style:style>
    <style:style style:name="P180" style:family="paragraph" style:parent-style-name="Table_20_Contents">
      <style:text-properties officeooo:rsid="002ed682" officeooo:paragraph-rsid="0044a9ca" fo:background-color="transparent"/>
    </style:style>
    <style:style style:name="P181" style:family="paragraph" style:parent-style-name="Table_20_Contents">
      <style:text-properties officeooo:rsid="00139d05" officeooo:paragraph-rsid="00440817" fo:background-color="transparent"/>
    </style:style>
    <style:style style:name="P182" style:family="paragraph" style:parent-style-name="Table_20_Contents">
      <style:text-properties officeooo:rsid="00139d05" officeooo:paragraph-rsid="00471f23" fo:background-color="transparent"/>
    </style:style>
    <style:style style:name="P183" style:family="paragraph" style:parent-style-name="Table_20_Contents">
      <style:text-properties officeooo:rsid="001c6675" officeooo:paragraph-rsid="0044a9ca" fo:background-color="transparent"/>
    </style:style>
    <style:style style:name="P184" style:family="paragraph" style:parent-style-name="Table_20_Contents">
      <style:text-properties officeooo:rsid="00467148" officeooo:paragraph-rsid="00467148" fo:background-color="transparent"/>
    </style:style>
    <style:style style:name="P185" style:family="paragraph" style:parent-style-name="Table_20_Contents">
      <style:text-properties officeooo:rsid="00471f23" officeooo:paragraph-rsid="00471f23" fo:background-color="transparent"/>
    </style:style>
    <style:style style:name="P186" style:family="paragraph" style:parent-style-name="Table_20_Contents">
      <style:text-properties officeooo:rsid="0048dffb" officeooo:paragraph-rsid="0048dffb" fo:background-color="transparent"/>
    </style:style>
    <style:style style:name="P187" style:family="paragraph" style:parent-style-name="Table_20_Contents">
      <style:text-properties officeooo:rsid="0048e429" officeooo:paragraph-rsid="0048e429" fo:background-color="transparent"/>
    </style:style>
    <style:style style:name="P188" style:family="paragraph" style:parent-style-name="Table_20_Contents">
      <style:text-properties officeooo:rsid="004af3c9" officeooo:paragraph-rsid="004af3c9" fo:background-color="transparent"/>
    </style:style>
    <style:style style:name="P189" style:family="paragraph" style:parent-style-name="Table_20_Contents">
      <style:text-properties officeooo:rsid="004af3c9" officeooo:paragraph-rsid="004e02a7" fo:background-color="transparent"/>
    </style:style>
    <style:style style:name="P190" style:family="paragraph" style:parent-style-name="Table_20_Contents">
      <style:text-properties officeooo:rsid="004e02a7" officeooo:paragraph-rsid="004e02a7" fo:background-color="transparent"/>
    </style:style>
    <style:style style:name="P191" style:family="paragraph" style:parent-style-name="Table_20_Contents">
      <style:text-properties officeooo:rsid="004eb117" officeooo:paragraph-rsid="004eb117" fo:background-color="transparent"/>
    </style:style>
    <style:style style:name="P192" style:family="paragraph" style:parent-style-name="Table_20_Contents">
      <style:text-properties fo:font-style="normal" fo:font-weight="normal" officeooo:rsid="00467148" officeooo:paragraph-rsid="00467148" fo:background-color="transparent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officeooo:rsid="0048dffb" officeooo:paragraph-rsid="0048dffb"/>
    </style:style>
    <style:style style:name="P194" style:family="paragraph" style:parent-style-name="Table_20_Contents">
      <style:text-properties officeooo:rsid="0048e429" officeooo:paragraph-rsid="0048e429"/>
    </style:style>
    <style:style style:name="P195" style:family="paragraph" style:parent-style-name="Table_20_Contents">
      <style:text-properties officeooo:rsid="004af3c9" officeooo:paragraph-rsid="004af3c9"/>
    </style:style>
    <style:style style:name="P196" style:family="paragraph" style:parent-style-name="Table_20_Contents">
      <style:text-properties officeooo:rsid="004af3c9" officeooo:paragraph-rsid="004e02a7"/>
    </style:style>
    <style:style style:name="P197" style:family="paragraph" style:parent-style-name="Table_20_Contents">
      <style:text-properties officeooo:rsid="004af3c9" officeooo:paragraph-rsid="004fab9f"/>
    </style:style>
    <style:style style:name="P198" style:family="paragraph" style:parent-style-name="Table_20_Contents">
      <style:text-properties officeooo:rsid="004af3c9" officeooo:paragraph-rsid="0051939f"/>
    </style:style>
    <style:style style:name="P199" style:family="paragraph" style:parent-style-name="Table_20_Contents">
      <style:text-properties officeooo:rsid="004e02a7" officeooo:paragraph-rsid="004e02a7"/>
    </style:style>
    <style:style style:name="P200" style:family="paragraph" style:parent-style-name="Table_20_Contents">
      <style:text-properties officeooo:rsid="004eb117" officeooo:paragraph-rsid="004eb117"/>
    </style:style>
    <style:style style:name="P201" style:family="paragraph" style:parent-style-name="Table_20_Contents">
      <style:text-properties officeooo:rsid="004fab9f" officeooo:paragraph-rsid="004fab9f"/>
    </style:style>
    <style:style style:name="P202" style:family="paragraph" style:parent-style-name="Table_20_Contents">
      <style:text-properties officeooo:rsid="00511657" officeooo:paragraph-rsid="00511657"/>
    </style:style>
    <style:style style:name="P203" style:family="paragraph" style:parent-style-name="Table_20_Contents">
      <style:text-properties officeooo:rsid="0051939f" officeooo:paragraph-rsid="0051939f"/>
    </style:style>
    <style:style style:name="P204" style:family="paragraph" style:parent-style-name="Table_20_Contents">
      <style:text-properties style:font-name="DejaVu Sans Mono" fo:font-size="8pt" officeooo:rsid="00190391" officeooo:paragraph-rsid="00190391" style:font-size-asian="8pt" style:font-size-complex="8pt"/>
    </style:style>
    <style:style style:name="P205" style:family="paragraph" style:parent-style-name="Table_20_Contents">
      <style:text-properties style:font-name="DejaVu Sans Mono" fo:font-size="8pt" officeooo:rsid="00190391" officeooo:paragraph-rsid="001ab4d8" style:font-size-asian="8pt" style:font-size-complex="8pt"/>
    </style:style>
    <style:style style:name="P206" style:family="paragraph" style:parent-style-name="Table_20_Contents">
      <style:text-properties style:font-name="DejaVu Sans Mono" fo:font-size="8pt" officeooo:rsid="002ed682" officeooo:paragraph-rsid="002ed682" style:font-size-asian="8pt" style:font-size-complex="8pt"/>
    </style:style>
    <style:style style:name="P207" style:family="paragraph" style:parent-style-name="Table_20_Contents">
      <style:text-properties style:font-name="DejaVu Sans Mono" fo:font-size="8pt" officeooo:rsid="001c2b98" officeooo:paragraph-rsid="001c2b98" style:font-size-asian="8pt" style:font-size-complex="8pt"/>
    </style:style>
    <style:style style:name="P208" style:family="paragraph" style:parent-style-name="Table_20_Contents">
      <style:text-properties style:font-name="DejaVu Sans Mono" fo:font-size="8pt" officeooo:rsid="001c2b98" officeooo:paragraph-rsid="001fd8b4" style:font-size-asian="8pt" style:font-size-complex="8pt"/>
    </style:style>
    <style:style style:name="P209" style:family="paragraph" style:parent-style-name="Table_20_Contents">
      <style:text-properties style:font-name="DejaVu Sans Mono" fo:font-size="8pt" officeooo:rsid="001c6675" officeooo:paragraph-rsid="001c6675" style:font-size-asian="8pt" style:font-size-complex="8pt"/>
    </style:style>
    <style:style style:name="P210" style:family="paragraph" style:parent-style-name="Table_20_Contents">
      <style:text-properties style:font-name="DejaVu Sans Mono" fo:font-size="8pt" officeooo:rsid="001c6675" officeooo:paragraph-rsid="00201e37" style:font-size-asian="8pt" style:font-size-complex="8pt"/>
    </style:style>
    <style:style style:name="P211" style:family="paragraph" style:parent-style-name="Table_20_Contents">
      <style:text-properties style:font-name="DejaVu Sans Mono" fo:font-size="8pt" officeooo:paragraph-rsid="00376c0e" style:font-size-asian="8pt" style:font-size-complex="8pt"/>
    </style:style>
    <style:style style:name="P212" style:family="paragraph" style:parent-style-name="Table_20_Contents">
      <style:text-properties style:font-name="DejaVu Sans Mono" fo:font-size="8pt" officeooo:paragraph-rsid="00379096" style:font-size-asian="8pt" style:font-size-complex="8pt"/>
    </style:style>
    <style:style style:name="P213" style:family="paragraph" style:parent-style-name="Table_20_Contents">
      <style:text-properties style:font-name="DejaVu Sans Mono" fo:font-size="8pt" officeooo:paragraph-rsid="003797c0" style:font-size-asian="8pt" style:font-size-complex="8pt"/>
    </style:style>
    <style:style style:name="P214" style:family="paragraph" style:parent-style-name="Table_20_Contents">
      <style:text-properties style:font-name="DejaVu Sans Mono" fo:font-size="8pt" officeooo:paragraph-rsid="00351a13" style:font-size-asian="8pt" style:font-size-complex="8pt"/>
    </style:style>
    <style:style style:name="P215" style:family="paragraph" style:parent-style-name="Table_20_Contents">
      <style:text-properties style:font-name="DejaVu Sans Mono" fo:font-size="8pt" officeooo:paragraph-rsid="00379096" fo:background-color="transparent" style:font-size-asian="8pt" style:font-size-complex="8pt"/>
    </style:style>
    <style:style style:name="P216" style:family="paragraph" style:parent-style-name="Table_20_Contents">
      <style:text-properties style:font-name="DejaVu Sans Mono" fo:font-size="8pt" officeooo:paragraph-rsid="004e02a7" fo:background-color="transparent" style:font-size-asian="8pt" style:font-size-complex="8pt"/>
    </style:style>
    <style:style style:name="P217" style:family="paragraph" style:parent-style-name="Text_20_body">
      <style:text-properties officeooo:rsid="0039dbe9" officeooo:paragraph-rsid="0039dbe9"/>
    </style:style>
    <style:style style:name="P218" style:family="paragraph" style:parent-style-name="Text_20_body">
      <style:paragraph-properties fo:margin-top="0cm" fo:margin-bottom="0.247cm" loext:contextual-spacing="false"/>
      <style:text-properties officeooo:rsid="0038a36d" officeooo:paragraph-rsid="0038a36d"/>
    </style:style>
    <style:style style:name="P219" style:family="paragraph" style:parent-style-name="Standard">
      <style:paragraph-properties fo:break-before="page"/>
      <style:text-properties fo:font-weight="bold" officeooo:rsid="00175ab9" officeooo:paragraph-rsid="0037c904" style:font-weight-asian="bold" style:font-weight-complex="bold"/>
    </style:style>
    <style:style style:name="P220" style:family="paragraph" style:parent-style-name="Standard">
      <style:paragraph-properties fo:break-before="page"/>
      <style:text-properties fo:font-weight="bold" officeooo:rsid="001a6bb2" officeooo:paragraph-rsid="0037c904" style:font-weight-asian="bold" style:font-weight-complex="bold"/>
    </style:style>
    <style:style style:name="P221" style:family="paragraph" style:parent-style-name="Standard">
      <style:paragraph-properties fo:break-before="page"/>
      <style:text-properties fo:font-weight="bold" officeooo:rsid="001c2b98" officeooo:paragraph-rsid="001c2b98" style:font-weight-asian="bold" style:font-weight-complex="bold"/>
    </style:style>
    <style:style style:name="P222" style:family="paragraph" style:parent-style-name="Standard">
      <style:paragraph-properties fo:break-before="page"/>
      <style:text-properties fo:font-weight="bold" officeooo:rsid="001c6675" officeooo:paragraph-rsid="0037c904" style:font-weight-asian="bold" style:font-weight-complex="bold"/>
    </style:style>
    <style:style style:name="P223" style:family="paragraph" style:parent-style-name="Standard">
      <style:paragraph-properties fo:break-before="page"/>
      <style:text-properties fo:font-weight="bold" officeooo:rsid="001d9119" officeooo:paragraph-rsid="001d9119" style:font-weight-asian="bold" style:font-weight-complex="bold"/>
    </style:style>
    <style:style style:name="P224" style:family="paragraph" style:parent-style-name="Standard">
      <style:paragraph-properties fo:break-before="page"/>
      <style:text-properties fo:font-weight="bold" officeooo:rsid="000fa7e9" officeooo:paragraph-rsid="001c6675" style:font-weight-asian="bold" style:font-weight-complex="bold"/>
    </style:style>
    <style:style style:name="P225" style:family="paragraph" style:parent-style-name="Standard">
      <style:paragraph-properties fo:break-before="page"/>
      <style:text-properties fo:font-weight="bold" officeooo:rsid="000fa7e9" officeooo:paragraph-rsid="0038a36d" style:font-weight-asian="bold" style:font-weight-complex="bold"/>
    </style:style>
    <style:style style:name="P226" style:family="paragraph" style:parent-style-name="Standard">
      <style:paragraph-properties fo:break-before="page"/>
      <style:text-properties fo:language="et" fo:country="EE" fo:font-weight="normal" officeooo:paragraph-rsid="00301398" style:font-weight-asian="normal" style:font-weight-complex="normal"/>
    </style:style>
    <style:style style:name="P227" style:family="paragraph" style:parent-style-name="Standard">
      <style:paragraph-properties fo:break-before="page"/>
      <style:text-properties fo:language="et" fo:country="EE" fo:font-weight="normal" officeooo:rsid="0034a42d" officeooo:paragraph-rsid="00376c0e" style:font-weight-asian="normal" style:font-weight-complex="normal"/>
    </style:style>
    <style:style style:name="P228" style:family="paragraph" style:parent-style-name="Standard">
      <style:paragraph-properties fo:break-before="page"/>
      <style:text-properties fo:language="et" fo:country="EE" fo:font-weight="normal" officeooo:rsid="0034a42d" officeooo:paragraph-rsid="00379096" style:font-weight-asian="normal" style:font-weight-complex="normal"/>
    </style:style>
    <style:style style:name="P229" style:family="paragraph" style:parent-style-name="Standard">
      <style:paragraph-properties fo:break-before="page"/>
      <style:text-properties fo:language="et" fo:country="EE" fo:font-weight="normal" officeooo:rsid="0034a42d" officeooo:paragraph-rsid="003797c0" style:font-weight-asian="normal" style:font-weight-complex="normal"/>
    </style:style>
    <style:style style:name="P230" style:family="paragraph" style:parent-style-name="Standard">
      <style:paragraph-properties fo:break-before="page"/>
      <style:text-properties fo:language="et" fo:country="EE" fo:font-weight="normal" officeooo:rsid="0034a42d" officeooo:paragraph-rsid="004af3c9" style:font-weight-asian="normal" style:font-weight-complex="normal"/>
    </style:style>
    <style:style style:name="P231" style:family="paragraph" style:parent-style-name="Standard">
      <style:paragraph-properties fo:break-before="page"/>
      <style:text-properties fo:font-style="normal" officeooo:rsid="0042557d" officeooo:paragraph-rsid="0042557d" style:font-style-asian="normal" style:font-style-complex="normal"/>
    </style:style>
    <style:style style:name="P232" style:family="paragraph" style:parent-style-name="Standard">
      <style:paragraph-properties fo:break-before="page"/>
      <style:text-properties officeooo:rsid="00190391" officeooo:paragraph-rsid="00190391"/>
    </style:style>
    <style:style style:name="P233" style:family="paragraph" style:parent-style-name="Standard">
      <style:paragraph-properties fo:break-before="page"/>
      <style:text-properties officeooo:rsid="001c6675" officeooo:paragraph-rsid="0020f9bf"/>
    </style:style>
    <style:style style:name="P234" style:family="paragraph" style:parent-style-name="Standard">
      <style:paragraph-properties fo:break-before="page"/>
      <style:text-properties fo:font-weight="normal" officeooo:rsid="000fa7e9" officeooo:paragraph-rsid="001fd8b4" style:font-weight-asian="normal" style:font-weight-complex="normal"/>
    </style:style>
    <style:style style:name="P235" style:family="paragraph" style:parent-style-name="Standard">
      <style:paragraph-properties fo:break-before="page"/>
      <style:text-properties fo:font-weight="normal" officeooo:rsid="001fd8b4" officeooo:paragraph-rsid="001fd8b4" style:font-weight-asian="normal" style:font-weight-complex="normal"/>
    </style:style>
    <style:style style:name="P236" style:family="paragraph" style:parent-style-name="Standard">
      <style:paragraph-properties fo:break-before="page"/>
      <style:text-properties officeooo:paragraph-rsid="00379096"/>
    </style:style>
    <style:style style:name="P237" style:family="paragraph" style:parent-style-name="Standard">
      <style:text-properties fo:font-style="normal" fo:font-weight="bold" officeooo:rsid="001c2b98" officeooo:paragraph-rsid="0042557d" fo:background-color="transparent" style:font-style-asian="normal" style:font-weight-asian="bold" style:font-style-complex="normal" style:font-weight-complex="bold"/>
    </style:style>
    <style:style style:name="P238" style:family="paragraph" style:parent-style-name="Standard">
      <style:paragraph-properties fo:break-before="page"/>
      <style:text-properties fo:font-style="normal" fo:font-weight="bold" officeooo:rsid="001c2b98" officeooo:paragraph-rsid="0042557d" fo:background-color="transparent" style:font-style-asian="normal" style:font-weight-asian="bold" style:font-style-complex="normal" style:font-weight-complex="bold"/>
    </style:style>
    <style:style style:name="P239" style:family="paragraph" style:parent-style-name="Table_20_Contents">
      <style:text-properties officeooo:rsid="004e02a7" officeooo:paragraph-rsid="004e02a7" fo:background-color="transparent"/>
    </style:style>
    <style:style style:name="P240" style:family="paragraph" style:parent-style-name="Table_20_Contents">
      <style:text-properties officeooo:rsid="004af3c9" officeooo:paragraph-rsid="00577706"/>
    </style:style>
    <style:style style:name="P241" style:family="paragraph" style:parent-style-name="Heading_20_1" style:list-style-name=""/>
    <style:style style:name="P24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b98" style:font-style-asian="italic" style:font-style-complex="italic"/>
    </style:style>
    <style:style style:name="T3" style:family="text">
      <style:text-properties fo:font-style="italic" officeooo:rsid="0038a36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66ed" style:font-style-asian="normal" style:font-style-complex="normal"/>
    </style:style>
    <style:style style:name="T6" style:family="text">
      <style:text-properties fo:font-style="normal" officeooo:rsid="0012c7d5" style:font-style-asian="normal" style:font-style-complex="normal"/>
    </style:style>
    <style:style style:name="T7" style:family="text">
      <style:text-properties fo:font-style="normal" officeooo:rsid="0038a36d" style:font-style-asian="normal" style:font-style-complex="normal"/>
    </style:style>
    <style:style style:name="T8" style:family="text">
      <style:text-properties officeooo:rsid="001399e1"/>
    </style:style>
    <style:style style:name="T9" style:family="text">
      <style:text-properties officeooo:rsid="001a6bb2"/>
    </style:style>
    <style:style style:name="T10" style:family="text">
      <style:text-properties officeooo:rsid="001ab4d8"/>
    </style:style>
    <style:style style:name="T11" style:family="text">
      <style:text-properties officeooo:rsid="001c2b98"/>
    </style:style>
    <style:style style:name="T12" style:family="text">
      <style:text-properties officeooo:rsid="001fd8b4"/>
    </style:style>
    <style:style style:name="T13" style:family="text">
      <style:text-properties officeooo:rsid="00201e37"/>
    </style:style>
    <style:style style:name="T14" style:family="text">
      <style:text-properties officeooo:rsid="002a6ce3"/>
    </style:style>
    <style:style style:name="T15" style:family="text">
      <style:text-properties officeooo:rsid="002c4a64"/>
    </style:style>
    <style:style style:name="T16" style:family="text">
      <style:text-properties fo:language="et" fo:country="EE"/>
    </style:style>
    <style:style style:name="T17" style:family="text">
      <style:text-properties fo:language="et" fo:country="EE" fo:font-style="italic" style:font-style-asian="italic" style:font-style-complex="italic"/>
    </style:style>
    <style:style style:name="T18" style:family="text">
      <style:text-properties fo:language="et" fo:country="EE" officeooo:rsid="00351a13"/>
    </style:style>
    <style:style style:name="T19" style:family="text">
      <style:text-properties fo:language="et" fo:country="EE" fo:font-weight="bold" style:font-weight-asian="bold" style:font-weight-complex="bold"/>
    </style:style>
    <style:style style:name="T20" style:family="text">
      <style:text-properties fo:language="et" fo:country="EE" officeooo:rsid="00376c0e"/>
    </style:style>
    <style:style style:name="T21" style:family="text">
      <style:text-properties fo:language="et" fo:country="EE" officeooo:rsid="00539230"/>
    </style:style>
    <style:style style:name="T22" style:family="text">
      <style:text-properties officeooo:rsid="003600b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6ce3" style:font-weight-asian="bold" style:font-weight-complex="bold"/>
    </style:style>
    <style:style style:name="T25" style:family="text">
      <style:text-properties fo:font-weight="bold" officeooo:rsid="004e02a7" style:font-weight-asian="bold" style:font-weight-complex="bold"/>
    </style:style>
    <style:style style:name="T26" style:family="text">
      <style:text-properties fo:font-weight="bold" officeooo:rsid="004eb117" style:font-weight-asian="bold" style:font-weight-complex="bold"/>
    </style:style>
    <style:style style:name="T27" style:family="text">
      <style:text-properties officeooo:rsid="00376c0e"/>
    </style:style>
    <style:style style:name="T28" style:family="text">
      <style:text-properties officeooo:rsid="00379096"/>
    </style:style>
    <style:style style:name="T29" style:family="text">
      <style:text-properties officeooo:rsid="003797c0"/>
    </style:style>
    <style:style style:name="T30" style:family="text">
      <style:text-properties officeooo:rsid="0038a36d"/>
    </style:style>
    <style:style style:name="T31" style:family="text">
      <style:text-properties style:font-name="DejaVu Sans Mono" fo:font-size="10pt" style:font-size-asian="10pt" style:font-size-complex="10pt"/>
    </style:style>
    <style:style style:name="T32" style:family="text">
      <style:text-properties style:font-name="DejaVu Sans Mono" fo:font-size="8pt" style:font-size-asian="8pt" style:font-size-complex="8pt"/>
    </style:style>
    <style:style style:name="T33" style:family="text">
      <style:text-properties style:font-name="DejaVu Sans Mono" fo:font-size="8pt" officeooo:rsid="0040c878" style:font-size-asian="8pt" style:font-size-complex="8pt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39dbe9" style:font-size-asian="12pt" style:font-size-complex="12pt"/>
    </style:style>
    <style:style style:name="T3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38" style:family="text">
      <style:text-properties officeooo:rsid="003b31de"/>
    </style:style>
    <style:style style:name="T39" style:family="text">
      <style:text-properties officeooo:rsid="0042557d"/>
    </style:style>
    <style:style style:name="T40" style:family="text">
      <style:text-properties officeooo:rsid="001c6675"/>
    </style:style>
    <style:style style:name="T41" style:family="text">
      <style:text-properties officeooo:rsid="004e02a7"/>
    </style:style>
    <style:style style:name="T42" style:family="text">
      <style:text-properties officeooo:rsid="004eb117"/>
    </style:style>
    <style:style style:name="T43" style:family="text">
      <style:text-properties officeooo:rsid="004fab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veService dokumentatsioon</text:p>
      <text:p text:style-name="P218">Autor: </text:p>
      <text:p text:style-name="P218">Herman Õunapuu</text:p>
      <text:p text:style-name="P218">142797 IAPB</text:p>
      <text:h text:style-name="Heading_20_1" text:outline-level="1">Sissejuhatus</text:h>
      <text:h text:style-name="Heading_20_3" text:outline-level="3">Kellele on see dokumentatsioon mõeldud?</text:h>
      <text:p text:style-name="P1">Arendajale, kes tahab <text:span text:style-name="T30">aidata kaasa veebilehtede ning muude veebis levivate ressursside arhiveerimisele olukorras, kus mõni teenus või veebikeskkond on peagi sulgumas. </text:span></text:p>
      <text:h text:style-name="Heading_20_3" text:outline-level="3">Kes pakub teenust?</text:h>
      <text:p text:style-name="P2">Vabatahtlike ühendus, kes tegeleb veebilehtede ning muude <text:span text:style-name="T30">veebi</text:span>materjalide arhiveerimisega.</text:p>
      <text:h text:style-name="Heading_20_3" text:outline-level="3">Kes võiksid olla teenuse kasutajad?</text:h>
      <text:p text:style-name="P2">Vabatahtlikud, kes soovivad arhiveerimisega aidata ning luua rakendusi selle hõlbustamiseks, <text:span text:style-name="T30">nagu näiteks </text:span><text:span text:style-name="T3">web crawlerid, bruteforce </text:span><text:span text:style-name="T7">URL-ide testimine URL-i lühendamisteenuste vastu jne</text:span>.</text:p>
      <text:h text:style-name="P241" text:outline-level="1"/>
      <text:h text:style-name="P242" text:outline-level="1">ArchiveService</text:h>
      <text:p text:style-name="P4">Tegu on teenusega, mille abil saab luua uusi arhiveerimisprojekte ning neile erinevat tüüpi ressursse salvestada. Ressursid võivad olla näiteks veebilehed, audio- ning videofailid, tarkvara jne. </text:p>
      <text:p text:style-name="P4">API <text:span text:style-name="T1">token</text:span><text:span text:style-name="T4"> genereeritakse igale registreerunud kasutajale </text:span><text:span text:style-name="T5">ning tuleb igale päringule kaasa anda.</text:span></text:p>
      <text:p text:style-name="P56"/>
      <text:p text:style-name="P7">Üksikute elementide nimetamisel on kasutatud stiili <text:span text:style-name="T1">Element</text:span><text:span text:style-name="T4">Type ning elementide nimekirja puhul </text:span><text:span text:style-name="T1">ElementList</text:span><text:span text:style-name="T4">Type. Antud teenuses on kasutusel näiteks järgnevad põhiobjektid:</text:span></text:p>
      <text:p text:style-name="P91"><text:span text:style-name="T10">Archival</text:span>ProjectType</text:p>
      <text:p text:style-name="P92"><text:span text:style-name="T10">Archival</text:span>ProjectListType</text:p>
      <text:p text:style-name="P92"><text:span text:style-name="T10">Archive</text:span>ResourceType</text:p>
      <text:p text:style-name="P91"><text:span text:style-name="T10">Archive</text:span>ResourceListType</text:p>
      <text:p text:style-name="P3"/>
      <text:p text:style-name="P85"><text:span text:style-name="T10">Archival</text:span>Project<text:span text:style-name="T4"> on arhiveerimisprojekt, mis sisaldab endas null </text:span><text:span text:style-name="T6">või rohkem</text:span><text:span text:style-name="T4"> </text:span><text:span text:style-name="T10">Archive</text:span>Resource <text:span text:style-name="T6">elementi</text:span><text:span text:style-name="T4">.</text:span></text:p>
      <text:p text:style-name="P86">ArchiveResource <text:span text:style-name="T4">viitab nullile või ühele </text:span>ArchivalProject-ile.</text:p>
      <text:p text:style-name="P57"/>
      <text:p text:style-name="P87"><text:span text:style-name="T4">Operatsioonide nimetus järgib stiili (</text:span>get|add)Element, getElementList, getSubelementsFromElement, addSubelementToElement. </text:p>
      <text:p text:style-name="P58"/>
      <text:p text:style-name="P60"/>
      <text:h text:style-name="P242" text:outline-level="1">SOAP API</text:h>
      <text:p text:style-name="P217">Järgnevalt kirjeldatakse SOAP API operatsioone koos lühikirjelduse, sisendi ning väljundi kirjeldustega ning näitepäringute ja -vastustega.</text:p>
      <text:p text:style-name="P62">Teenus sisaldab erinevaid lisaandmetüüpe, mis hõlbustavad teenuse kasutamist realiseeriva rakenduse loomist:</text:p>
      <text:p text:style-name="P62"/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h text:style-name="Heading_20_3" text:outline-level="3">RequestHeaderType</text:h>
          </table:table-cell>
          <table:table-cell table:style-name="Table44.B1" table:number-columns-spanned="2" office:value-type="string">
            <text:p text:style-name="P173">Igas päringus kasutatav andmetüüp</text:p>
          </table:table-cell>
          <table:covered-table-cell/>
        </table:table-row>
        <table:table-row>
          <table:table-cell table:style-name="Table44.A2" office:value-type="string">
            <text:p text:style-name="P184">Omaduse nimetus</text:p>
          </table:table-cell>
          <table:table-cell table:style-name="Table44.A2" office:value-type="string">
            <text:p text:style-name="P187">Kommentaar</text:p>
          </table:table-cell>
          <table:table-cell table:style-name="Table44.C2" office:value-type="string">
            <text:p text:style-name="P187">Näiteväärtus</text:p>
          </table:table-cell>
        </table:table-row>
        <table:table-row>
          <table:table-cell table:style-name="Table44.A2" office:value-type="string">
            <text:p text:style-name="P173">apiToken</text:p>
          </table:table-cell>
          <table:table-cell table:style-name="Table44.A2" office:value-type="string">
            <text:p text:style-name="P173">Registreerunud kasutajale antud võti, mis on teenuse kasutamiseks vajalik. </text:p>
          </table:table-cell>
          <table:table-cell table:style-name="Table44.C2" office:value-type="string">
            <text:p text:style-name="P173">616467686a6a6a6a6a6a6a6a6a6a6a</text:p>
          </table:table-cell>
        </table:table-row>
        <table:table-row>
          <table:table-cell table:style-name="Table44.A2" office:value-type="string">
            <text:p text:style-name="P173">requestId</text:p>
          </table:table-cell>
          <table:table-cell table:style-name="Table44.A2" office:value-type="string">
            <text:p text:style-name="P173">Iga päringu puhul genereeritav väärtus. Aitab implementeerida <text:span text:style-name="T1">Idempotent Capability</text:span><text:span text:style-name="T4"> mustrit.</text:span></text:p>
          </table:table-cell>
          <table:table-cell table:style-name="Table44.C2" office:value-type="string">
            <text:p text:style-name="P173">4871524813</text:p>
          </table:table-cell>
        </table:table-row>
      </table:table>
      <text:p text:style-name="P62"/>
      <text:p text:style-name="P62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h text:style-name="Heading_20_3" text:outline-level="3">UrlType</text:h>
          </table:table-cell>
          <table:table-cell table:style-name="Table45.B1" office:value-type="string">
            <text:p text:style-name="P100">URL andmetüübi illustreerimiseks kasutatav piiranguga string, mis peab järgima mustrit <text:span text:style-name="T31">"https?://.+". </text:span><text:span text:style-name="T35">Baastüübiks on anyURI tüüp.</text:span></text:p>
          </table:table-cell>
        </table:table-row>
      </table:table>
      <text:p text:style-name="P59"/>
      <text:p text:style-name="P59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h text:style-name="Heading_20_3" text:outline-level="3">NonEmptyString</text:h>
          </table:table-cell>
          <table:table-cell table:style-name="Table46.B1" office:value-type="string">
            <text:p text:style-name="P98"><text:span text:style-name="T34">Tühja stringi kasutamist piirav andmetüüp, mis baseerub </text:span><text:span text:style-name="T36">string</text:span><text:span text:style-name="T37"> andmetüübile, millele on määratud WSDL tasemel minimaalne pikkus 1.</text:span></text:p>
          </table:table-cell>
        </table:table-row>
      </table:table>
      <text:p text:style-name="P59"/>
      <text:p text:style-name="P59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h text:style-name="Heading_20_3" text:outline-level="3">ResourceType</text:h>
          </table:table-cell>
          <table:table-cell table:style-name="Table47.B1" office:value-type="string">
            <text:p text:style-name="P98"><text:span text:style-name="T37">NonEmptyString andmetüübile baseeruv </text:span><text:span text:style-name="T36">enum</text:span><text:span text:style-name="T37"> funktsionaalsust implementeeriv andmetüüp, mille väärtuseks saab olla üks järgnevatest:</text:span></text:p>
            <text:p text:style-name="P99">webpage, audio, video, software, misc.</text:p>
          </table:table-cell>
        </table:table-row>
      </table:table>
      <text:p text:style-name="P61"/>
      <text:p text:style-name="P61"/>
      <text:p text:style-name="P231">Lisaks eelnevatele andmetüüpidele on ära toodud ka olemeid kirjeldavad andmetüübid:</text:p>
      <text:p text:style-name="P97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>
          <table:table-cell table:style-name="Table48.A1" office:value-type="string">
            <text:h text:style-name="Heading_20_3" text:outline-level="3"><text:span text:style-name="T10">Archival</text:span>ProjectType</text:h>
          </table:table-cell>
          <table:table-cell table:style-name="Table48.B1" table:number-columns-spanned="3" office:value-type="string">
            <text:p text:style-name="P184">Arhiveerimisprojekti tähistav objekt.</text:p>
          </table:table-cell>
          <table:covered-table-cell/>
          <table:covered-table-cell/>
        </table:table-row>
        <table:table-row>
          <table:table-cell table:style-name="Table48.A2" office:value-type="string">
            <text:p text:style-name="P184">Omaduse nimetus</text:p>
          </table:table-cell>
          <table:table-cell table:style-name="Table48.A2" office:value-type="string">
            <text:p text:style-name="P184">Andmetüüp</text:p>
          </table:table-cell>
          <table:table-cell table:style-name="Table48.A2" office:value-type="string">
            <text:p text:style-name="P184">Kommentaar</text:p>
          </table:table-cell>
          <table:table-cell table:style-name="Table48.D2" office:value-type="string">
            <text:p text:style-name="P184">Näiteväärtus</text:p>
          </table:table-cell>
        </table:table-row>
        <table:table-row>
          <table:table-cell table:style-name="Table48.A2" office:value-type="string">
            <text:p text:style-name="P176">id</text:p>
          </table:table-cell>
          <table:table-cell table:style-name="Table48.A2" office:value-type="string">
            <text:p text:style-name="P176">integer</text:p>
          </table:table-cell>
          <table:table-cell table:style-name="Table48.A2" office:value-type="string">
            <text:p text:style-name="P176">Projekti ID.</text:p>
          </table:table-cell>
          <table:table-cell table:style-name="Table48.D2" office:value-type="string">
            <text:p text:style-name="P175">123456789</text:p>
          </table:table-cell>
        </table:table-row>
        <table:table-row>
          <table:table-cell table:style-name="Table48.A2" office:value-type="string">
            <text:p text:style-name="P176">projectName</text:p>
          </table:table-cell>
          <table:table-cell table:style-name="Table48.A2" office:value-type="string">
            <text:p text:style-name="P176">NonEmptyString</text:p>
          </table:table-cell>
          <table:table-cell table:style-name="Table48.A2" office:value-type="string">
            <text:p text:style-name="P176">Projekti nimetus.</text:p>
          </table:table-cell>
          <table:table-cell table:style-name="Table48.D2" office:value-type="string">
            <text:p text:style-name="P175">Vidme</text:p>
          </table:table-cell>
        </table:table-row>
        <table:table-row>
          <table:table-cell table:style-name="Table48.A2" office:value-type="string">
            <text:p text:style-name="P177">originalUrl</text:p>
          </table:table-cell>
          <table:table-cell table:style-name="Table48.A2" office:value-type="string">
            <text:p text:style-name="P179">UrlType</text:p>
          </table:table-cell>
          <table:table-cell table:style-name="Table48.A2" office:value-type="string">
            <text:p text:style-name="P176">Projekti URL, <text:span text:style-name="T10">mis viitab kas arhiveeritava keskkonna ametlikule kodulehele või sellega seotud organisatsioonile</text:span>.</text:p>
          </table:table-cell>
          <table:table-cell table:style-name="Table48.D2" office:value-type="string">
            <text:p text:style-name="P184">https://vid.me</text:p>
          </table:table-cell>
        </table:table-row>
        <table:table-row>
          <table:table-cell table:style-name="Table48.A2" office:value-type="string">
            <text:p text:style-name="P177">newUrl</text:p>
          </table:table-cell>
          <table:table-cell table:style-name="Table48.A2" office:value-type="string">
            <text:p text:style-name="P179"><text:bookmark-start text:name="__DdeLink__924_32781785841"/>UrlType<text:bookmark-end text:name="__DdeLink__924_32781785841"/></text:p>
          </table:table-cell>
          <table:table-cell table:style-name="Table48.A2" office:value-type="string">
            <text:p text:style-name="P177">Projekti uus URL, mis viitab projekti kirjeldavale veebilehele.</text:p>
          </table:table-cell>
          <table:table-cell table:style-name="Table48.D2" office:value-type="string">
            <text:p text:style-name="P184">https://archiveteam.org/project/1000003</text:p>
          </table:table-cell>
        </table:table-row>
        <table:table-row>
          <table:table-cell table:style-name="Table48.A2" office:value-type="string">
            <text:p text:style-name="P176">submitted</text:p>
          </table:table-cell>
          <table:table-cell table:style-name="Table48.A2" office:value-type="string">
            <text:p text:style-name="P176">dateTime</text:p>
          </table:table-cell>
          <table:table-cell table:style-name="Table48.A2" office:value-type="string">
            <text:p text:style-name="P176">Projekti lisamise aeg.</text:p>
          </table:table-cell>
          <table:table-cell table:style-name="Table48.D2" office:value-type="string">
            <text:p text:style-name="P181">2018-01-16T19:03:28.008+02:00</text:p>
          </table:table-cell>
        </table:table-row>
        <table:table-row>
          <table:table-cell table:style-name="Table48.A2" office:value-type="string">
            <text:p text:style-name="P176">lastUpdated</text:p>
          </table:table-cell>
          <table:table-cell table:style-name="Table48.A2" office:value-type="string">
            <text:p text:style-name="P176">dateTime</text:p>
          </table:table-cell>
          <table:table-cell table:style-name="Table48.A2" office:value-type="string">
            <text:p text:style-name="P176">Viimase muudatuse aeg.</text:p>
          </table:table-cell>
          <table:table-cell table:style-name="Table48.D2" office:value-type="string">
            <text:p text:style-name="P181">2018-01-16T19:03:28.008+02:00</text:p>
          </table:table-cell>
        </table:table-row>
        <table:table-row>
          <table:table-cell table:style-name="Table48.A2" office:value-type="string">
            <text:p text:style-name="P176">submitter</text:p>
          </table:table-cell>
          <table:table-cell table:style-name="Table48.A2" office:value-type="string">
            <text:p text:style-name="P176">NonEmptyString</text:p>
          </table:table-cell>
          <table:table-cell table:style-name="Table48.A2" office:value-type="string">
            <text:p text:style-name="P176">Projekti lisaja nimi.</text:p>
          </table:table-cell>
          <table:table-cell table:style-name="Table48.D2" office:value-type="string">
            <text:p text:style-name="P184">AT Warriors</text:p>
          </table:table-cell>
        </table:table-row>
        <table:table-row>
          <table:table-cell table:style-name="Table48.A2" office:value-type="string">
            <text:p text:style-name="P176">resources</text:p>
          </table:table-cell>
          <table:table-cell table:style-name="Table48.A2" office:value-type="string">
            <text:p text:style-name="P101"><text:span text:style-name="T10">Archive</text:span>ResourceListType</text:p>
          </table:table-cell>
          <table:table-cell table:style-name="Table48.A2" office:value-type="string">
            <text:p text:style-name="P176">Ressursid, mis on projektiga seotud.</text:p>
          </table:table-cell>
          <table:table-cell table:style-name="Table48.D2" office:value-type="string">
            <text:p text:style-name="P184">vaata ArchvieResourceListType</text:p>
          </table:table-cell>
        </table:table-row>
      </table:table>
      <text:p text:style-name="P97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h text:style-name="Heading_20_3" text:outline-level="3"><text:span text:style-name="T10">Archival</text:span>Project<text:span text:style-name="T39">List</text:span>Type</text:h>
          </table:table-cell>
          <table:table-cell table:style-name="Table50.B1" office:value-type="string">
            <text:p text:style-name="P192">Andmetüüp, mis sisaldab null või mitu <text:span text:style-name="T1">ArchivalProjectType</text:span> tüüpi objekti.</text:p>
          </table:table-cell>
        </table:table-row>
      </table:table>
      <text:p text:style-name="P165"/>
      <text:p text:style-name="P164"/>
      <text:p text:style-name="P237"/>
      <text:p text:style-name="P238"/>
      <text:p text:style-name="P96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>
          <table:table-cell table:style-name="Table49.A1" office:value-type="string">
            <text:h text:style-name="Heading_20_3" text:outline-level="3">ArchiveResourceType</text:h>
          </table:table-cell>
          <table:table-cell table:style-name="Table49.B1" table:number-columns-spanned="3" office:value-type="string">
            <text:p text:style-name="P184">Arhiveeritud ressurssi tähistav objekt.</text:p>
          </table:table-cell>
          <table:covered-table-cell/>
          <table:covered-table-cell/>
        </table:table-row>
        <table:table-row>
          <table:table-cell table:style-name="Table49.A2" office:value-type="string">
            <text:p text:style-name="P184">Omaduse nimetus</text:p>
          </table:table-cell>
          <table:table-cell table:style-name="Table49.A2" office:value-type="string">
            <text:p text:style-name="P184">Andmetüüp</text:p>
          </table:table-cell>
          <table:table-cell table:style-name="Table49.A2" office:value-type="string">
            <text:p text:style-name="P184">Kommentaar</text:p>
          </table:table-cell>
          <table:table-cell table:style-name="Table49.D2" office:value-type="string">
            <text:p text:style-name="P184">Näiteväärtus</text:p>
          </table:table-cell>
        </table:table-row>
        <table:table-row>
          <table:table-cell table:style-name="Table49.A2" office:value-type="string">
            <text:p text:style-name="P178">id</text:p>
          </table:table-cell>
          <table:table-cell table:style-name="Table49.A2" office:value-type="string">
            <text:p text:style-name="P178">integer</text:p>
          </table:table-cell>
          <table:table-cell table:style-name="Table49.A2" office:value-type="string">
            <text:p text:style-name="P178">Ressursi ID.</text:p>
          </table:table-cell>
          <table:table-cell table:style-name="Table49.D2" office:value-type="string">
            <text:p text:style-name="P185">100003</text:p>
          </table:table-cell>
        </table:table-row>
        <table:table-row>
          <table:table-cell table:style-name="Table49.A2" office:value-type="string">
            <text:p text:style-name="P178">name</text:p>
          </table:table-cell>
          <table:table-cell table:style-name="Table49.A2" office:value-type="string">
            <text:p text:style-name="P178">NonEmptyString</text:p>
          </table:table-cell>
          <table:table-cell table:style-name="Table49.A2" office:value-type="string">
            <text:p text:style-name="P178">Ressursi nimetus.</text:p>
          </table:table-cell>
          <table:table-cell table:style-name="Table49.D2" office:value-type="string">
            <text:p text:style-name="P185">crazy_stupid_pranks.mp3</text:p>
          </table:table-cell>
        </table:table-row>
        <table:table-row>
          <table:table-cell table:style-name="Table49.A2" office:value-type="string">
            <text:p text:style-name="P178">type</text:p>
          </table:table-cell>
          <table:table-cell table:style-name="Table49.A2" office:value-type="string">
            <text:p text:style-name="P178">NonEmptyString</text:p>
          </table:table-cell>
          <table:table-cell table:style-name="Table49.A2" office:value-type="string">
            <text:p text:style-name="P178">Ressursi tüüpi kirjeldav tekstiline väärtus. </text:p>
            <text:p text:style-name="P178">Üks järgmistest: <text:span text:style-name="T1">webpage, audio, video, software, misc.</text:span></text:p>
          </table:table-cell>
          <table:table-cell table:style-name="Table49.D2" office:value-type="string">
            <text:p text:style-name="P185">video</text:p>
          </table:table-cell>
        </table:table-row>
        <table:table-row>
          <table:table-cell table:style-name="Table49.A2" office:value-type="string">
            <text:p text:style-name="P178">submitted</text:p>
          </table:table-cell>
          <table:table-cell table:style-name="Table49.A2" office:value-type="string">
            <text:p text:style-name="P178">dateTime</text:p>
          </table:table-cell>
          <table:table-cell table:style-name="Table49.A2" office:value-type="string">
            <text:p text:style-name="P178">Ressursi lisamise aeg.</text:p>
          </table:table-cell>
          <table:table-cell table:style-name="Table49.D2" office:value-type="string">
            <text:p text:style-name="P182">2018-01-16T19:03:28.008+02:00</text:p>
          </table:table-cell>
        </table:table-row>
        <table:table-row>
          <table:table-cell table:style-name="Table49.A2" office:value-type="string">
            <text:p text:style-name="P178">lastUpdated</text:p>
          </table:table-cell>
          <table:table-cell table:style-name="Table49.A2" office:value-type="string">
            <text:p text:style-name="P178">dateTime</text:p>
          </table:table-cell>
          <table:table-cell table:style-name="Table49.A2" office:value-type="string">
            <text:p text:style-name="P178">Ressursi viimase muutm<text:span text:style-name="T14">is</text:span>e aeg.</text:p>
          </table:table-cell>
          <table:table-cell table:style-name="Table49.D2" office:value-type="string">
            <text:p text:style-name="P182">2018-01-16T19:03:28.008+02:00</text:p>
          </table:table-cell>
        </table:table-row>
        <table:table-row>
          <table:table-cell table:style-name="Table49.A2" office:value-type="string">
            <text:p text:style-name="P178">submitter</text:p>
          </table:table-cell>
          <table:table-cell table:style-name="Table49.A2" office:value-type="string">
            <text:p text:style-name="P178">NonEmptyString</text:p>
          </table:table-cell>
          <table:table-cell table:style-name="Table49.A2" office:value-type="string">
            <text:p text:style-name="P178">Ressursi lisaja nimi.</text:p>
          </table:table-cell>
          <table:table-cell table:style-name="Table49.D2" office:value-type="string">
            <text:p text:style-name="P185">Jonathan Wickers</text:p>
          </table:table-cell>
        </table:table-row>
        <table:table-row>
          <table:table-cell table:style-name="Table49.A2" office:value-type="string">
            <text:p text:style-name="P178">originalUrl</text:p>
          </table:table-cell>
          <table:table-cell table:style-name="Table49.A2" office:value-type="string">
            <text:p text:style-name="P180">UrlType</text:p>
          </table:table-cell>
          <table:table-cell table:style-name="Table49.A2" office:value-type="string">
            <text:p text:style-name="P178">Ressursi originaalne asukoht URL kujul.</text:p>
          </table:table-cell>
          <table:table-cell table:style-name="Table49.D2" office:value-type="string">
            <text:p text:style-name="P185">https://youtube.com/watch/jnsdkHY3d</text:p>
          </table:table-cell>
        </table:table-row>
        <table:table-row>
          <table:table-cell table:style-name="Table49.A2" office:value-type="string">
            <text:p text:style-name="P183">newUrl</text:p>
          </table:table-cell>
          <table:table-cell table:style-name="Table49.A2" office:value-type="string">
            <text:p text:style-name="P180">UrlType</text:p>
          </table:table-cell>
          <table:table-cell table:style-name="Table49.A2" office:value-type="string">
            <text:p text:style-name="P183">Arhiveeritud ressursile viitav URL.</text:p>
          </table:table-cell>
          <table:table-cell table:style-name="Table49.D2" office:value-type="string">
            <text:p text:style-name="P185">https://archiveteam.org/resources/1000034</text:p>
          </table:table-cell>
        </table:table-row>
      </table:table>
      <text:p text:style-name="P94"/>
      <text:p text:style-name="P95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h text:style-name="Heading_20_3" text:outline-level="3">ArchiveResource<text:span text:style-name="T39">List</text:span>Type</text:h>
          </table:table-cell>
          <table:table-cell table:style-name="Table51.B1" office:value-type="string">
            <text:p text:style-name="P192">Andmetüüp, mis sisaldab null või mitu <text:span text:style-name="T2">ArchiveResourceType</text:span> tüüpi objekti.</text:p>
          </table:table-cell>
        </table:table-row>
      </table:table>
      <text:h text:style-name="P242" text:outline-level="1">Operatsioonid</text:h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h text:style-name="Heading_20_3" text:outline-level="3">get<text:span text:style-name="T9">Archival</text:span>Project</text:h>
          </table:table-cell>
          <table:table-cell table:style-name="Table36.B1" office:value-type="string">
            <text:p text:style-name="P83">Tagastab arhiveerimisprojekti koos <text:span text:style-name="T8">ressurssidega, mis projekti alla kuuluvad.</text:span></text:p>
          </table:table-cell>
        </table:table-row>
      </table:table>
      <text:p text:style-name="P84"/>
      <text:p text:style-name="P2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7">Sisend</text:p>
          </table:table-cell>
          <table:table-cell table:style-name="Table1.B1" table:number-columns-spanned="3" office:value-type="string">
            <text:p text:style-name="P10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4">Nimetus</text:p>
          </table:table-cell>
          <table:table-cell table:style-name="Table1.A1" office:value-type="string">
            <text:p text:style-name="P104">Andmetüüp</text:p>
          </table:table-cell>
          <table:table-cell table:style-name="Table1.A1" office:value-type="string">
            <text:p text:style-name="P104">Kommentaar</text:p>
          </table:table-cell>
          <table:table-cell table:style-name="Table1.B1" office:value-type="string">
            <text:p text:style-name="P104">Näiteväärtus</text:p>
          </table:table-cell>
        </table:table-row>
        <table:table-row>
          <table:table-cell table:style-name="Table1.A1" office:value-type="string">
            <text:p text:style-name="P104">projectId</text:p>
          </table:table-cell>
          <table:table-cell table:style-name="Table1.A1" office:value-type="string">
            <text:p text:style-name="P104">integer</text:p>
          </table:table-cell>
          <table:table-cell table:style-name="Table1.A1" office:value-type="string">
            <text:p text:style-name="P104">Projekti ID, mis on unikaalne. </text:p>
            <text:p text:style-name="P104"/>
          </table:table-cell>
          <table:table-cell table:style-name="Table1.B1" office:value-type="string">
            <text:p text:style-name="P104">123456789</text:p>
          </table:table-cell>
        </table:table-row>
        <table:table-row>
          <table:table-cell table:style-name="Table1.A1" office:value-type="string">
            <text:p text:style-name="P134">requestHeader</text:p>
          </table:table-cell>
          <table:table-cell table:style-name="Table1.A1" office:value-type="string">
            <text:p text:style-name="P134">RequestHeaderType</text:p>
          </table:table-cell>
          <table:table-cell table:style-name="Table1.A1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.B1" office:value-type="string">
            <text:p text:style-name="P193">vaata RequestHeaderType dokumentatsiooni</text:p>
          </table:table-cell>
        </table:table-row>
        <table:table-row>
          <table:table-cell table:style-name="Table1.A1" office:value-type="string">
            <text:p text:style-name="P167">SOAP päringu näide</text:p>
          </table:table-cell>
          <table:table-cell table:style-name="Table1.B1" table:number-columns-spanned="3" office:value-type="string">
            <text:p text:style-name="P134"><text:span text:style-name="Source_20_Text"><text:span text:style-name="T32">&lt;soapenv:Envelope xmlns:soapenv="http://schemas.xmlsoap.org/soap/envelope/" xmlns:ns="http://ns.ounapuu.ee"&gt;</text:span></text:span></text:p>
            <text:p text:style-name="P134"><text:span text:style-name="Source_20_Text"><text:span text:style-name="T32"><text:s text:c="3"/>&lt;soapenv:Header/&gt;</text:span></text:span></text:p>
            <text:p text:style-name="P134"><text:span text:style-name="Source_20_Text"><text:span text:style-name="T32"><text:s text:c="3"/>&lt;soapenv:Body&gt;</text:span></text:span></text:p>
            <text:p text:style-name="P134"><text:span text:style-name="Source_20_Text"><text:span text:style-name="T32"><text:s text:c="6"/>&lt;ns:addArchivalProjectRequest&gt;</text:span></text:span></text:p>
            <text:p text:style-name="P134"><text:span text:style-name="Source_20_Text"><text:span text:style-name="T32"><text:s text:c="9"/></text:span></text:span><text:bookmark-start text:name="__DdeLink__3707_654953117"/><text:span text:style-name="Source_20_Text"><text:span text:style-name="T32">&lt;ns:requestHeader&gt;</text:span></text:span></text:p>
            <text:p text:style-name="P134"><text:span text:style-name="Source_20_Text"><text:span text:style-name="T32"><text:s text:c="12"/>&lt;ns:apiToken&gt;59584e686332526863325268633252&lt;/ns:apiToken&gt;</text:span></text:span></text:p>
            <text:p text:style-name="P134"><text:span text:style-name="Source_20_Text"><text:span text:style-name="T32"><text:s text:c="12"/>&lt;ns:requestId&gt;asdffasdfasdf&lt;/ns:requestId&gt;</text:span></text:span></text:p>
            <text:p text:style-name="P134"><text:span text:style-name="Source_20_Text"><text:span text:style-name="T32"><text:s text:c="9"/>&lt;/ns:requestHeader&gt;</text:span></text:span><text:bookmark-end text:name="__DdeLink__3707_654953117"/></text:p>
            <text:p text:style-name="P134"><text:span text:style-name="Source_20_Text"><text:span text:style-name="T32"><text:s text:c="9"/>&lt;ns:projectId&gt;</text:span></text:span><text:span text:style-name="Source_20_Text"><text:span text:style-name="T33">1000001</text:span></text:span><text:span text:style-name="Source_20_Text"><text:span text:style-name="T32">&lt;/ns:projectId&gt;</text:span></text:span></text:p>
            <text:p text:style-name="P134"><text:span text:style-name="Source_20_Text"><text:span text:style-name="T32"><text:s text:c="6"/>&lt;/ns:addArchivalProjectRequest&gt;</text:span></text:span></text:p>
            <text:p text:style-name="P134"><text:span text:style-name="Source_20_Text"><text:span text:style-name="T32"><text:s text:c="3"/>&lt;/soapenv:Body&gt;</text:span></text:span></text:p>
            <text:p text:style-name="P134"><text:span text:style-name="Source_20_Text"><text:span text:style-name="T32">&lt;/soapenv:Envelope&gt;</text:span></text:span></text:p>
          </table:table-cell>
          <table:covered-table-cell/>
          <table:covered-table-cell/>
        </table:table-row>
      </table:table>
      <text:p text:style-name="P25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7">Väljund</text:p>
          </table:table-cell>
          <table:table-cell table:style-name="Table3.B1" table:number-columns-spanned="3" office:value-type="string">
            <text:p text:style-name="P88"><text:span text:style-name="T10">Archival</text:span>ProjectTyp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54">Nimetus</text:p>
          </table:table-cell>
          <table:table-cell table:style-name="Table3.A2" office:value-type="string">
            <text:p text:style-name="P154">Andmetüüp</text:p>
          </table:table-cell>
          <table:table-cell table:style-name="Table3.A2" office:value-type="string">
            <text:p text:style-name="P154">Kommentaar</text:p>
          </table:table-cell>
          <table:table-cell table:style-name="Table3.D2" office:value-type="string">
            <text:p text:style-name="P154">Näiteväärtus</text:p>
          </table:table-cell>
        </table:table-row>
        <table:table-row>
          <table:table-cell table:style-name="Table3.A2" office:value-type="string">
            <text:p text:style-name="P174">archivalProject</text:p>
          </table:table-cell>
          <table:table-cell table:style-name="Table3.A2" office:value-type="string">
            <text:p text:style-name="P174">ArchivalProjectType</text:p>
          </table:table-cell>
          <table:table-cell table:style-name="Table3.A2" office:value-type="string">
            <text:p text:style-name="P174">Vastava ID-ga arhiveerimisprojekt.</text:p>
          </table:table-cell>
          <table:table-cell table:style-name="Table3.D2" office:value-type="string">
            <text:p text:style-name="P186">vaata ArchivalProjectType dokumentatsiooni</text:p>
          </table:table-cell>
        </table:table-row>
        <table:table-row>
          <table:table-cell table:style-name="Table3.A2" office:value-type="string">
            <text:p text:style-name="P167">SOAP vastuse näide</text:p>
          </table:table-cell>
          <table:table-cell table:style-name="Table3.D2" table:number-columns-spanned="3" office:value-type="string">
            <text:p text:style-name="P103">&lt;S:Envelope xmlns:S="http://schemas.xmlsoap.org/soap/envelope/"&gt;</text:p>
            <text:p text:style-name="P103"><text:s text:c="3"/>&lt;S:Body&gt;</text:p>
            <text:p text:style-name="P103"><text:s text:c="6"/>&lt;addArchivalProjectResponse xmlns="http://ns.ounapuu.ee"&gt;</text:p>
            <text:p text:style-name="P103"><text:s text:c="9"/>&lt;id&gt;1000007&lt;/id&gt;</text:p>
            <text:p text:style-name="P103"><text:s text:c="9"/>&lt;projectName&gt;The Witty Wickers&lt;/projectName&gt;</text:p>
            <text:p text:style-name="P103"><text:s text:c="9"/>&lt;originalUrl&gt;http://witson.com&lt;/originalUrl&gt;</text:p>
            <text:p text:style-name="P103"><text:s text:c="9"/>&lt;newUrl&gt;https://archiveteam.org/project/1000007&lt;/newUrl&gt;</text:p>
            <text:p text:style-name="P103"><text:s text:c="9"/>&lt;submitted&gt;2018-01-15T02:32:21.883+02:00&lt;/submitted&gt;</text:p>
            <text:p text:style-name="P103"><text:s text:c="9"/>&lt;lastUpdated&gt;2018-01-15T02:32:21.884+02:00&lt;/lastUpdated&gt;</text:p>
            <text:p text:style-name="P103"><text:s text:c="9"/>&lt;submitter&gt;Jonathan Wickers&lt;/submitter&gt;</text:p>
            <text:p text:style-name="P103"><text:s text:c="9"/>&lt;resources/&gt;</text:p>
            <text:p text:style-name="P103"><text:s text:c="6"/>&lt;/addArchivalProjectResponse&gt;</text:p>
            <text:p text:style-name="P103"><text:s text:c="3"/>&lt;/S:Body&gt;</text:p>
            <text:p text:style-name="P103">&lt;/S:Envelope&gt;</text:p>
          </table:table-cell>
          <table:covered-table-cell/>
          <table:covered-table-cell/>
        </table:table-row>
      </table:table>
      <text:p text:style-name="P9"/>
      <text:p text:style-name="P219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h text:style-name="Heading_20_3" text:outline-level="3">get<text:span text:style-name="T10">Archival</text:span>ProjectList</text:h>
          </table:table-cell>
          <table:table-cell table:style-name="Table37.B1" office:value-type="string">
            <text:p text:style-name="P43">Tagastab kõik arhiveerimisprojektid, mis vastavad sisestatud kriteeriumitele.</text:p>
          </table:table-cell>
        </table:table-row>
      </table:table>
      <text:p text:style-name="P44"/>
      <text:p text:style-name="P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0">Sisend</text:p>
          </table:table-cell>
          <table:table-cell table:style-name="Table4.B1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05">Nimetus</text:p>
          </table:table-cell>
          <table:table-cell table:style-name="Table4.A2" office:value-type="string">
            <text:p text:style-name="P105">Andmetüüp</text:p>
          </table:table-cell>
          <table:table-cell table:style-name="Table4.A2" office:value-type="string">
            <text:p text:style-name="P105">Kommentaar</text:p>
          </table:table-cell>
          <table:table-cell table:style-name="Table4.D2" office:value-type="string">
            <text:p text:style-name="P105">Näiteväärtus</text:p>
          </table:table-cell>
        </table:table-row>
        <table:table-row>
          <table:table-cell table:style-name="Table4.A2" office:value-type="string">
            <text:p text:style-name="P134">requestHeader</text:p>
          </table:table-cell>
          <table:table-cell table:style-name="Table4.A2" office:value-type="string">
            <text:p text:style-name="P134">RequestHeaderType</text:p>
          </table:table-cell>
          <table:table-cell table:style-name="Table4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4.D2" office:value-type="string">
            <text:p text:style-name="P193">vaata RequestHeaderType dokumentatsiooni</text:p>
          </table:table-cell>
        </table:table-row>
        <table:table-row>
          <table:table-cell table:style-name="Table4.A2" office:value-type="string">
            <text:p text:style-name="P112">projectName</text:p>
          </table:table-cell>
          <table:table-cell table:style-name="Table4.A2" office:value-type="string">
            <text:p text:style-name="P112">NonEmptyString</text:p>
          </table:table-cell>
          <table:table-cell table:style-name="Table4.A2" office:value-type="string">
            <text:p text:style-name="P113"><text:span text:style-name="T23">Optional</text:span>. Otsinguparameeter, mille järgi filtreerida tulemusi.</text:p>
          </table:table-cell>
          <table:table-cell table:style-name="Table4.D2" office:value-type="string">
            <text:p text:style-name="P194">Vidme</text:p>
          </table:table-cell>
        </table:table-row>
        <table:table-row>
          <table:table-cell table:style-name="Table4.A2" office:value-type="string">
            <text:p text:style-name="P127">originalUrl</text:p>
          </table:table-cell>
          <table:table-cell table:style-name="Table4.A2" office:value-type="string">
            <text:p text:style-name="P136">UrlType</text:p>
          </table:table-cell>
          <table:table-cell table:style-name="Table4.A2" office:value-type="string">
            <text:p text:style-name="P113"><text:span text:style-name="T23">Optional</text:span>. Otsinguparameeter, mille järgi filtreerida tulemusi.</text:p>
          </table:table-cell>
          <table:table-cell table:style-name="Table4.D2" office:value-type="string">
            <text:p text:style-name="P194">vidme.com</text:p>
          </table:table-cell>
        </table:table-row>
        <table:table-row>
          <table:table-cell table:style-name="Table4.A2" office:value-type="string">
            <text:p text:style-name="P113">submitter</text:p>
          </table:table-cell>
          <table:table-cell table:style-name="Table4.A2" office:value-type="string">
            <text:p text:style-name="P113">NonEmptyString</text:p>
          </table:table-cell>
          <table:table-cell table:style-name="Table4.A2" office:value-type="string">
            <text:p text:style-name="P113"><text:span text:style-name="T23">Optional</text:span>. Otsinguparameeter, mille järgi filtreerida tulemusi.</text:p>
          </table:table-cell>
          <table:table-cell table:style-name="Table4.D2" office:value-type="string">
            <text:p text:style-name="P194">John Doe</text:p>
          </table:table-cell>
        </table:table-row>
        <table:table-row>
          <table:table-cell table:style-name="Table4.A2" office:value-type="string">
            <text:p text:style-name="P167">SOAP päringu näide</text:p>
          </table:table-cell>
          <table:table-cell table:style-name="Table4.D2" table:number-columns-spanned="3" office:value-type="string">
            <text:p text:style-name="P204">&lt;soapenv:Envelope xmlns:soapenv="http://schemas.xmlsoap.org/soap/envelope/" xmlns:ns="http://ns.ounapuu.ee"&gt;</text:p>
            <text:p text:style-name="P204"><text:s text:c="3"/>&lt;soapenv:Header/&gt;</text:p>
            <text:p text:style-name="P204"><text:s text:c="3"/>&lt;soapenv:Body&gt;</text:p>
            <text:p text:style-name="P204"><text:s text:c="6"/>&lt;ns:getArchivalProjectListRequest&gt;</text:p>
            <text:p text:style-name="P204"><text:s text:c="9"/>&lt;ns:requestHeader&gt;</text:p>
            <text:p text:style-name="P204"><text:s text:c="12"/>&lt;ns:apiToken&gt;616467686a6a6a6a6a6a6a6a6a6a6a&lt;/ns:apiToken&gt;</text:p>
            <text:p text:style-name="P204"><text:s text:c="12"/>&lt;ns:requestId&gt;1846356345231387546181645&lt;/ns:requestId&gt;</text:p>
            <text:p text:style-name="P204"><text:s text:c="9"/>&lt;/ns:requestHeader&gt;</text:p>
            <text:p text:style-name="P204"><text:s text:c="9"/>&lt;!--Optional:--&gt;</text:p>
            <text:p text:style-name="P204"><text:s text:c="9"/>&lt;ns:projectName&gt;<text:span text:style-name="T38">Vidme</text:span>&lt;/ns:projectName&gt;</text:p>
            <text:p text:style-name="P204"><text:s text:c="6"/>&lt;/ns:getArchivalProjectListRequest&gt;</text:p>
            <text:p text:style-name="P204"><text:s text:c="3"/>&lt;/soapenv:Body&gt;</text:p>
            <text:p text:style-name="P204">&lt;/soapenv:Envelope&gt;</text:p>
          </table:table-cell>
          <table:covered-table-cell/>
          <table:covered-table-cell/>
        </table:table-row>
      </table:table>
      <text:p text:style-name="P22"/>
      <text:p text:style-name="P50"><text:s/></text:p>
      <text:p text:style-name="P51"/>
      <text:p text:style-name="P23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9">Väljund</text:p>
          </table:table-cell>
          <table:table-cell table:style-name="Table5.B1" table:number-columns-spanned="3" office:value-type="string">
            <text:p text:style-name="P89"><text:span text:style-name="T10">Archival</text:span>ProjectListTyp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05">Nimetus</text:p>
          </table:table-cell>
          <table:table-cell table:style-name="Table5.A2" office:value-type="string">
            <text:p text:style-name="P105">Andmetüüp</text:p>
          </table:table-cell>
          <table:table-cell table:style-name="Table5.A2" office:value-type="string">
            <text:p text:style-name="P105">Kommentaar</text:p>
          </table:table-cell>
          <table:table-cell table:style-name="Table5.D2" office:value-type="string">
            <text:p text:style-name="P113">Näiteväärtus</text:p>
          </table:table-cell>
        </table:table-row>
        <table:table-row>
          <table:table-cell table:style-name="Table5.A2" office:value-type="string">
            <text:p text:style-name="P114"><text:span text:style-name="T10">archivalP</text:span>roject</text:p>
          </table:table-cell>
          <table:table-cell table:style-name="Table5.A2" office:value-type="string">
            <text:p text:style-name="P114"><text:span text:style-name="T10">Archival</text:span>Project<text:span text:style-name="T39">List</text:span>Type</text:p>
          </table:table-cell>
          <table:table-cell table:style-name="Table5.A2" office:value-type="string">
            <text:p text:style-name="P113">Null või rohkem elementi. Projektid, mis vastavad päringus esitatud tingimustele.</text:p>
          </table:table-cell>
          <table:table-cell table:style-name="Table5.D2" office:value-type="string">
            <text:p text:style-name="P193">vaata ArchivalProjectListType dokumentatsiooni</text:p>
          </table:table-cell>
        </table:table-row>
        <table:table-row>
          <table:table-cell table:style-name="Table5.A2" office:value-type="string">
            <text:p text:style-name="P168">SOAP vastuse näide</text:p>
          </table:table-cell>
          <table:table-cell table:style-name="Table5.D2" table:number-columns-spanned="3" office:value-type="string">
            <text:p text:style-name="P205">&lt;project&gt;</text:p>
            <text:p text:style-name="P205"><text:s text:c="12"/>&lt;id&gt;1000001&lt;/id&gt;</text:p>
            <text:p text:style-name="P205"><text:s text:c="12"/>&lt;projectName&gt;AOL&lt;/projectName&gt;</text:p>
            <text:p text:style-name="P205"><text:s text:c="12"/>&lt;originalUrl&gt;https://aol.org&lt;/originalUrl&gt;</text:p>
            <text:p text:style-name="P205"><text:s text:c="12"/>&lt;newUrl&gt;https://archiveteam.org/project/1000001&lt;/newUrl&gt;</text:p>
            <text:p text:style-name="P205"><text:s text:c="12"/>&lt;submitted&gt;2018-01-17T02:31:09.168+02:00&lt;/submitted&gt;</text:p>
            <text:p text:style-name="P205"><text:s text:c="12"/>&lt;lastUpdated&gt;2018-01-17T02:31:09.168+02:00&lt;/lastUpdated&gt;</text:p>
            <text:p text:style-name="P205"><text:s text:c="12"/>&lt;submitter&gt;Felix Bergson&lt;/submitter&gt;</text:p>
            <text:p text:style-name="P205"><text:s text:c="12"/>&lt;resources&gt;</text:p>
            <text:p text:style-name="P205"><text:s text:c="15"/>&lt;resource&gt;</text:p>
            <text:p text:style-name="P205"><text:s text:c="18"/>&lt;id&gt;1000001&lt;/id&gt;</text:p>
            <text:p text:style-name="P205"><text:s text:c="18"/>&lt;name&gt;Some Important Page&lt;/name&gt;</text:p>
            <text:p text:style-name="P205"><text:s text:c="18"/>&lt;type&gt;webpage&lt;/type&gt;</text:p>
            <text:p text:style-name="P205"><text:s text:c="18"/>&lt;submitted&gt;2018-01-17T02:31:09.170+02:00&lt;/submitted&gt;</text:p>
            <text:p text:style-name="P205"><text:s text:c="18"/>&lt;lastUpdated&gt;2018-01-17T02:31:09.170+02:00&lt;/lastUpdated&gt;</text:p>
            <text:p text:style-name="P205"><text:s text:c="18"/>&lt;submitter&gt;Felix Bergson&lt;/submitter&gt;</text:p>
            <text:p text:style-name="P205"><text:s text:c="18"/>&lt;originalUrl&gt;https://aol.org/someimportantpage.html&lt;/originalUrl&gt;</text:p>
            <text:p text:style-name="P205"><text:s text:c="18"/>&lt;newUrl&gt;https://archiveteam.org/resource/1000001&lt;/newUrl&gt;</text:p>
            <text:p text:style-name="P205"><text:s text:c="18"/>&lt;projectId&gt;1000001&lt;/projectId&gt;</text:p>
            <text:p text:style-name="P205"><text:s text:c="15"/>&lt;/resource&gt;</text:p>
            <text:p text:style-name="P205"><text:s text:c="12"/>&lt;/resources&gt;</text:p>
            <text:p text:style-name="P205"><text:s text:c="9"/>&lt;/project&gt;</text:p>
            <text:p text:style-name="P205"><text:s text:c="9"/>&lt;project&gt;</text:p>
            <text:p text:style-name="P205"><text:s text:c="12"/>&lt;id&gt;1000000&lt;/id&gt;</text:p>
            <text:p text:style-name="P205"><text:s text:c="12"/>&lt;projectName&gt;Vidme&lt;/projectName&gt;</text:p>
            <text:p text:style-name="P205"><text:s text:c="12"/>&lt;originalUrl&gt;https://vid.me&lt;/originalUrl&gt;</text:p>
            <text:p text:style-name="P205"><text:s text:c="12"/>&lt;newUrl&gt;https://archiveteam.org/project/1000000&lt;/newUrl&gt;</text:p>
            <text:p text:style-name="P205"><text:s text:c="12"/>&lt;submitted&gt;2018-01-17T02:31:09.166+02:00&lt;/submitted&gt;</text:p>
            <text:p text:style-name="P205"><text:s text:c="12"/>&lt;lastUpdated&gt;2018-01-17T02:31:09.167+02:00&lt;/lastUpdated&gt;</text:p>
            <text:p text:style-name="P205"><text:s text:c="12"/>&lt;submitter&gt;Bork Börkson&lt;/submitter&gt;</text:p>
            <text:p text:style-name="P205"><text:s text:c="12"/>&lt;resources&gt;</text:p>
            <text:p text:style-name="P205"><text:s text:c="15"/>&lt;resource&gt;</text:p>
            <text:p text:style-name="P205"><text:s text:c="18"/>&lt;id&gt;1000000&lt;/id&gt;</text:p>
            <text:p text:style-name="P205"><text:s text:c="18"/>&lt;name&gt;Pranks gone wrong&lt;/name&gt;</text:p>
            <text:p text:style-name="P205"><text:s text:c="18"/>&lt;type&gt;video&lt;/type&gt;</text:p>
            <text:p text:style-name="P205"><text:s text:c="18"/>&lt;submitted&gt;2018-01-17T02:31:09.169+02:00&lt;/submitted&gt;</text:p>
            <text:p text:style-name="P205"><text:s text:c="18"/>&lt;lastUpdated&gt;2018-01-17T02:31:09.169+02:00&lt;/lastUpdated&gt;</text:p>
            <text:p text:style-name="P205"><text:s text:c="18"/>&lt;submitter&gt;Bork Börkson&lt;/submitter&gt;</text:p>
            <text:p text:style-name="P205"><text:s text:c="18"/>&lt;originalUrl&gt;https://vid.me/adjgids&lt;/originalUrl&gt;</text:p>
            <text:p text:style-name="P205"><text:s text:c="18"/>&lt;newUrl&gt;https://archiveteam.org/resource/1000000&lt;/newUrl&gt;</text:p>
            <text:p text:style-name="P205"><text:s text:c="18"/>&lt;projectId&gt;1000000&lt;/projectId&gt;</text:p>
            <text:p text:style-name="P205"><text:s text:c="15"/>&lt;/resource&gt;</text:p>
            <text:p text:style-name="P205"><text:s text:c="12"/>&lt;/resources&gt;</text:p>
            <text:p text:style-name="P205"><text:s text:c="9"/>&lt;/project&gt;</text:p>
          </table:table-cell>
          <table:covered-table-cell/>
          <table:covered-table-cell/>
        </table:table-row>
      </table:table>
      <text:p text:style-name="P23"/>
      <text:p text:style-name="P10"/>
      <text:p text:style-name="P22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h text:style-name="Heading_20_3" text:outline-level="3">add<text:span text:style-name="T10">Archival</text:span>Project</text:h>
          </table:table-cell>
          <table:table-cell table:style-name="Table38.B1" office:value-type="string">
            <text:p text:style-name="P45">Lisab uue arhiveerimisprojekti.</text:p>
          </table:table-cell>
        </table:table-row>
      </table:table>
      <text:p text:style-name="P45"/>
      <text:p text:style-name="P26">Sisend.</text:p>
      <text:p text:style-name="P2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8">Sisend</text:p>
          </table:table-cell>
          <table:table-cell table:style-name="Table2.B1" table:number-columns-spanned="3" office:value-type="string">
            <text:p text:style-name="P149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6">Nimetus</text:p>
          </table:table-cell>
          <table:table-cell table:style-name="Table2.A2" office:value-type="string">
            <text:p text:style-name="P106">Andmetüüp</text:p>
          </table:table-cell>
          <table:table-cell table:style-name="Table2.A2" office:value-type="string">
            <text:p text:style-name="P106">Kommentaar</text:p>
          </table:table-cell>
          <table:table-cell table:style-name="Table2.D2" office:value-type="string">
            <text:p text:style-name="P114">Näiteväärtus</text:p>
          </table:table-cell>
        </table:table-row>
        <table:table-row>
          <table:table-cell table:style-name="Table2.A2" office:value-type="string">
            <text:p text:style-name="P134">requestHeader</text:p>
          </table:table-cell>
          <table:table-cell table:style-name="Table2.A2" office:value-type="string">
            <text:p text:style-name="P134">RequestHeaderType</text:p>
          </table:table-cell>
          <table:table-cell table:style-name="Table2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2.D2" office:value-type="string">
            <text:p text:style-name="P193">vaata RequestHeaderType dokumentatsiooni</text:p>
          </table:table-cell>
        </table:table-row>
        <table:table-row>
          <table:table-cell table:style-name="Table2.A2" office:value-type="string">
            <text:p text:style-name="P120">projectName</text:p>
          </table:table-cell>
          <table:table-cell table:style-name="Table2.A2" office:value-type="string">
            <text:p text:style-name="P120">NonEmptyString</text:p>
          </table:table-cell>
          <table:table-cell table:style-name="Table2.A2" office:value-type="string">
            <text:p text:style-name="P120">Lisatava projekti nimi.</text:p>
          </table:table-cell>
          <table:table-cell table:style-name="Table2.D2" office:value-type="string">
            <text:p text:style-name="P194">The Fun Zone</text:p>
          </table:table-cell>
        </table:table-row>
        <table:table-row>
          <table:table-cell table:style-name="Table2.A2" office:value-type="string">
            <text:p text:style-name="P136">originalUrl</text:p>
          </table:table-cell>
          <table:table-cell table:style-name="Table2.A2" office:value-type="string">
            <text:p text:style-name="P136">UrlType</text:p>
          </table:table-cell>
          <table:table-cell table:style-name="Table2.A2" office:value-type="string">
            <text:p text:style-name="P120">Viide arhiveeritava veebikeskkonna või sellega seotud organisatsiooni kodulehele.</text:p>
          </table:table-cell>
          <table:table-cell table:style-name="Table2.D2" office:value-type="string">
            <text:p text:style-name="P194">http://funzone.com</text:p>
          </table:table-cell>
        </table:table-row>
        <table:table-row>
          <table:table-cell table:style-name="Table2.A2" office:value-type="string">
            <text:p text:style-name="P168">SOAP päringu näide</text:p>
          </table:table-cell>
          <table:table-cell table:style-name="Table2.D2" table:number-columns-spanned="3" office:value-type="string">
            <text:p text:style-name="P206">&lt;soapenv:Envelope xmlns:soapenv="http://schemas.xmlsoap.org/soap/envelope/" xmlns:ns="http://ns.ounapuu.ee"&gt;</text:p>
            <text:p text:style-name="P206"><text:s text:c="3"/>&lt;soapenv:Header/&gt;</text:p>
            <text:p text:style-name="P206"><text:s text:c="3"/>&lt;soapenv:Body&gt;</text:p>
            <text:p text:style-name="P206"><text:s text:c="6"/>&lt;ns:addArchivalProjectRequest&gt;</text:p>
            <text:p text:style-name="P206"><text:s text:c="9"/>&lt;ns:requestHeader&gt;</text:p>
            <text:p text:style-name="P206"><text:s text:c="12"/>&lt;ns:apiToken&gt;616467686a6a6a6a6a6a6a6a6a6a6a&lt;/ns:apiToken&gt;</text:p>
            <text:p text:style-name="P206"><text:s text:c="12"/>&lt;ns:requestId&gt;54654446457665368856&lt;/ns:requestId&gt;</text:p>
            <text:p text:style-name="P206"><text:s text:c="9"/>&lt;/ns:requestHeader&gt;</text:p>
            <text:p text:style-name="P206"><text:s text:c="9"/>&lt;ns:projectName&gt;Mängukoobas&lt;/ns:projectName&gt;</text:p>
            <text:p text:style-name="P206"><text:s text:c="9"/>&lt;ns:originalUrl&gt;http://mangukoobas.ee&lt;/ns:originalUrl&gt;</text:p>
            <text:p text:style-name="P206"><text:s text:c="6"/>&lt;/ns:addArchivalProjectRequest&gt;</text:p>
            <text:p text:style-name="P206"><text:s text:c="3"/>&lt;/soapenv:Body&gt;</text:p>
            <text:p text:style-name="P206">&lt;/soapenv:Envelope&gt;</text:p>
          </table:table-cell>
          <table:covered-table-cell/>
          <table:covered-table-cell/>
        </table:table-row>
      </table:table>
      <text:p text:style-name="P27"/>
      <text:p text:style-name="P13"/>
      <text:p text:style-name="P221"/>
      <text:p text:style-name="P1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h text:style-name="Heading_20_3" text:outline-level="3">getArchiveResource</text:h>
          </table:table-cell>
          <table:table-cell table:style-name="Table39.B1" office:value-type="string">
            <text:p text:style-name="P33">Tagastab vastava arhiiviressursi.</text:p>
          </table:table-cell>
        </table:table-row>
      </table:table>
      <text:p text:style-name="P33"/>
      <text:p text:style-name="P32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50">Sisend</text:p>
          </table:table-cell>
          <table:table-cell table:style-name="Table7.B1" table:number-columns-spanned="3" office:value-type="string">
            <text:p text:style-name="P107"/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07">Nimetus</text:p>
          </table:table-cell>
          <table:table-cell table:style-name="Table7.A2" office:value-type="string">
            <text:p text:style-name="P107">Andmetüüp</text:p>
          </table:table-cell>
          <table:table-cell table:style-name="Table7.A2" office:value-type="string">
            <text:p text:style-name="P107">Kommentaar</text:p>
          </table:table-cell>
          <table:table-cell table:style-name="Table7.D2" office:value-type="string">
            <text:p text:style-name="P115">Näiteväärtus</text:p>
          </table:table-cell>
        </table:table-row>
        <table:table-row>
          <table:table-cell table:style-name="Table7.A2" office:value-type="string">
            <text:p text:style-name="P134">requestHeader</text:p>
          </table:table-cell>
          <table:table-cell table:style-name="Table7.A2" office:value-type="string">
            <text:p text:style-name="P134">RequestHeaderType</text:p>
          </table:table-cell>
          <table:table-cell table:style-name="Table7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7.D2" office:value-type="string">
            <text:p text:style-name="Table_20_Contents">6d696b7373617365646164656b6f6465657269736964</text:p>
            <text:p text:style-name="Table_20_Contents"/>
            <text:p text:style-name="P135">6b6f646565</text:p>
          </table:table-cell>
        </table:table-row>
        <table:table-row>
          <table:table-cell table:style-name="Table7.A2" office:value-type="string">
            <text:p text:style-name="P124">resourceId</text:p>
          </table:table-cell>
          <table:table-cell table:style-name="Table7.A2" office:value-type="string">
            <text:p text:style-name="P124">integer</text:p>
          </table:table-cell>
          <table:table-cell table:style-name="Table7.A2" office:value-type="string">
            <text:p text:style-name="P121"><text:span text:style-name="T11">Päritava resssursi unikaalne ID</text:span>.</text:p>
          </table:table-cell>
          <table:table-cell table:style-name="Table7.D2" office:value-type="string">
            <text:p text:style-name="P194">1000843</text:p>
          </table:table-cell>
        </table:table-row>
        <table:table-row>
          <table:table-cell table:style-name="Table7.A2" office:value-type="string">
            <text:p text:style-name="P169">SOAP päringu näide</text:p>
          </table:table-cell>
          <table:table-cell table:style-name="Table7.D2" table:number-columns-spanned="3" office:value-type="string">
            <text:p text:style-name="P207">&lt;soapenv:Envelope xmlns:soapenv="http://schemas.xmlsoap.org/soap/envelope/" xmlns:ns="http://ns.ounapuu.ee"&gt;</text:p>
            <text:p text:style-name="P207"><text:s text:c="3"/>&lt;soapenv:Header/&gt;</text:p>
            <text:p text:style-name="P207"><text:s text:c="3"/>&lt;soapenv:Body&gt;</text:p>
            <text:p text:style-name="P207"><text:s text:c="6"/>&lt;ns:getArchiveResourceRequest&gt;</text:p>
            <text:p text:style-name="P207"><text:s text:c="9"/>&lt;ns:requestHeader&gt;</text:p>
            <text:p text:style-name="P207"><text:s text:c="12"/>&lt;ns:apiToken&gt;616467686a6a6a6a6a6a6a6a6a6a6a&lt;/ns:apiToken&gt;</text:p>
            <text:p text:style-name="P207"><text:s text:c="12"/>&lt;ns:requestId&gt;841654132617864156148648253&lt;/ns:requestId&gt;</text:p>
            <text:p text:style-name="P207"><text:s text:c="9"/>&lt;/ns:requestHeader&gt;</text:p>
            <text:p text:style-name="P207"><text:s text:c="9"/>&lt;ns:resourceId&gt;1000002&lt;/ns:resourceId&gt;</text:p>
            <text:p text:style-name="P207"><text:s text:c="6"/>&lt;/ns:getArchiveResourceRequest&gt;</text:p>
            <text:p text:style-name="P207"><text:s text:c="3"/>&lt;/soapenv:Body&gt;</text:p>
            <text:p text:style-name="P207">&lt;/soapenv:Envelope&gt;</text:p>
          </table:table-cell>
          <table:covered-table-cell/>
          <table:covered-table-cell/>
        </table:table-row>
      </table:table>
      <text:p text:style-name="P53"/>
      <text:p text:style-name="P52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2">Väljund</text:p>
          </table:table-cell>
          <table:table-cell table:style-name="Table8.B1" table:number-columns-spanned="3" office:value-type="string">
            <text:p text:style-name="P93">ArchiveResourceType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07">Nimetus</text:p>
          </table:table-cell>
          <table:table-cell table:style-name="Table8.A2" office:value-type="string">
            <text:p text:style-name="P107">Andmetüüp</text:p>
          </table:table-cell>
          <table:table-cell table:style-name="Table8.A2" office:value-type="string">
            <text:p text:style-name="P107">Kommentaar</text:p>
          </table:table-cell>
          <table:table-cell table:style-name="Table8.D2" office:value-type="string">
            <text:p text:style-name="P115">Näiteväärtus</text:p>
          </table:table-cell>
        </table:table-row>
        <table:table-row>
          <table:table-cell table:style-name="Table8.A2" office:value-type="string">
            <text:p text:style-name="P174">archiveResource</text:p>
          </table:table-cell>
          <table:table-cell table:style-name="Table8.A2" office:value-type="string">
            <text:p text:style-name="P174">ArchiveResourceType</text:p>
          </table:table-cell>
          <table:table-cell table:style-name="Table8.A2" office:value-type="string">
            <text:p text:style-name="P174">Vastavale ID-le vastav arhiveeritud ressurss.</text:p>
          </table:table-cell>
          <table:table-cell table:style-name="Table8.D2" office:value-type="string">
            <text:p text:style-name="P186">vaata ArchiveResourceType dokumentatsiooni</text:p>
          </table:table-cell>
        </table:table-row>
        <table:table-row>
          <table:table-cell table:style-name="Table8.A2" office:value-type="string">
            <text:p text:style-name="P169">SOAP vastuse näide</text:p>
          </table:table-cell>
          <table:table-cell table:style-name="Table8.D2" table:number-columns-spanned="3" office:value-type="string">
            <text:p text:style-name="P206">&lt;S:Envelope xmlns:S="http://schemas.xmlsoap.org/soap/envelope/"&gt;</text:p>
            <text:p text:style-name="P206"><text:s text:c="3"/>&lt;S:Body&gt;</text:p>
            <text:p text:style-name="P206"><text:s text:c="6"/>&lt;getArchiveResourceResponse xmlns="http://ns.ounapuu.ee"&gt;</text:p>
            <text:p text:style-name="P206"><text:s text:c="9"/>&lt;id&gt;1000002&lt;/id&gt;</text:p>
            <text:p text:style-name="P206"><text:s text:c="9"/>&lt;name&gt;News - Roblox forums&lt;/name&gt;</text:p>
            <text:p text:style-name="P206"><text:s text:c="9"/>&lt;type&gt;webpage&lt;/type&gt;</text:p>
            <text:p text:style-name="P206"><text:s text:c="9"/>&lt;submitted&gt;2018-01-14T18:50:15.510+02:00&lt;/submitted&gt;</text:p>
            <text:p text:style-name="P206"><text:s text:c="9"/>&lt;lastUpdated&gt;2018-01-14T18:50:15.510+02:00&lt;/lastUpdated&gt;</text:p>
            <text:p text:style-name="P206"><text:s text:c="9"/>&lt;submitter&gt;AT Warriors&lt;/submitter&gt;</text:p>
            <text:p text:style-name="P206"><text:s text:c="9"/>&lt;originalUrl&gt;http://forums.roblox.com/news.php&lt;/originalUrl&gt;</text:p>
            <text:p text:style-name="P206"><text:s text:c="9"/>&lt;newUrl&gt;https://archiveteam.org/resource/1000002&lt;/newUrl&gt;</text:p>
            <text:p text:style-name="P206"><text:s text:c="9"/>&lt;projectId&gt;1000002&lt;/projectId&gt;</text:p>
            <text:p text:style-name="P206"><text:s text:c="6"/>&lt;/getArchiveResourceResponse&gt;</text:p>
            <text:p text:style-name="P206"><text:s text:c="3"/>&lt;/S:Body&gt;</text:p>
            <text:p text:style-name="P206">&lt;/S:Envelope&gt;</text:p>
          </table:table-cell>
          <table:covered-table-cell/>
          <table:covered-table-cell/>
        </table:table-row>
      </table:table>
      <text:p text:style-name="P23"/>
      <text:p text:style-name="P14"/>
      <text:p text:style-name="P222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h text:style-name="Heading_20_3" text:outline-level="3">getArchiveResourceList</text:h>
          </table:table-cell>
          <table:table-cell table:style-name="Table40.B1" office:value-type="string">
            <text:p text:style-name="P29">Tagastab kõik arhiivide ressursid, mis vastavad tingimustele.</text:p>
          </table:table-cell>
        </table:table-row>
      </table:table>
      <text:p text:style-name="P29"/>
      <text:p text:style-name="P28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51">Sisend</text:p>
          </table:table-cell>
          <table:table-cell table:style-name="Table9.B1" table:number-columns-spanned="3" office:value-type="string">
            <text:p text:style-name="P108"/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08">Nimetus</text:p>
          </table:table-cell>
          <table:table-cell table:style-name="Table9.A2" office:value-type="string">
            <text:p text:style-name="P108">Andmetüüp</text:p>
          </table:table-cell>
          <table:table-cell table:style-name="Table9.A2" office:value-type="string">
            <text:p text:style-name="P108">Kommentaar</text:p>
          </table:table-cell>
          <table:table-cell table:style-name="Table9.D2" office:value-type="string">
            <text:p text:style-name="P116">Näiteväärtus</text:p>
          </table:table-cell>
        </table:table-row>
        <table:table-row>
          <table:table-cell table:style-name="Table9.A2" office:value-type="string">
            <text:p text:style-name="P134">requestHeader</text:p>
          </table:table-cell>
          <table:table-cell table:style-name="Table9.A2" office:value-type="string">
            <text:p text:style-name="P134">RequestHeaderType</text:p>
          </table:table-cell>
          <table:table-cell table:style-name="Table9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9.D2" office:value-type="string">
            <text:p text:style-name="P193">vaata RequestHeaderType dokumentatsiooni</text:p>
          </table:table-cell>
        </table:table-row>
        <table:table-row>
          <table:table-cell table:style-name="Table9.A2" office:value-type="string">
            <text:p text:style-name="P127">submitter</text:p>
          </table:table-cell>
          <table:table-cell table:style-name="Table9.A2" office:value-type="string">
            <text:p text:style-name="P127">NonEmptyString</text:p>
          </table:table-cell>
          <table:table-cell table:style-name="Table9.A2" office:value-type="string">
            <text:p text:style-name="P127"><text:span text:style-name="T23">Optional</text:span>. Ressursi lisaja.</text:p>
          </table:table-cell>
          <table:table-cell table:style-name="Table9.D2" office:value-type="string">
            <text:p text:style-name="P194">samboy97</text:p>
          </table:table-cell>
        </table:table-row>
        <table:table-row>
          <table:table-cell table:style-name="Table9.A2" office:value-type="string">
            <text:p text:style-name="P127">name</text:p>
          </table:table-cell>
          <table:table-cell table:style-name="Table9.A2" office:value-type="string">
            <text:p text:style-name="P127">NonEmptyString</text:p>
          </table:table-cell>
          <table:table-cell table:style-name="Table9.A2" office:value-type="string">
            <text:p text:style-name="P127"><text:span text:style-name="T23">Optional</text:span>. Ressursi nimetus.</text:p>
          </table:table-cell>
          <table:table-cell table:style-name="Table9.D2" office:value-type="string">
            <text:p text:style-name="P194">apple repair guide</text:p>
          </table:table-cell>
        </table:table-row>
        <table:table-row>
          <table:table-cell table:style-name="Table9.A2" office:value-type="string">
            <text:p text:style-name="P127">type</text:p>
          </table:table-cell>
          <table:table-cell table:style-name="Table9.A2" office:value-type="string">
            <text:p text:style-name="P127">NonEmptyString</text:p>
          </table:table-cell>
          <table:table-cell table:style-name="Table9.A2" office:value-type="string">
            <text:p text:style-name="P128"><text:span text:style-name="T23">Optiona</text:span><text:span text:style-name="T24">l</text:span>. Ressursi tüüp. <text:span text:style-name="T11">Üks järgmistest: </text:span><text:span text:style-name="T2">webpage, audio, video, software, misc.</text:span></text:p>
          </table:table-cell>
          <table:table-cell table:style-name="Table9.D2" office:value-type="string">
            <text:p text:style-name="P194">video</text:p>
          </table:table-cell>
        </table:table-row>
        <table:table-row>
          <table:table-cell table:style-name="Table9.A2" office:value-type="string">
            <text:p text:style-name="P170">SOAP päringu näide</text:p>
          </table:table-cell>
          <table:table-cell table:style-name="Table9.D2" table:number-columns-spanned="3" office:value-type="string">
            <text:p text:style-name="P209">&lt;soapenv:Envelope xmlns:soapenv="http://schemas.xmlsoap.org/soap/envelope/" xmlns:ns="http://ns.ounapuu.ee"&gt;</text:p>
            <text:p text:style-name="P209"><text:s text:c="3"/>&lt;soapenv:Header/&gt;</text:p>
            <text:p text:style-name="P209"><text:s text:c="3"/>&lt;soapenv:Body&gt;</text:p>
            <text:p text:style-name="P209"><text:s text:c="6"/>&lt;ns:getArchiveResourceListRequest&gt;</text:p>
            <text:p text:style-name="P209"><text:s text:c="8"/>&lt;ns:requestHeader&gt;</text:p>
            <text:p text:style-name="P209"><text:s text:c="12"/>&lt;ns:apiToken&gt;616467686a6a6a6a6a6a6a6a6a6a6a&lt;/ns:apiToken&gt;</text:p>
            <text:p text:style-name="P209"><text:s text:c="12"/>&lt;ns:requestId&gt;84614856368464828456384512&lt;/ns:requestId&gt;</text:p>
            <text:p text:style-name="P209"><text:s text:c="9"/>&lt;/ns:requestHeader&gt;</text:p>
            <text:p text:style-name="P209"><text:s text:c="4"/></text:p>
            <text:p text:style-name="P209"><text:s text:c="6"/>&lt;/ns:getArchiveResourceListRequest&gt;</text:p>
            <text:p text:style-name="P209"><text:s text:c="3"/>&lt;/soapenv:Body&gt;</text:p>
            <text:p text:style-name="P209">&lt;/soapenv:Envelope&gt;</text:p>
          </table:table-cell>
          <table:covered-table-cell/>
          <table:covered-table-cell/>
        </table:table-row>
      </table:table>
      <text:p text:style-name="P55"/>
      <text:p text:style-name="P233"/>
      <text:p text:style-name="P54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151">Väljund</text:p>
          </table:table-cell>
          <table:table-cell table:style-name="Table10.B1" table:number-columns-spanned="3" office:value-type="string">
            <text:p text:style-name="P90">ArchiveResourceListType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08">Nimetus</text:p>
          </table:table-cell>
          <table:table-cell table:style-name="Table10.A2" office:value-type="string">
            <text:p text:style-name="P108">Andmetüüp</text:p>
          </table:table-cell>
          <table:table-cell table:style-name="Table10.A2" office:value-type="string">
            <text:p text:style-name="P108">Kommentaar</text:p>
          </table:table-cell>
          <table:table-cell table:style-name="Table10.D2" office:value-type="string">
            <text:p text:style-name="P116">Näiteväärtus</text:p>
          </table:table-cell>
        </table:table-row>
        <table:table-row>
          <table:table-cell table:style-name="Table10.A2" office:value-type="string">
            <text:p text:style-name="P127">archiveResource<text:span text:style-name="T14">List</text:span></text:p>
          </table:table-cell>
          <table:table-cell table:style-name="Table10.A2" office:value-type="string">
            <text:p text:style-name="P127">ArchiveResource<text:span text:style-name="T14">List</text:span>Type</text:p>
          </table:table-cell>
          <table:table-cell table:style-name="Table10.A2" office:value-type="string">
            <text:p text:style-name="P127">Null või rohkem ressurssi, mis vastavad päringus seatud filtritele.</text:p>
          </table:table-cell>
          <table:table-cell table:style-name="Table10.D2" office:value-type="string">
            <text:p text:style-name="P193">vaata <text:span text:style-name="T40">ArchiveResourceListType </text:span>dokumentatsiooni</text:p>
          </table:table-cell>
        </table:table-row>
        <table:table-row>
          <table:table-cell table:style-name="Table10.A2" office:value-type="string">
            <text:p text:style-name="P170">SOAP vastuse näide</text:p>
          </table:table-cell>
          <table:table-cell table:style-name="Table10.D2" table:number-columns-spanned="3" office:value-type="string">
            <text:p text:style-name="P209">&lt;S:Envelope xmlns:S="http://schemas.xmlsoap.org/soap/envelope/"&gt;</text:p>
            <text:p text:style-name="P209"><text:s text:c="3"/>&lt;S:Body&gt;</text:p>
            <text:p text:style-name="P209"><text:s text:c="6"/>&lt;getArchiveResourceListResponse xmlns="http://ns.ounapuu.ee"&gt;</text:p>
            <text:p text:style-name="P209"><text:s text:c="9"/>&lt;resource&gt;</text:p>
            <text:p text:style-name="P209"><text:s text:c="12"/>&lt;id&gt;1000005&lt;/id&gt;</text:p>
            <text:p text:style-name="P209"><text:s text:c="12"/>&lt;name&gt;billyjoel-discography&lt;/name&gt;</text:p>
            <text:p text:style-name="P209"><text:s text:c="12"/>&lt;type&gt;audio&lt;/type&gt;</text:p>
            <text:p text:style-name="P209"><text:s text:c="12"/>&lt;submitted&gt;2018-01-14T18:54:52.970+02:00&lt;/submitted&gt;</text:p>
            <text:p text:style-name="P209"><text:s text:c="12"/>&lt;lastUpdated&gt;2018-01-14T18:54:52.969+02:00&lt;/lastUpdated&gt;</text:p>
            <text:p text:style-name="P209"><text:s text:c="12"/>&lt;submitter&gt;Archives R Us&lt;/submitter&gt;</text:p>
            <text:p text:style-name="P209"><text:s text:c="12"/>&lt;originalUrl&gt;http://freemusic.com/audio/billyjoel-discography.mp3&lt;/originalUrl&gt;</text:p>
            <text:p text:style-name="P209"><text:s text:c="12"/>&lt;newUrl&gt;https://archiveteam.org/resource/1000005&lt;/newUrl&gt;</text:p>
            <text:p text:style-name="P209"><text:s text:c="9"/>&lt;/resource&gt;</text:p>
            <text:p text:style-name="P209"><text:s text:c="9"/>&lt;resource&gt;</text:p>
            <text:p text:style-name="P209"><text:s text:c="12"/>&lt;id&gt;1000004&lt;/id&gt;</text:p>
            <text:p text:style-name="P209"><text:s text:c="12"/>&lt;name&gt;Warez - Limp Bizkit Rollin (by Legitripz)&lt;/name&gt;</text:p>
            <text:p text:style-name="P209"><text:s text:c="12"/>&lt;type&gt;software&lt;/type&gt;</text:p>
            <text:p text:style-name="P209"><text:s text:c="12"/>&lt;submitted&gt;2018-01-14T18:50:15.510+02:00&lt;/submitted&gt;</text:p>
            <text:p text:style-name="P209"><text:s text:c="12"/>&lt;lastUpdated&gt;2018-01-14T18:50:15.510+02:00&lt;/lastUpdated&gt;</text:p>
            <text:p text:style-name="P209"><text:s text:c="12"/>&lt;submitter&gt;anon&lt;/submitter&gt;</text:p>
            <text:p text:style-name="P209"><text:s text:c="12"/>&lt;originalUrl&gt;http://good.warez.biz/Limp%20Bizkit%20Rollin%20Legitripz.mp3.exe&lt;/originalUrl&gt;</text:p>
            <text:p text:style-name="P209"><text:s text:c="12"/>&lt;newUrl&gt;https://archiveteam.org/resource/1000004&lt;/newUrl&gt;</text:p>
            <text:p text:style-name="P209"><text:s text:c="12"/>&lt;projectId&gt;1000003&lt;/projectId&gt;</text:p>
            <text:p text:style-name="P209"><text:s text:c="9"/>&lt;/resource&gt;</text:p>
            <text:p text:style-name="P209"><text:s text:c="9"/>&lt;resource&gt;</text:p>
            <text:p text:style-name="P209"><text:s text:c="12"/>&lt;id&gt;1000003&lt;/id&gt;</text:p>
            <text:p text:style-name="P209"><text:s text:c="12"/>&lt;name&gt;cyanogen - mad libzzz&lt;/name&gt;</text:p>
            <text:p text:style-name="P209"><text:s text:c="12"/>&lt;type&gt;audio&lt;/type&gt;</text:p>
            <text:p text:style-name="P209"><text:s text:c="12"/>&lt;submitted&gt;2018-01-14T18:50:15.510+02:00&lt;/submitted&gt;</text:p>
            <text:p text:style-name="P209"><text:s text:c="12"/>&lt;lastUpdated&gt;2018-01-14T18:50:15.510+02:00&lt;/lastUpdated&gt;</text:p>
            <text:p text:style-name="P209"><text:s text:c="12"/>&lt;submitter&gt;AT Warriors&lt;/submitter&gt;</text:p>
            <text:p text:style-name="P209"><text:s text:c="12"/>&lt;originalUrl&gt;http://soundcloud.com/media/track01.mp3&lt;/originalUrl&gt;</text:p>
            <text:p text:style-name="P209"><text:s text:c="12"/>&lt;newUrl&gt;https://archiveteam.org/resource/1000003&lt;/newUrl&gt;</text:p>
            <text:p text:style-name="P209"><text:s text:c="12"/>&lt;projectId&gt;1000003&lt;/projectId&gt;</text:p>
            <text:p text:style-name="P209"><text:s text:c="9"/>&lt;/resource&gt;</text:p>
            <text:p text:style-name="P209"><text:s text:c="6"/>&lt;/getArchiveResourceListResponse&gt;</text:p>
            <text:p text:style-name="P209"><text:s text:c="3"/>&lt;/S:Body&gt;</text:p>
            <text:p text:style-name="P209">&lt;/S:Envelope&gt;</text:p>
          </table:table-cell>
          <table:covered-table-cell/>
          <table:covered-table-cell/>
        </table:table-row>
      </table:table>
      <text:p text:style-name="P23"/>
      <text:p text:style-name="P15"/>
      <text:p text:style-name="P223"/>
      <text:p text:style-name="P16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h text:style-name="Heading_20_3" text:outline-level="3">addArchiveResource</text:h>
          </table:table-cell>
          <table:table-cell table:style-name="Table41.B1" office:value-type="string">
            <text:p text:style-name="P31">Lisab üksiku ressursi.</text:p>
          </table:table-cell>
        </table:table-row>
      </table:table>
      <text:p text:style-name="P31"/>
      <text:p text:style-name="P30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51">Sisend</text:p>
          </table:table-cell>
          <table:table-cell table:style-name="Table11.B1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109">Nimetus</text:p>
          </table:table-cell>
          <table:table-cell table:style-name="Table11.A2" office:value-type="string">
            <text:p text:style-name="P109">Andmetüüp</text:p>
          </table:table-cell>
          <table:table-cell table:style-name="Table11.A2" office:value-type="string">
            <text:p text:style-name="P109">Kommentaar</text:p>
          </table:table-cell>
          <table:table-cell table:style-name="Table11.D2" office:value-type="string">
            <text:p text:style-name="P117">Näiteväärtus</text:p>
          </table:table-cell>
        </table:table-row>
        <table:table-row>
          <table:table-cell table:style-name="Table11.A2" office:value-type="string">
            <text:p text:style-name="P134">requestHeader</text:p>
          </table:table-cell>
          <table:table-cell table:style-name="Table11.A2" office:value-type="string">
            <text:p text:style-name="P134">RequestHeaderType</text:p>
          </table:table-cell>
          <table:table-cell table:style-name="Table11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1.D2" office:value-type="string">
            <text:p text:style-name="Table_20_Contents">6d696b7373617365646164656b6f6465657269736964</text:p>
            <text:p text:style-name="Table_20_Contents"/>
            <text:p text:style-name="P135">6b6f646565</text:p>
          </table:table-cell>
        </table:table-row>
        <table:table-row>
          <table:table-cell table:style-name="Table11.A2" office:value-type="string">
            <text:p text:style-name="P130">name</text:p>
          </table:table-cell>
          <table:table-cell table:style-name="Table11.A2" office:value-type="string">
            <text:p text:style-name="P130">NonEmptyString</text:p>
          </table:table-cell>
          <table:table-cell table:style-name="Table11.A2" office:value-type="string">
            <text:p text:style-name="P130">Lisatava ressursi nimetus.</text:p>
          </table:table-cell>
          <table:table-cell table:style-name="Table11.D2" office:value-type="string">
            <text:p text:style-name="P194">How to disassemble Thinkpad T430</text:p>
          </table:table-cell>
        </table:table-row>
        <table:table-row>
          <table:table-cell table:style-name="Table11.A2" office:value-type="string">
            <text:p text:style-name="P130">type</text:p>
          </table:table-cell>
          <table:table-cell table:style-name="Table11.A2" office:value-type="string">
            <text:p text:style-name="P193">ResourceType</text:p>
          </table:table-cell>
          <table:table-cell table:style-name="Table11.A2" office:value-type="string">
            <text:p text:style-name="P130">Lisatavat ressurssi kirjeldav tüüp. </text:p>
          </table:table-cell>
          <table:table-cell table:style-name="Table11.D2" office:value-type="string">
            <text:p text:style-name="P130">webpage</text:p>
          </table:table-cell>
        </table:table-row>
        <table:table-row>
          <table:table-cell table:style-name="Table11.A2" office:value-type="string">
            <text:p text:style-name="P130">originalUrl</text:p>
          </table:table-cell>
          <table:table-cell table:style-name="Table11.A2" office:value-type="string">
            <text:p text:style-name="P136">UrlType</text:p>
          </table:table-cell>
          <table:table-cell table:style-name="Table11.A2" office:value-type="string">
            <text:p text:style-name="P130">Lisatava ressursi originaalne asukoht.</text:p>
          </table:table-cell>
          <table:table-cell table:style-name="Table11.D2" office:value-type="string">
            <text:p text:style-name="P194">https://youtube.com/watch/jfds87fdD</text:p>
          </table:table-cell>
        </table:table-row>
        <table:table-row>
          <table:table-cell table:style-name="Table11.A2" office:value-type="string">
            <text:p text:style-name="P170">SOAP päringu näide</text:p>
          </table:table-cell>
          <table:table-cell table:style-name="Table11.D2" table:number-columns-spanned="3" office:value-type="string">
            <text:p text:style-name="P206">&lt;soapenv:Envelope xmlns:soapenv="http://schemas.xmlsoap.org/soap/envelope/" xmlns:ns="http://ns.ounapuu.ee"&gt;</text:p>
            <text:p text:style-name="P206"><text:s text:c="3"/>&lt;soapenv:Header/&gt;</text:p>
            <text:p text:style-name="P206"><text:s text:c="3"/>&lt;soapenv:Body&gt;</text:p>
            <text:p text:style-name="P206"><text:s text:c="6"/>&lt;ns:addArchiveResourceRequest&gt;</text:p>
            <text:p text:style-name="P206"><text:s text:c="9"/>&lt;ns:requestHeader&gt;</text:p>
            <text:p text:style-name="P206"><text:s text:c="12"/>&lt;ns:apiToken&gt;616467686a6a6a6a6a6a6a6a6a6a6a&lt;/ns:apiToken&gt;</text:p>
            <text:p text:style-name="P206"><text:s text:c="12"/>&lt;ns:requestId&gt;827818578337852872&lt;/ns:requestId&gt;</text:p>
            <text:p text:style-name="P206"><text:s text:c="9"/>&lt;/ns:requestHeader&gt;</text:p>
            <text:p text:style-name="P206"><text:s text:c="9"/>&lt;ns:name&gt;billyjoel-discography&lt;/ns:name&gt;</text:p>
            <text:p text:style-name="P206"><text:s text:c="9"/>&lt;ns:type&gt;audio&lt;/ns:type&gt;</text:p>
            <text:p text:style-name="P206"><text:s text:c="9"/>&lt;ns:originalUrl&gt;http://freemusic.com/audio/billyjoel-discography.mp3&lt;/ns:originalUrl&gt;</text:p>
            <text:p text:style-name="P206"><text:s text:c="6"/>&lt;/ns:addArchiveResourceRequest&gt;</text:p>
            <text:p text:style-name="P206"><text:s text:c="3"/>&lt;/soapenv:Body&gt;</text:p>
            <text:p text:style-name="P206">&lt;/soapenv:Envelope&gt;</text:p>
          </table:table-cell>
          <table:covered-table-cell/>
          <table:covered-table-cell/>
        </table:table-row>
      </table:table>
      <text:p text:style-name="P22"/>
      <text:p text:style-name="P63"/>
      <text:p text:style-name="P47"/>
      <text:p text:style-name="P234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51">Väljund</text:p>
          </table:table-cell>
          <table:table-cell table:style-name="Table12.B1" table:number-columns-spanned="3" office:value-type="string">
            <text:p text:style-name="P161">ArchiveResourceType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110">Nimetus</text:p>
          </table:table-cell>
          <table:table-cell table:style-name="Table12.A2" office:value-type="string">
            <text:p text:style-name="P110">Andmetüüp</text:p>
          </table:table-cell>
          <table:table-cell table:style-name="Table12.A2" office:value-type="string">
            <text:p text:style-name="P110">Kommentaar</text:p>
          </table:table-cell>
          <table:table-cell table:style-name="Table12.D2" office:value-type="string">
            <text:p text:style-name="P118">Näiteväärtus</text:p>
          </table:table-cell>
        </table:table-row>
        <table:table-row>
          <table:table-cell table:style-name="Table12.A2" office:value-type="string">
            <text:p text:style-name="P174">archiveResource</text:p>
          </table:table-cell>
          <table:table-cell table:style-name="Table12.A2" office:value-type="string">
            <text:p text:style-name="P174">ArchiveResourceType</text:p>
          </table:table-cell>
          <table:table-cell table:style-name="Table12.A2" office:value-type="string">
            <text:p text:style-name="P174">Lisatud üksik arhiveeritud ressurss.</text:p>
          </table:table-cell>
          <table:table-cell table:style-name="Table12.D2" office:value-type="string">
            <text:p text:style-name="P186">vaata ArchiveResourceType dokumentatsiooni</text:p>
          </table:table-cell>
        </table:table-row>
        <table:table-row>
          <table:table-cell table:style-name="Table12.A2" office:value-type="string">
            <text:p text:style-name="P170">SOAP vastuse näide</text:p>
          </table:table-cell>
          <table:table-cell table:style-name="Table12.D2" table:number-columns-spanned="3" office:value-type="string">
            <text:p text:style-name="P206">&lt;S:Envelope xmlns:S="http://schemas.xmlsoap.org/soap/envelope/"&gt;</text:p>
            <text:p text:style-name="P206"><text:s text:c="3"/>&lt;S:Body&gt;</text:p>
            <text:p text:style-name="P206"><text:s text:c="6"/>&lt;addArchiveResourceResponse xmlns="http://ns.ounapuu.ee"&gt;</text:p>
            <text:p text:style-name="P206"><text:s text:c="9"/>&lt;id&gt;1000005&lt;/id&gt;</text:p>
            <text:p text:style-name="P206"><text:s text:c="9"/>&lt;name&gt;billyjoel-discography&lt;/name&gt;</text:p>
            <text:p text:style-name="P206"><text:s text:c="9"/>&lt;type&gt;audio&lt;/type&gt;</text:p>
            <text:p text:style-name="P206"><text:s text:c="9"/>&lt;submitted&gt;2018-01-14T18:54:52.970+02:00&lt;/submitted&gt;</text:p>
            <text:p text:style-name="P206"><text:s text:c="9"/>&lt;lastUpdated&gt;2018-01-14T18:54:52.969+02:00&lt;/lastUpdated&gt;</text:p>
            <text:p text:style-name="P206"><text:s text:c="9"/>&lt;submitter&gt;Archives R Us&lt;/submitter&gt;</text:p>
            <text:p text:style-name="P206"><text:s text:c="9"/>&lt;originalUrl&gt;http://freemusic.com/audio/billyjoel-discography.mp3&lt;/originalUrl&gt;</text:p>
            <text:p text:style-name="P206"><text:s text:c="9"/>&lt;newUrl&gt;https://archiveteam.org/resource/1000005&lt;/newUrl&gt;</text:p>
            <text:p text:style-name="P206"><text:s text:c="6"/>&lt;/addArchiveResourceResponse&gt;</text:p>
            <text:p text:style-name="P206"><text:s text:c="3"/>&lt;/S:Body&gt;</text:p>
            <text:p text:style-name="P206">&lt;/S:Envelope&gt;</text:p>
          </table:table-cell>
          <table:covered-table-cell/>
          <table:covered-table-cell/>
        </table:table-row>
      </table:table>
      <text:p text:style-name="P8"/>
      <text:p text:style-name="P17"/>
      <text:p text:style-name="P224"/>
      <text:p text:style-name="P18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h text:style-name="Heading_20_3" text:outline-level="3">getArchiveResourcesForArchivalProject</text:h>
          </table:table-cell>
          <table:table-cell table:style-name="Table42.B1" office:value-type="string">
            <text:p text:style-name="P35">Tagastab kõik antud arhiveerimisprojektiga seotud ressursid.</text:p>
          </table:table-cell>
        </table:table-row>
      </table:table>
      <text:p text:style-name="P35"/>
      <text:p text:style-name="P34">Sisend: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51">Sisend</text:p>
          </table:table-cell>
          <table:table-cell table:style-name="Table13.B1" table:number-columns-spanned="3" office:value-type="string">
            <text:p text:style-name="P110"/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110">Nimetus</text:p>
          </table:table-cell>
          <table:table-cell table:style-name="Table13.A2" office:value-type="string">
            <text:p text:style-name="P110">Andmetüüp</text:p>
          </table:table-cell>
          <table:table-cell table:style-name="Table13.A2" office:value-type="string">
            <text:p text:style-name="P110">Kommentaar</text:p>
          </table:table-cell>
          <table:table-cell table:style-name="Table13.D2" office:value-type="string">
            <text:p text:style-name="P118">Näiteväärtus</text:p>
          </table:table-cell>
        </table:table-row>
        <table:table-row>
          <table:table-cell table:style-name="Table13.A2" office:value-type="string">
            <text:p text:style-name="P134">requestHeader</text:p>
          </table:table-cell>
          <table:table-cell table:style-name="Table13.A2" office:value-type="string">
            <text:p text:style-name="P134">RequestHeaderType</text:p>
          </table:table-cell>
          <table:table-cell table:style-name="Table13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3.D2" office:value-type="string">
            <text:p text:style-name="Table_20_Contents">6d696b7373617365646164656b6f6465657269736964</text:p>
            <text:p text:style-name="Table_20_Contents"/>
            <text:p text:style-name="P135">6b6f646565</text:p>
          </table:table-cell>
        </table:table-row>
        <table:table-row>
          <table:table-cell table:style-name="Table13.A2" office:value-type="string">
            <text:p text:style-name="P132">projectId</text:p>
          </table:table-cell>
          <table:table-cell table:style-name="Table13.A2" office:value-type="string">
            <text:p text:style-name="P125">integer</text:p>
          </table:table-cell>
          <table:table-cell table:style-name="Table13.A2" office:value-type="string">
            <text:p text:style-name="P122"><text:span text:style-name="T12">Projekti unikaalne ID</text:span>.</text:p>
          </table:table-cell>
          <table:table-cell table:style-name="Table13.D2" office:value-type="string">
            <text:p text:style-name="P194">108432343</text:p>
          </table:table-cell>
        </table:table-row>
        <table:table-row>
          <table:table-cell table:style-name="Table13.A2" office:value-type="string">
            <text:p text:style-name="P170">SOAP päringu näide</text:p>
          </table:table-cell>
          <table:table-cell table:style-name="Table13.D2" table:number-columns-spanned="3" office:value-type="string">
            <text:p text:style-name="P208">&lt;soapenv:Envelope xmlns:soapenv="http://schemas.xmlsoap.org/soap/envelope/" xmlns:ns="http://ns.ounapuu.ee"&gt;</text:p>
            <text:p text:style-name="P208"><text:s text:c="3"/>&lt;soapenv:Header/&gt;</text:p>
            <text:p text:style-name="P208"><text:s text:c="3"/>&lt;soapenv:Body&gt;</text:p>
            <text:p text:style-name="P208"><text:s text:c="6"/>&lt;ns:getArchiveResourcesForArchivalProjectRequest&gt;</text:p>
            <text:p text:style-name="P208"><text:s text:c="9"/>&lt;ns:requestHeader&gt;</text:p>
            <text:p text:style-name="P208"><text:s text:c="12"/>&lt;ns:apiToken&gt;616467686a6a6a6a6a6a6a6a6a6a6a&lt;/ns:apiToken&gt;</text:p>
            <text:p text:style-name="P208"><text:s text:c="12"/>&lt;ns:requestId&gt;345132485324588632184563218457&lt;/ns:requestId&gt;</text:p>
            <text:p text:style-name="P208"><text:s text:c="9"/>&lt;/ns:requestHeader&gt;</text:p>
            <text:p text:style-name="P208"><text:s text:c="9"/>&lt;ns:projectId&gt;1000001&lt;/ns:projectId&gt;</text:p>
            <text:p text:style-name="P208"><text:s text:c="6"/>&lt;/ns:getArchiveResourcesForArchivalProjectRequest&gt;</text:p>
            <text:p text:style-name="P208"><text:s text:c="3"/>&lt;/soapenv:Body&gt;</text:p>
            <text:p text:style-name="P208">&lt;/soapenv:Envelope&gt;</text:p>
          </table:table-cell>
          <table:covered-table-cell/>
          <table:covered-table-cell/>
        </table:table-row>
      </table:table>
      <text:p text:style-name="P48"/>
      <text:p text:style-name="P34"/>
      <text:p text:style-name="P235"/>
      <text:p text:style-name="P34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151">Väljund</text:p>
          </table:table-cell>
          <table:table-cell table:style-name="Table14.B1" table:number-columns-spanned="3" office:value-type="string">
            <text:p text:style-name="P162">ArchiveResource<text:span text:style-name="T15">List</text:span>Type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08">Nimetus</text:p>
          </table:table-cell>
          <table:table-cell table:style-name="Table14.A2" office:value-type="string">
            <text:p text:style-name="P108">Andmetüüp</text:p>
          </table:table-cell>
          <table:table-cell table:style-name="Table14.A2" office:value-type="string">
            <text:p text:style-name="P108">Kommentaar</text:p>
          </table:table-cell>
          <table:table-cell table:style-name="Table14.D2" office:value-type="string">
            <text:p text:style-name="P116">Näiteväärtus</text:p>
          </table:table-cell>
        </table:table-row>
        <table:table-row>
          <table:table-cell table:style-name="Table14.A2" office:value-type="string">
            <text:p text:style-name="P127">archiveResource<text:span text:style-name="T15">List</text:span></text:p>
          </table:table-cell>
          <table:table-cell table:style-name="Table14.A2" office:value-type="string">
            <text:p text:style-name="P127">ArchiveResource<text:span text:style-name="T15">List</text:span>Type</text:p>
          </table:table-cell>
          <table:table-cell table:style-name="Table14.A2" office:value-type="string">
            <text:p text:style-name="P127">Null või rohkem ressurssi, mis vastavad päringus seatud filtritele.</text:p>
          </table:table-cell>
          <table:table-cell table:style-name="Table14.D2" office:value-type="string">
            <text:p text:style-name="P193">vaata ArchiveResourceListType dokumentatsiooni</text:p>
          </table:table-cell>
        </table:table-row>
        <table:table-row>
          <table:table-cell table:style-name="Table14.A2" office:value-type="string">
            <text:p text:style-name="P170">SOAP vastuse näide</text:p>
          </table:table-cell>
          <table:table-cell table:style-name="Table14.D2" table:number-columns-spanned="3" office:value-type="string">
            <text:p text:style-name="P209">&lt;S:Envelope xmlns:S="http://schemas.xmlsoap.org/soap/envelope/"&gt;</text:p>
            <text:p text:style-name="P209"><text:s text:c="3"/>&lt;S:Body&gt;</text:p>
            <text:p text:style-name="P209"><text:s text:c="6"/>&lt;getArchiveResourcesForArchivalProjectResponse xmlns="http://ns.ounapuu.ee"&gt;</text:p>
            <text:p text:style-name="P209"><text:s text:c="9"/>&lt;resource&gt;</text:p>
            <text:p text:style-name="P209"><text:s text:c="12"/>&lt;id&gt;1000004&lt;/id&gt;</text:p>
            <text:p text:style-name="P209"><text:s text:c="12"/>&lt;name&gt;Warez - Limp Bizkit Rollin (by Legitripz)&lt;/name&gt;</text:p>
            <text:p text:style-name="P209"><text:s text:c="12"/>&lt;type&gt;software&lt;/type&gt;</text:p>
            <text:p text:style-name="P209"><text:s text:c="12"/>&lt;submitted&gt;2018-01-15T00:47:46.052+02:00&lt;/submitted&gt;</text:p>
            <text:p text:style-name="P209"><text:s text:c="12"/>&lt;lastUpdated&gt;2018-01-15T00:47:46.052+02:00&lt;/lastUpdated&gt;</text:p>
            <text:p text:style-name="P209"><text:s text:c="12"/>&lt;submitter&gt;anon&lt;/submitter&gt;</text:p>
            <text:p text:style-name="P209"><text:s text:c="12"/>&lt;originalUrl&gt;http://good.warez.biz/Limp%20Bizkit%20Rollin%20Legitripz.mp3.exe&lt;/originalUrl&gt;</text:p>
            <text:p text:style-name="P209"><text:s text:c="12"/>&lt;newUrl&gt;https://archiveteam.org/resource/1000004&lt;/newUrl&gt;</text:p>
            <text:p text:style-name="P209"><text:s text:c="12"/>&lt;projectId&gt;1000001&lt;/projectId&gt;</text:p>
            <text:p text:style-name="P209"><text:s text:c="9"/>&lt;/resource&gt;</text:p>
            <text:p text:style-name="P209"><text:s text:c="9"/>&lt;resource&gt;</text:p>
            <text:p text:style-name="P209"><text:s text:c="12"/>&lt;id&gt;1000001&lt;/id&gt;</text:p>
            <text:p text:style-name="P209"><text:s text:c="12"/>&lt;name&gt;Some Important Page&lt;/name&gt;</text:p>
            <text:p text:style-name="P209"><text:s text:c="12"/>&lt;type&gt;webpage&lt;/type&gt;</text:p>
            <text:p text:style-name="P209"><text:s text:c="12"/>&lt;submitted&gt;2018-01-15T00:47:46.051+02:00&lt;/submitted&gt;</text:p>
            <text:p text:style-name="P209"><text:s text:c="12"/>&lt;lastUpdated&gt;2018-01-15T00:47:46.051+02:00&lt;/lastUpdated&gt;</text:p>
            <text:p text:style-name="P209"><text:s text:c="12"/>&lt;submitter&gt;Felix Bergson&lt;/submitter&gt;</text:p>
            <text:p text:style-name="P209"><text:s text:c="12"/>&lt;originalUrl&gt;https://aol.org/someimportantpage.html&lt;/originalUrl&gt;</text:p>
            <text:p text:style-name="P209"><text:s text:c="12"/>&lt;newUrl&gt;https://archiveteam.org/resource/1000001&lt;/newUrl&gt;</text:p>
            <text:p text:style-name="P209"><text:s text:c="12"/>&lt;projectId&gt;1000001&lt;/projectId&gt;</text:p>
            <text:p text:style-name="P209"><text:s text:c="9"/>&lt;/resource&gt;</text:p>
            <text:p text:style-name="P209"><text:s text:c="6"/>&lt;/getArchiveResourcesForArchivalProjectResponse&gt;</text:p>
            <text:p text:style-name="P209"><text:s text:c="3"/>&lt;/S:Body&gt;</text:p>
            <text:p text:style-name="P209">&lt;/S:Envelope&gt;</text:p>
          </table:table-cell>
          <table:covered-table-cell/>
          <table:covered-table-cell/>
        </table:table-row>
      </table:table>
      <text:p text:style-name="P49"/>
      <text:p text:style-name="P17"/>
      <text:p text:style-name="P225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h text:style-name="Heading_20_3" text:outline-level="3">addArchiveResourceToArchivalProject</text:h>
          </table:table-cell>
          <table:table-cell table:style-name="Table43.B1" office:value-type="string">
            <text:p text:style-name="P46">Lisab ressursi antud projekti alla.</text:p>
          </table:table-cell>
        </table:table-row>
      </table:table>
      <text:p text:style-name="P65"/>
      <text:p text:style-name="P64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52">Sisend</text:p>
          </table:table-cell>
          <table:table-cell table:style-name="Table15.B1" table:number-columns-spanned="3" office:value-type="string">
            <text:p text:style-name="P111"/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11">Nimetus</text:p>
          </table:table-cell>
          <table:table-cell table:style-name="Table15.A2" office:value-type="string">
            <text:p text:style-name="P111">Andmetüüp</text:p>
          </table:table-cell>
          <table:table-cell table:style-name="Table15.A2" office:value-type="string">
            <text:p text:style-name="P111">Kommentaar</text:p>
          </table:table-cell>
          <table:table-cell table:style-name="Table15.D2" office:value-type="string">
            <text:p text:style-name="P119">Näiteväärtus</text:p>
          </table:table-cell>
        </table:table-row>
        <table:table-row>
          <table:table-cell table:style-name="Table15.A2" office:value-type="string">
            <text:p text:style-name="P134">requestHeader</text:p>
          </table:table-cell>
          <table:table-cell table:style-name="Table15.A2" office:value-type="string">
            <text:p text:style-name="P134">RequestHeaderType</text:p>
          </table:table-cell>
          <table:table-cell table:style-name="Table15.A2" office:value-type="string">
            <text:p text:style-name="P134">Andmetüüp. mis sisaldab endas nii <text:span text:style-name="T1">apiToken </text:span><text:span text:style-name="T4">kui ka </text:span><text:span text:style-name="T1">requestId</text:span><text:span text:style-name="T4"> elemente.</text:span></text:p>
          </table:table-cell>
          <table:table-cell table:style-name="Table15.D2" office:value-type="string">
            <text:p text:style-name="P193">vaata RequestHeaderType dokumentatsiooni</text:p>
          </table:table-cell>
        </table:table-row>
        <table:table-row>
          <table:table-cell table:style-name="Table15.A2" office:value-type="string">
            <text:p text:style-name="P133">projectId</text:p>
          </table:table-cell>
          <table:table-cell table:style-name="Table15.A2" office:value-type="string">
            <text:p text:style-name="P126">integer</text:p>
          </table:table-cell>
          <table:table-cell table:style-name="Table15.A2" office:value-type="string">
            <text:p text:style-name="P123"><text:span text:style-name="T12">Projekti unikaalne ID</text:span>.</text:p>
          </table:table-cell>
          <table:table-cell table:style-name="Table15.D2" office:value-type="string">
            <text:p text:style-name="P194">324212332</text:p>
          </table:table-cell>
        </table:table-row>
        <table:table-row>
          <table:table-cell table:style-name="Table15.A2" office:value-type="string">
            <text:p text:style-name="P124">resourceId</text:p>
          </table:table-cell>
          <table:table-cell table:style-name="Table15.A2" office:value-type="string">
            <text:p text:style-name="P124">integer</text:p>
          </table:table-cell>
          <table:table-cell table:style-name="Table15.A2" office:value-type="string">
            <text:p text:style-name="P121"><text:span text:style-name="T13">Lisatava resssursi unikaalne ID</text:span>.</text:p>
          </table:table-cell>
          <table:table-cell table:style-name="Table15.D2" office:value-type="string">
            <text:p text:style-name="P194">344433234</text:p>
          </table:table-cell>
        </table:table-row>
        <table:table-row>
          <table:table-cell table:style-name="Table15.A2" office:value-type="string">
            <text:p text:style-name="P171">SOAP päringu näide</text:p>
          </table:table-cell>
          <table:table-cell table:style-name="Table15.D2" table:number-columns-spanned="3" office:value-type="string">
            <text:p text:style-name="P207">&lt;soapenv:Envelope xmlns:soapenv="http://schemas.xmlsoap.org/soap/envelope/" xmlns:ns="http://ns.ounapuu.ee"&gt;</text:p>
            <text:p text:style-name="P207"><text:s text:c="3"/>&lt;soapenv:Header/&gt;</text:p>
            <text:p text:style-name="P207"><text:s text:c="3"/>&lt;soapenv:Body&gt;</text:p>
            <text:p text:style-name="P207"><text:s text:c="6"/>&lt;ns:addArchiveResourceToArchivalProjectRequest&gt;</text:p>
            <text:p text:style-name="P207"><text:s text:c="9"/>&lt;ns:requestHeader&gt;</text:p>
            <text:p text:style-name="P207"><text:s text:c="12"/>&lt;ns:apiToken&gt;616467686a6a6a6a6a6a6a6a6a6a6a&lt;/ns:apiToken&gt;</text:p>
            <text:p text:style-name="P207"><text:s text:c="12"/>&lt;ns:requestId&gt;875278654322514247828465&lt;/ns:requestId&gt;</text:p>
            <text:p text:style-name="P207"><text:s text:c="9"/>&lt;/ns:requestHeader&gt;</text:p>
            <text:p text:style-name="P207"><text:s text:c="9"/>&lt;ns:projectId&gt;1000001&lt;/ns:projectId&gt;</text:p>
            <text:p text:style-name="P207"><text:s text:c="9"/>&lt;ns:resourceId&gt;1000004&lt;/ns:resourceId&gt;</text:p>
            <text:p text:style-name="P207"><text:s text:c="6"/>&lt;/ns:addArchiveResourceToArchivalProjectRequest&gt;</text:p>
            <text:p text:style-name="P207"><text:s text:c="3"/>&lt;/soapenv:Body&gt;</text:p>
            <text:p text:style-name="P207">&lt;/soapenv:Envelope&gt;</text:p>
          </table:table-cell>
          <table:covered-table-cell/>
          <table:covered-table-cell/>
        </table:table-row>
      </table:table>
      <text:p text:style-name="P22"/>
      <text:p text:style-name="P64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52">Väljund</text:p>
          </table:table-cell>
          <table:table-cell table:style-name="Table16.B1" table:number-columns-spanned="3" office:value-type="string">
            <text:p text:style-name="P163">ArchiveResourceType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111">Nimetus</text:p>
          </table:table-cell>
          <table:table-cell table:style-name="Table16.A2" office:value-type="string">
            <text:p text:style-name="P111">Andmetüüp</text:p>
          </table:table-cell>
          <table:table-cell table:style-name="Table16.A2" office:value-type="string">
            <text:p text:style-name="P111">Kommentaar</text:p>
          </table:table-cell>
          <table:table-cell table:style-name="Table16.D2" office:value-type="string">
            <text:p text:style-name="P119">Näiteväärtus</text:p>
          </table:table-cell>
        </table:table-row>
        <table:table-row>
          <table:table-cell table:style-name="Table16.A2" office:value-type="string">
            <text:p text:style-name="P129">archiveResource</text:p>
          </table:table-cell>
          <table:table-cell table:style-name="Table16.A2" office:value-type="string">
            <text:p text:style-name="P129">ArchiveResourceType</text:p>
          </table:table-cell>
          <table:table-cell table:style-name="Table16.A2" office:value-type="string">
            <text:p text:style-name="P172">Lisatud ressurss.</text:p>
          </table:table-cell>
          <table:table-cell table:style-name="Table16.D2" office:value-type="string">
            <text:p text:style-name="P193">vaata ArchiveResourceType dokumentatsiooni</text:p>
          </table:table-cell>
        </table:table-row>
        <table:table-row>
          <table:table-cell table:style-name="Table16.A2" office:value-type="string">
            <text:p text:style-name="P171">SOAP vastuse näide</text:p>
          </table:table-cell>
          <table:table-cell table:style-name="Table16.D2" table:number-columns-spanned="3" office:value-type="string">
            <text:p text:style-name="P210">&lt;S:Envelope xmlns:S="http://schemas.xmlsoap.org/soap/envelope/"&gt;</text:p>
            <text:p text:style-name="P210"><text:s text:c="3"/>&lt;S:Body&gt;</text:p>
            <text:p text:style-name="P210"><text:s text:c="6"/>&lt;addArchiveResourceToArchivalProjectResponse xmlns="http://ns.ounapuu.ee"&gt;</text:p>
            <text:p text:style-name="P210"><text:s text:c="9"/>&lt;id&gt;1000004&lt;/id&gt;</text:p>
            <text:p text:style-name="P210"><text:s text:c="9"/>&lt;name&gt;Warez - Limp Bizkit Rollin (by Legitripz)&lt;/name&gt;</text:p>
            <text:p text:style-name="P210"><text:s text:c="9"/>&lt;type&gt;software&lt;/type&gt;</text:p>
            <text:p text:style-name="P210"><text:s text:c="9"/>&lt;submitted&gt;2018-01-15T00:47:46.052+02:00&lt;/submitted&gt;</text:p>
            <text:p text:style-name="P210"><text:s text:c="9"/>&lt;lastUpdated&gt;2018-01-15T00:47:46.052+02:00&lt;/lastUpdated&gt;</text:p>
            <text:p text:style-name="P210"><text:s text:c="9"/>&lt;submitter&gt;anon&lt;/submitter&gt;</text:p>
            <text:p text:style-name="P210"><text:s text:c="9"/>&lt;originalUrl&gt;http://good.warez.biz/Limp%20Bizkit%20Rollin%20Legitripz.mp3.exe&lt;/originalUrl&gt;</text:p>
            <text:p text:style-name="P210"><text:s text:c="9"/>&lt;newUrl&gt;https://archiveteam.org/resource/1000004&lt;/newUrl&gt;</text:p>
            <text:p text:style-name="P210"><text:s text:c="9"/>&lt;projectId&gt;1000001&lt;/projectId&gt;</text:p>
            <text:p text:style-name="P210"><text:s text:c="6"/>&lt;/addArchiveResourceToArchivalProjectResponse&gt;</text:p>
            <text:p text:style-name="P210"><text:s text:c="3"/>&lt;/S:Body&gt;</text:p>
            <text:p text:style-name="P210">&lt;/S:Envelope&gt;</text:p>
          </table:table-cell>
          <table:covered-table-cell/>
          <table:covered-table-cell/>
        </table:table-row>
      </table:table>
      <text:p text:style-name="P23"/>
      <text:p text:style-name="P6"/>
      <text:h text:style-name="P242" text:outline-level="1">REST API</text:h>
      <text:p text:style-name="P79">Järgnevalt kirjeldatakse ArchiveService teenuse REST API-t operatsioonide kaupa.</text:p>
      <text:p text:style-name="P75"/>
      <text:p text:style-name="P42"><text:span text:style-name="T16">Kõikide operatsioonide puhul on päringute puhul ühiseks osaks </text:span><text:span text:style-name="T17">apiToken</text:span><text:span text:style-name="T16"> ning </text:span><text:span text:style-name="T17">requestId</text:span><text:span text:style-name="T16">, mis käivad URL lõppu </text:span><text:span text:style-name="T21">parameetritena</text:span><text:span text:style-name="T16">, näiteks:</text:span></text:p>
      <text:p text:style-name="P153"><text:span text:style-name="T16">http://localhost:8080/ArchiveService/webresources/projects/1000001</text:span><text:span text:style-name="T19">?apiToken=616467686a6a6a6a6a6a6a6a6a6a6a&amp;requestId=28395347234</text:span></text:p>
      <text:p text:style-name="P66"/>
      <text:p text:style-name="P226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h text:style-name="Heading_20_3" text:outline-level="3">getArchivalProject</text:h>
          </table:table-cell>
          <table:covered-table-cell/>
        </table:table-row>
        <table:table-row>
          <table:table-cell table:style-name="Table17.A2" office:value-type="string">
            <text:p text:style-name="P137">HTTP meetod</text:p>
          </table:table-cell>
          <table:table-cell table:style-name="Table17.B2" office:value-type="string">
            <text:p text:style-name="P141">GET</text:p>
          </table:table-cell>
        </table:table-row>
        <table:table-row>
          <table:table-cell table:style-name="Table17.A2" office:value-type="string">
            <text:p text:style-name="P137">Ressurss</text:p>
          </table:table-cell>
          <table:table-cell table:style-name="Table17.B2" office:value-type="string">
            <text:p text:style-name="Table_20_Contents">/projects/<text:span text:style-name="T22">{id}</text:span></text:p>
          </table:table-cell>
        </table:table-row>
        <table:table-row>
          <table:table-cell table:style-name="Table17.A2" office:value-type="string">
            <text:p text:style-name="P137">NäiteURL</text:p>
          </table:table-cell>
          <table:table-cell table:style-name="Table17.B2" office:value-type="string">
            <text:p text:style-name="Table_20_Contents">http://localhost:8080/ArchiveService/webresources/projects/<text:span text:style-name="T22">1000001</text:span></text:p>
          </table:table-cell>
        </table:table-row>
      </table:table>
      <text:p text:style-name="P67"/>
      <text:p text:style-name="P36"><text:span text:style-name="T18">Väljund</text:span><text:span text:style-name="T16"> </text:span>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141">Nimetus</text:p>
          </table:table-cell>
          <table:table-cell table:style-name="Table19.A1" office:value-type="string">
            <text:p text:style-name="P141">Andmetüüp</text:p>
          </table:table-cell>
          <table:table-cell table:style-name="Table19.C1" office:value-type="string">
            <text:p text:style-name="P141">Kommentaar</text:p>
          </table:table-cell>
        </table:table-row>
        <table:table-row>
          <table:table-cell table:style-name="Table19.A2" office:value-type="string">
            <text:p text:style-name="P195">archivalProject</text:p>
          </table:table-cell>
          <table:table-cell table:style-name="Table19.A2" office:value-type="string">
            <text:p text:style-name="P195">ArchivalProjectType</text:p>
          </table:table-cell>
          <table:table-cell table:style-name="Table19.C2" office:value-type="string">
            <text:p text:style-name="P240">Arhiveerimisprojekt, mis vastab päringus nimetatud ID-le. </text:p>
            <text:p text:style-name="P240">Objekti omaduste ning näiteväärtuse leidmiseks pöördu ArchivalProjectType dokumentatsiooni poole.</text:p>
          </table:table-cell>
        </table:table-row>
        <table:table-row>
          <table:table-cell table:style-name="Table19.A2" office:value-type="string">
            <text:p text:style-name="P141">JSON <text:span text:style-name="T27">väljundi</text:span> näide</text:p>
          </table:table-cell>
          <table:table-cell table:style-name="Table19.C2" table:number-columns-spanned="2" office:value-type="string">
            <text:p text:style-name="P214">{</text:p>
            <text:p text:style-name="P214"><text:s text:c="3"/>"id": 1000001,</text:p>
            <text:p text:style-name="P214"><text:s text:c="3"/>"projectName": "AOL",</text:p>
            <text:p text:style-name="P214"><text:s text:c="3"/>"originalUrl": "https://aol.org",</text:p>
            <text:p text:style-name="P214"><text:s text:c="3"/>"newUrl": "https://archiveteam.org/project/1000001",</text:p>
            <text:p text:style-name="P214"><text:s text:c="3"/>"submitted": 1515970066046,</text:p>
            <text:p text:style-name="P214"><text:s text:c="3"/>"lastUpdated": 1515970066047,</text:p>
            <text:p text:style-name="P214"><text:s text:c="3"/>"submitter": "Felix Bergson",</text:p>
            <text:p text:style-name="P214"><text:s text:c="3"/>"resources": {"resource": [ <text:s text:c="2"/>{</text:p>
            <text:p text:style-name="P214"><text:s text:c="6"/>"id": 1000001,</text:p>
            <text:p text:style-name="P214"><text:s text:c="6"/>"name": "Some Important Page",</text:p>
            <text:p text:style-name="P214"><text:s text:c="6"/>"type": "WEBPAGE",</text:p>
            <text:p text:style-name="P214"><text:s text:c="6"/>"submitted": 1515970066051,</text:p>
            <text:p text:style-name="P214"><text:s text:c="6"/>"lastUpdated": 1515970066051,</text:p>
            <text:p text:style-name="P214"><text:s text:c="6"/>"submitter": "Felix Bergson",</text:p>
            <text:p text:style-name="P214"><text:s text:c="6"/>"originalUrl": "https://aol.org/someimportantpage.html",</text:p>
            <text:p text:style-name="P214"><text:s text:c="6"/>"newUrl": "https://archiveteam.org/resource/1000001",</text:p>
            <text:p text:style-name="P214"><text:s text:c="6"/>"projectId": 1000001</text:p>
            <text:p text:style-name="P214"><text:s text:c="3"/>}]}</text:p>
            <text:p text:style-name="P214">}</text:p>
          </table:table-cell>
          <table:covered-table-cell/>
        </table:table-row>
      </table:table>
      <text:p text:style-name="P68"/>
      <text:p text:style-name="P69"/>
      <text:p text:style-name="P227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h text:style-name="Heading_20_3" text:outline-level="3">addArchivalProject</text:h>
          </table:table-cell>
          <table:covered-table-cell/>
        </table:table-row>
        <table:table-row>
          <table:table-cell table:style-name="Table18.A2" office:value-type="string">
            <text:p text:style-name="P138">HTTP meetod</text:p>
          </table:table-cell>
          <table:table-cell table:style-name="Table18.B2" office:value-type="string">
            <text:p text:style-name="P156">POST</text:p>
          </table:table-cell>
        </table:table-row>
        <table:table-row>
          <table:table-cell table:style-name="Table18.A2" office:value-type="string">
            <text:p text:style-name="P138">Ressurss</text:p>
          </table:table-cell>
          <table:table-cell table:style-name="Table18.B2" office:value-type="string">
            <text:p text:style-name="P155">/projects</text:p>
          </table:table-cell>
        </table:table-row>
        <table:table-row>
          <table:table-cell table:style-name="Table18.A2" office:value-type="string">
            <text:p text:style-name="P138">NäiteURL</text:p>
          </table:table-cell>
          <table:table-cell table:style-name="Table18.B2" office:value-type="string">
            <text:p text:style-name="P155">http://localhost:8080/ArchiveService/webresources/projects/</text:p>
          </table:table-cell>
        </table:table-row>
      </table:table>
      <text:p text:style-name="P80"/>
      <text:p text:style-name="P37"><text:bookmark-start text:name="__DdeLink__3687_2466966227"/><text:span text:style-name="T20">Sisend</text:span><text:span text:style-name="T16">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42">Nimetus</text:p>
          </table:table-cell>
          <table:table-cell table:style-name="Table20.A1" office:value-type="string">
            <text:p text:style-name="P142">Andmetüüp</text:p>
          </table:table-cell>
          <table:table-cell table:style-name="Table20.A1" office:value-type="string">
            <text:p text:style-name="P142">Kohustuslik?</text:p>
          </table:table-cell>
          <table:table-cell table:style-name="Table20.D1" office:value-type="string">
            <text:p text:style-name="P142">Kommentaar</text:p>
          </table:table-cell>
        </table:table-row>
        <table:table-row>
          <table:table-cell table:style-name="Table20.A2" office:value-type="string">
            <text:p text:style-name="P195">projectName</text:p>
          </table:table-cell>
          <table:table-cell table:style-name="Table20.A2" office:value-type="string">
            <text:p text:style-name="P195">string</text:p>
          </table:table-cell>
          <table:table-cell table:style-name="Table20.A2" office:value-type="string">
            <text:p text:style-name="P195">jah</text:p>
          </table:table-cell>
          <table:table-cell table:style-name="Table20.D2" office:value-type="string">
            <text:p text:style-name="P195">Arhiveeritava projekti nimetus.</text:p>
          </table:table-cell>
        </table:table-row>
        <table:table-row>
          <table:table-cell table:style-name="Table20.A2" office:value-type="string">
            <text:p text:style-name="P195">originalUrl</text:p>
          </table:table-cell>
          <table:table-cell table:style-name="Table20.A2" office:value-type="string">
            <text:p text:style-name="P195">string</text:p>
          </table:table-cell>
          <table:table-cell table:style-name="Table20.A2" office:value-type="string">
            <text:p text:style-name="P195">jah</text:p>
          </table:table-cell>
          <table:table-cell table:style-name="Table20.D2" office:value-type="string">
            <text:p text:style-name="P195">Arhiveeritava projekti või sellega seotud organisatsiooni veebileht.</text:p>
          </table:table-cell>
        </table:table-row>
        <table:table-row>
          <table:table-cell table:style-name="Table20.A2" office:value-type="string">
            <text:p text:style-name="P142">JSON päringu näide</text:p>
          </table:table-cell>
          <table:table-cell table:style-name="Table20.D2" table:number-columns-spanned="3" office:value-type="string">
            <text:p text:style-name="P211">{</text:p>
            <text:p text:style-name="P211"><text:tab/>"projectName": "Funzone Gaming Emporium",</text:p>
            <text:p text:style-name="P211"><text:tab/>"originalUrl": "https://funzone.com"</text:p>
            <text:p text:style-name="P211">}</text:p>
          </table:table-cell>
          <table:covered-table-cell/>
          <table:covered-table-cell/>
        </table:table-row>
      </table:table>
      <text:p text:style-name="P70"/>
      <text:p text:style-name="P80"><text:bookmark-end text:name="__DdeLink__3687_2466966227"/></text:p>
      <text:p text:style-name="P37"><text:span text:style-name="T20">Väljund</text:span><text:span text:style-name="T16"> 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42">Nimetus</text:p>
          </table:table-cell>
          <table:table-cell table:style-name="Table21.A1" office:value-type="string">
            <text:p text:style-name="P142">Andmetüüp</text:p>
          </table:table-cell>
          <table:table-cell table:style-name="Table21.C1" office:value-type="string">
            <text:p text:style-name="P142">Kommentaar</text:p>
          </table:table-cell>
        </table:table-row>
        <table:table-row>
          <table:table-cell table:style-name="Table21.A2" office:value-type="string">
            <text:p text:style-name="P195">archivalProject</text:p>
          </table:table-cell>
          <table:table-cell table:style-name="Table21.A2" office:value-type="string">
            <text:p text:style-name="P195">ArchivalProjectType</text:p>
          </table:table-cell>
          <table:table-cell table:style-name="Table21.C2" office:value-type="string">
            <text:p text:style-name="P195">Lisatud arhiveerimisprojekt. <text:s/>Objekti omaduste ning näiteväärtuse leidmiseks pöördu ArchivalProjectType dokumentatsiooni poole.</text:p>
          </table:table-cell>
        </table:table-row>
        <table:table-row>
          <table:table-cell table:style-name="Table21.A2" office:value-type="string">
            <text:p text:style-name="P142">JSON <text:span text:style-name="T27">väljundi</text:span> näide</text:p>
          </table:table-cell>
          <table:table-cell table:style-name="Table21.C2" table:number-columns-spanned="2" office:value-type="string">
            <text:p text:style-name="P211">{</text:p>
            <text:p text:style-name="P211"><text:s text:c="3"/>"id": 1000005,</text:p>
            <text:p text:style-name="P211"><text:s text:c="3"/>"projectName": "Funzone Gaming Emporium",</text:p>
            <text:p text:style-name="P211"><text:s text:c="3"/>"originalUrl": "https://funzone.com",</text:p>
            <text:p text:style-name="P211"><text:s text:c="3"/>"newUrl": "https://archiveteam.org/project/1000005",</text:p>
            <text:p text:style-name="P211"><text:s text:c="3"/>"submitted": 1515971527862,</text:p>
            <text:p text:style-name="P211"><text:s text:c="3"/>"lastUpdated": 1515971527863,</text:p>
            <text:p text:style-name="P211"><text:s text:c="3"/>"submitter": "Archives R Us",</text:p>
            <text:p text:style-name="P211"><text:s text:c="3"/>"resources": {"resource": []}</text:p>
            <text:p text:style-name="P211">}</text:p>
          </table:table-cell>
          <table:covered-table-cell/>
        </table:table-row>
      </table:table>
      <text:p text:style-name="P70"/>
      <text:p text:style-name="P76"/>
      <text:p text:style-name="P228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h text:style-name="Heading_20_3" text:outline-level="3">getArchivalProjectList</text:h>
          </table:table-cell>
          <table:covered-table-cell/>
        </table:table-row>
        <table:table-row>
          <table:table-cell table:style-name="Table22.A2" office:value-type="string">
            <text:p text:style-name="P139">HTTP meetod</text:p>
          </table:table-cell>
          <table:table-cell table:style-name="Table22.B2" office:value-type="string">
            <text:p text:style-name="P159">GET</text:p>
          </table:table-cell>
        </table:table-row>
        <table:table-row>
          <table:table-cell table:style-name="Table22.A2" office:value-type="string">
            <text:p text:style-name="P139">Ressurss</text:p>
          </table:table-cell>
          <table:table-cell table:style-name="Table22.B2" office:value-type="string">
            <text:p text:style-name="P158">/projects</text:p>
          </table:table-cell>
        </table:table-row>
        <table:table-row>
          <table:table-cell table:style-name="Table22.A2" office:value-type="string">
            <text:p text:style-name="P139">NäiteURL</text:p>
          </table:table-cell>
          <table:table-cell table:style-name="Table22.B2" office:value-type="string">
            <text:p text:style-name="P158">http://localhost:8080/ArchiveService/webresources/projects</text:p>
          </table:table-cell>
        </table:table-row>
      </table:table>
      <text:p text:style-name="P71"/>
      <text:p text:style-name="P40"><text:bookmark-start text:name="__DdeLink__3693_2466966227"/><text:span text:style-name="T20">Sisend</text:span><text:span text:style-name="T16"> </text:span></text:p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P145">Nimetus</text:p>
          </table:table-cell>
          <table:table-cell table:style-name="Table52.A1" office:value-type="string">
            <text:p text:style-name="P145">Andmetüüp</text:p>
          </table:table-cell>
          <table:table-cell table:style-name="Table52.A1" office:value-type="string">
            <text:p text:style-name="P145">Kohustuslik?</text:p>
          </table:table-cell>
          <table:table-cell table:style-name="Table52.D1" office:value-type="string">
            <text:p text:style-name="P145">Kommentaar</text:p>
          </table:table-cell>
        </table:table-row>
        <table:table-row>
          <table:table-cell table:style-name="Table52.A2" office:value-type="string">
            <text:p text:style-name="P188">projectName</text:p>
          </table:table-cell>
          <table:table-cell table:style-name="Table52.A2" office:value-type="string">
            <text:p text:style-name="P188">string</text:p>
          </table:table-cell>
          <table:table-cell table:style-name="Table52.A2" office:value-type="string">
            <text:p text:style-name="P190">ei</text:p>
          </table:table-cell>
          <table:table-cell table:style-name="Table52.D2" office:value-type="string">
            <text:p text:style-name="P190">Valikuline kitsendus tulemustele.</text:p>
            <text:p text:style-name="P189">Arhiveeritava projekti nimetus.<text:span text:style-name="T41"> </text:span></text:p>
          </table:table-cell>
        </table:table-row>
        <table:table-row>
          <table:table-cell table:style-name="Table52.A2" office:value-type="string">
            <text:p text:style-name="P188">originalUrl</text:p>
          </table:table-cell>
          <table:table-cell table:style-name="Table52.A2" office:value-type="string">
            <text:p text:style-name="P188">string</text:p>
          </table:table-cell>
          <table:table-cell table:style-name="Table52.A2" office:value-type="string">
            <text:p text:style-name="P190">ei</text:p>
          </table:table-cell>
          <table:table-cell table:style-name="Table52.D2" office:value-type="string">
            <text:p text:style-name="P190">Valikuline kitsendus tulemustele.</text:p>
            <text:p text:style-name="P189">Arhiveeritava projekti või sellega seotud organisatsiooni veebileht.</text:p>
          </table:table-cell>
        </table:table-row>
        <table:table-row>
          <table:table-cell table:style-name="Table52.A2" office:value-type="string">
            <text:p text:style-name="P190">submitter</text:p>
          </table:table-cell>
          <table:table-cell table:style-name="Table52.A2" office:value-type="string">
            <text:p text:style-name="P190">string</text:p>
          </table:table-cell>
          <table:table-cell table:style-name="Table52.A2" office:value-type="string">
            <text:p text:style-name="P190">ei</text:p>
          </table:table-cell>
          <table:table-cell table:style-name="Table52.D2" office:value-type="string">
            <text:p text:style-name="P190">Valikuline kitsendus tulemustele.</text:p>
            <text:p text:style-name="P190">Projekti lisaja. </text:p>
          </table:table-cell>
        </table:table-row>
        <table:table-row>
          <table:table-cell table:style-name="Table52.A2" office:value-type="string">
            <text:p text:style-name="P190">Päringu piirangud URL-is näide:</text:p>
          </table:table-cell>
          <table:table-cell table:style-name="Table52.D2" table:number-columns-spanned="3" office:value-type="string">
            <text:p text:style-name="P215">http://localhost:8080/ArchiveService/webresources/projects?<text:span text:style-name="T41">apiToken=token&amp;requestId=1234345324&amp;</text:span><text:span text:style-name="T25">submitter=johnwilkes47</text:span></text:p>
          </table:table-cell>
          <table:covered-table-cell/>
          <table:covered-table-cell/>
        </table:table-row>
      </table:table>
      <text:p text:style-name="P73"><text:bookmark-end text:name="__DdeLink__3693_2466966227"/></text:p>
      <text:p text:style-name="P73"/>
      <text:p text:style-name="P230"/>
      <text:p text:style-name="P81"/>
      <text:p text:style-name="P38"><text:span text:style-name="T20">Väljund</text:span><text:span text:style-name="T16"> </text:span></text:p>
      <table:table table:name="Table24" table:style-name="Table24">
        <table:table-column table:style-name="Table24.A" table:number-columns-repeated="2"/>
        <table:table-column table:style-name="Table24.C"/>
        <table:table-row>
          <table:table-cell table:style-name="Table24.A1" office:value-type="string">
            <text:p text:style-name="P143">Nimetus</text:p>
          </table:table-cell>
          <table:table-cell table:style-name="Table24.A1" office:value-type="string">
            <text:p text:style-name="P143">Andmetüüp</text:p>
          </table:table-cell>
          <table:table-cell table:style-name="Table24.C1" office:value-type="string">
            <text:p text:style-name="P143">Kommentaar</text:p>
          </table:table-cell>
        </table:table-row>
        <table:table-row>
          <table:table-cell table:style-name="Table24.A2" office:value-type="string">
            <text:p text:style-name="P195">archivalProjectList</text:p>
          </table:table-cell>
          <table:table-cell table:style-name="Table24.A2" office:value-type="string">
            <text:p text:style-name="P195">ArchivalProjectListType</text:p>
          </table:table-cell>
          <table:table-cell table:style-name="Table24.C2" office:value-type="string">
            <text:p text:style-name="P195">Päringus sisestatud tingimustele vastavad projektid. </text:p>
            <text:p text:style-name="P195"/>
            <text:p text:style-name="P195">Objekti omaduste ning näiteväärtuse leidmiseks pöördu ArchivalProjectListType dokumentatsiooni poole.</text:p>
          </table:table-cell>
        </table:table-row>
        <table:table-row>
          <table:table-cell table:style-name="Table24.A2" office:value-type="string">
            <text:p text:style-name="P143">JSON <text:span text:style-name="T27">väljundi</text:span> näide</text:p>
          </table:table-cell>
          <table:table-cell table:style-name="Table24.C2" table:number-columns-spanned="2" office:value-type="string">
            <text:p text:style-name="P212">{"project": [</text:p>
            <text:p text:style-name="P212"><text:s text:c="6"/>{</text:p>
            <text:p text:style-name="P212"><text:s text:c="6"/>"id": 1000004,</text:p>
            <text:p text:style-name="P212"><text:s text:c="6"/>"projectName": "Good warez",</text:p>
            <text:p text:style-name="P212"><text:s text:c="6"/>"originalUrl": "http://good.warez.biz",</text:p>
            <text:p text:style-name="P212"><text:s text:c="6"/>"newUrl": "https://archiveteam.org/project/1000004",</text:p>
            <text:p text:style-name="P212"><text:s text:c="6"/>"submitted": 1515970066048,</text:p>
            <text:p text:style-name="P212"><text:s text:c="6"/>"lastUpdated": 1515970066048,</text:p>
            <text:p text:style-name="P212"><text:s text:c="6"/>"submitter": "anon",</text:p>
            <text:p text:style-name="P212"><text:s text:c="6"/>"resources": null</text:p>
            <text:p text:style-name="P212"><text:s text:c="3"/>},</text:p>
            <text:p text:style-name="P212"><text:s text:c="6"/>{</text:p>
            <text:p text:style-name="P212"><text:s text:c="6"/>"id": 1000003,</text:p>
            <text:p text:style-name="P212"><text:s text:c="6"/>"projectName": "SoundCloud",</text:p>
            <text:p text:style-name="P212"><text:s text:c="6"/>"originalUrl": "https://soundcloud.com",</text:p>
            <text:p text:style-name="P212"><text:s text:c="6"/>"newUrl": "https://archiveteam.org/project/1000003",</text:p>
            <text:p text:style-name="P212"><text:s text:c="6"/>"submitted": 1515970066047,</text:p>
            <text:p text:style-name="P212"><text:s text:c="6"/>"lastUpdated": 1515970066047,</text:p>
            <text:p text:style-name="P212"><text:s text:c="6"/>"submitter": "AT Warriors",</text:p>
            <text:p text:style-name="P212"><text:s text:c="6"/>"resources": null</text:p>
            <text:p text:style-name="P212"><text:s text:c="3"/>},</text:p>
            <text:p text:style-name="P212"><text:s text:c="6"/>{</text:p>
            <text:p text:style-name="P212"><text:s text:c="6"/>"id": 1000002,</text:p>
            <text:p text:style-name="P212"><text:s text:c="6"/>"projectName": "Roblox forums",</text:p>
            <text:p text:style-name="P212"><text:s text:c="6"/>"originalUrl": "http://forums.roblox.com",</text:p>
            <text:p text:style-name="P212"><text:s text:c="6"/>"newUrl": "https://archiveteam.org/project/1000002",</text:p>
            <text:p text:style-name="P212"><text:s text:c="6"/>"submitted": 1515970066047,</text:p>
            <text:p text:style-name="P212"><text:s text:c="6"/>"lastUpdated": 1515970066047,</text:p>
            <text:p text:style-name="P212"><text:s text:c="6"/>"submitter": "AT Warriors",</text:p>
            <text:p text:style-name="P212"><text:s text:c="6"/>"resources": null</text:p>
            <text:p text:style-name="P212"><text:s text:c="3"/>}</text:p>
            <text:p text:style-name="P212">]}</text:p>
          </table:table-cell>
          <table:covered-table-cell/>
        </table:table-row>
      </table:table>
      <text:p text:style-name="P71"/>
      <text:p text:style-name="P77"/>
      <text:p text:style-name="P228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h text:style-name="Heading_20_3" text:outline-level="3">getArchiveResource</text:h>
          </table:table-cell>
          <table:covered-table-cell/>
        </table:table-row>
        <table:table-row>
          <table:table-cell table:style-name="Table23.A2" office:value-type="string">
            <text:p text:style-name="P139">HTTP meetod</text:p>
          </table:table-cell>
          <table:table-cell table:style-name="Table23.B2" office:value-type="string">
            <text:p text:style-name="P159">GET</text:p>
          </table:table-cell>
        </table:table-row>
        <table:table-row>
          <table:table-cell table:style-name="Table23.A2" office:value-type="string">
            <text:p text:style-name="P139">Ressurss</text:p>
          </table:table-cell>
          <table:table-cell table:style-name="Table23.B2" office:value-type="string">
            <text:p text:style-name="P158">/<text:span text:style-name="T28">resources/{id}</text:span></text:p>
          </table:table-cell>
        </table:table-row>
        <table:table-row>
          <table:table-cell table:style-name="Table23.A2" office:value-type="string">
            <text:p text:style-name="P139">NäiteURL</text:p>
          </table:table-cell>
          <table:table-cell table:style-name="Table23.B2" office:value-type="string">
            <text:p text:style-name="P158">http://localhost:8080/ArchiveService/webresources/<text:span text:style-name="T28">resources</text:span>/<text:span text:style-name="T28">1000001</text:span></text:p>
          </table:table-cell>
        </table:table-row>
      </table:table>
      <text:p text:style-name="P71"/>
      <text:p text:style-name="P81"/>
      <text:p text:style-name="P38"><text:span text:style-name="T20">Väljund</text:span><text:span text:style-name="T16"> </text:span></text:p>
      <table:table table:name="Table26" table:style-name="Table26">
        <table:table-column table:style-name="Table26.A" table:number-columns-repeated="2"/>
        <table:table-column table:style-name="Table26.C"/>
        <table:table-row>
          <table:table-cell table:style-name="Table26.A1" office:value-type="string">
            <text:p text:style-name="P143">Nimetus</text:p>
          </table:table-cell>
          <table:table-cell table:style-name="Table26.A1" office:value-type="string">
            <text:p text:style-name="P143">Andmetüüp</text:p>
          </table:table-cell>
          <table:table-cell table:style-name="Table26.C1" office:value-type="string">
            <text:p text:style-name="P143">Kommentaar</text:p>
          </table:table-cell>
        </table:table-row>
        <table:table-row>
          <table:table-cell table:style-name="Table26.A2" office:value-type="string">
            <text:p text:style-name="P199">archiveResource</text:p>
          </table:table-cell>
          <table:table-cell table:style-name="Table26.A2" office:value-type="string">
            <text:p text:style-name="P199">ArchiveResourceType</text:p>
          </table:table-cell>
          <table:table-cell table:style-name="Table26.C2" office:value-type="string">
            <text:p text:style-name="P199">Päringus sisestatud ID-le vastav arhiveeritud ressurss. </text:p>
            <text:p text:style-name="P196">Objekti omaduste ning näiteväärtuse leidmiseks pöördu <text:span text:style-name="T41">ArchiveResourceType</text:span> dokumentatsiooni poole.</text:p>
          </table:table-cell>
        </table:table-row>
        <table:table-row>
          <table:table-cell table:style-name="Table26.A2" office:value-type="string">
            <text:p text:style-name="P143">JSON <text:span text:style-name="T27">väljundi</text:span> näide</text:p>
          </table:table-cell>
          <table:table-cell table:style-name="Table26.C2" table:number-columns-spanned="2" office:value-type="string">
            <text:p text:style-name="P212">{</text:p>
            <text:p text:style-name="P212"><text:s text:c="3"/>"id": 1000001,</text:p>
            <text:p text:style-name="P212"><text:s text:c="3"/>"name": "Some Important Page",</text:p>
            <text:p text:style-name="P212"><text:s text:c="3"/>"type": "WEBPAGE",</text:p>
            <text:p text:style-name="P212"><text:s text:c="3"/>"submitted": 1515970066051,</text:p>
            <text:p text:style-name="P212"><text:s text:c="3"/>"lastUpdated": 1515970066051,</text:p>
            <text:p text:style-name="P212"><text:s text:c="3"/>"submitter": "Felix Bergson",</text:p>
            <text:p text:style-name="P212"><text:s text:c="3"/>"originalUrl": "https://aol.org/someimportantpage.html",</text:p>
            <text:p text:style-name="P212"><text:s text:c="3"/>"newUrl": "https://archiveteam.org/resource/1000001",</text:p>
            <text:p text:style-name="P212"><text:s text:c="3"/>"projectId": 1000001</text:p>
            <text:p text:style-name="P212">}</text:p>
          </table:table-cell>
          <table:covered-table-cell/>
        </table:table-row>
      </table:table>
      <text:p text:style-name="P71"/>
      <text:p text:style-name="P77"/>
      <text:p text:style-name="P228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h text:style-name="Heading_20_3" text:outline-level="3">getArchiveResourceList</text:h>
          </table:table-cell>
          <table:covered-table-cell/>
        </table:table-row>
        <table:table-row>
          <table:table-cell table:style-name="Table25.A2" office:value-type="string">
            <text:p text:style-name="P139">HTTP meetod</text:p>
          </table:table-cell>
          <table:table-cell table:style-name="Table25.B2" office:value-type="string">
            <text:p text:style-name="P159">GET</text:p>
          </table:table-cell>
        </table:table-row>
        <table:table-row>
          <table:table-cell table:style-name="Table25.A2" office:value-type="string">
            <text:p text:style-name="P139">Ressurss</text:p>
          </table:table-cell>
          <table:table-cell table:style-name="Table25.B2" office:value-type="string">
            <text:p text:style-name="P158">/<text:span text:style-name="T28">resources/{id}</text:span></text:p>
          </table:table-cell>
        </table:table-row>
        <table:table-row>
          <table:table-cell table:style-name="Table25.A2" office:value-type="string">
            <text:p text:style-name="P139">NäiteURL</text:p>
          </table:table-cell>
          <table:table-cell table:style-name="Table25.B2" office:value-type="string">
            <text:p text:style-name="P158">http://localhost:8080/ArchiveService/webresources/<text:span text:style-name="T28">resources</text:span></text:p>
          </table:table-cell>
        </table:table-row>
      </table:table>
      <text:p text:style-name="P71"/>
      <text:p text:style-name="P41"><text:bookmark-start text:name="__DdeLink__3703_2466966227"/><text:span text:style-name="T20">Sisend</text:span><text:span text:style-name="T16"> 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>
          <table:table-cell table:style-name="Table53.A1" office:value-type="string">
            <text:p text:style-name="P146">Nimetus</text:p>
          </table:table-cell>
          <table:table-cell table:style-name="Table53.A1" office:value-type="string">
            <text:p text:style-name="P146">Andmetüüp</text:p>
          </table:table-cell>
          <table:table-cell table:style-name="Table53.A1" office:value-type="string">
            <text:p text:style-name="P146">Kohustuslik?</text:p>
          </table:table-cell>
          <table:table-cell table:style-name="Table53.D1" office:value-type="string">
            <text:p text:style-name="P146">Kommentaar</text:p>
          </table:table-cell>
        </table:table-row>
        <table:table-row>
          <table:table-cell table:style-name="Table53.A2" office:value-type="string">
            <text:p text:style-name="P191">submitter</text:p>
          </table:table-cell>
          <table:table-cell table:style-name="Table53.A2" office:value-type="string">
            <text:p text:style-name="P189">string</text:p>
          </table:table-cell>
          <table:table-cell table:style-name="Table53.A2" office:value-type="string">
            <text:p text:style-name="P190">ei</text:p>
          </table:table-cell>
          <table:table-cell table:style-name="Table53.D2" office:value-type="string">
            <text:p text:style-name="P190">Valikuline kitsendus tulemustele.</text:p>
            <text:p text:style-name="P189">Arhiveerit<text:span text:style-name="T42">ud ressursi lisaja. </text:span></text:p>
          </table:table-cell>
        </table:table-row>
        <table:table-row>
          <table:table-cell table:style-name="Table53.A2" office:value-type="string">
            <text:p text:style-name="P191">name</text:p>
          </table:table-cell>
          <table:table-cell table:style-name="Table53.A2" office:value-type="string">
            <text:p text:style-name="P189">string</text:p>
          </table:table-cell>
          <table:table-cell table:style-name="Table53.A2" office:value-type="string">
            <text:p text:style-name="P190">ei</text:p>
          </table:table-cell>
          <table:table-cell table:style-name="Table53.D2" office:value-type="string">
            <text:p text:style-name="P190">Valikuline kitsendus tulemustele.</text:p>
            <text:p text:style-name="P189">Arhiveerit<text:span text:style-name="T42">ud</text:span> <text:span text:style-name="T42">ressursi nimi.</text:span></text:p>
          </table:table-cell>
        </table:table-row>
        <table:table-row>
          <table:table-cell table:style-name="Table53.A2" office:value-type="string">
            <text:p text:style-name="P191">type</text:p>
          </table:table-cell>
          <table:table-cell table:style-name="Table53.A2" office:value-type="string">
            <text:p text:style-name="P190">string</text:p>
          </table:table-cell>
          <table:table-cell table:style-name="Table53.A2" office:value-type="string">
            <text:p text:style-name="P190">ei</text:p>
          </table:table-cell>
          <table:table-cell table:style-name="Table53.D2" office:value-type="string">
            <text:p text:style-name="P190">Valikuline kitsendus tulemustele.</text:p>
            <text:p text:style-name="P191">Arhiveeritud ressursi tüüp (audio, video, software, website, misc).</text:p>
          </table:table-cell>
        </table:table-row>
        <table:table-row>
          <table:table-cell table:style-name="Table53.A2" office:value-type="string">
            <text:p text:style-name="P190">Päringu piirangud URL-is näide:</text:p>
          </table:table-cell>
          <table:table-cell table:style-name="Table53.D2" table:number-columns-spanned="3" office:value-type="string">
            <text:p text:style-name="P216">http://localhost:8080/ArchiveService/webresources/<text:span text:style-name="T42">resources</text:span>?<text:span text:style-name="T41">apiToken=token&amp;requestId=1234345324&amp;</text:span><text:span text:style-name="T25">type=</text:span><text:span text:style-name="T26">audio</text:span></text:p>
          </table:table-cell>
          <table:covered-table-cell/>
          <table:covered-table-cell/>
        </table:table-row>
      </table:table>
      <text:p text:style-name="P74"><text:bookmark-end text:name="__DdeLink__3703_2466966227"/></text:p>
      <text:p text:style-name="P81"/>
      <text:p text:style-name="P236"/>
      <text:p text:style-name="P38"><text:span text:style-name="T20">Väljund</text:span><text:span text:style-name="T16"> </text:span></text:p>
      <table:table table:name="Table27" table:style-name="Table27">
        <table:table-column table:style-name="Table27.A" table:number-columns-repeated="2"/>
        <table:table-column table:style-name="Table27.C"/>
        <table:table-row>
          <table:table-cell table:style-name="Table27.A1" office:value-type="string">
            <text:p text:style-name="P143">Nimetus</text:p>
          </table:table-cell>
          <table:table-cell table:style-name="Table27.A1" office:value-type="string">
            <text:p text:style-name="P143">Andmetüüp</text:p>
          </table:table-cell>
          <table:table-cell table:style-name="Table27.C1" office:value-type="string">
            <text:p text:style-name="P143">Kommentaar</text:p>
          </table:table-cell>
        </table:table-row>
        <table:table-row>
          <table:table-cell table:style-name="Table27.A2" office:value-type="string">
            <text:p text:style-name="P200">archiveResourceList</text:p>
          </table:table-cell>
          <table:table-cell table:style-name="Table27.A2" office:value-type="string">
            <text:p text:style-name="P200">ArchiveResourceListType</text:p>
          </table:table-cell>
          <table:table-cell table:style-name="Table27.C2" office:value-type="string">
            <text:p text:style-name="P201">Päringus sisestatud piirangutele vastavad ressursid.</text:p>
            <text:p text:style-name="P197">Objekti omaduste ning näiteväärtuse leidmiseks pöördu <text:span text:style-name="T41">ArchiveResourceListType</text:span> dokumentatsiooni poole.</text:p>
          </table:table-cell>
        </table:table-row>
        <table:table-row>
          <table:table-cell table:style-name="Table27.A2" office:value-type="string">
            <text:p text:style-name="P143">JSON <text:span text:style-name="T27">väljundi</text:span> näide</text:p>
          </table:table-cell>
          <table:table-cell table:style-name="Table27.C2" table:number-columns-spanned="2" office:value-type="string">
            <text:p text:style-name="P212">{"resource": [</text:p>
            <text:p text:style-name="P212"><text:s text:c="6"/>{</text:p>
            <text:p text:style-name="P212"><text:s text:c="6"/>"id": 1000004,</text:p>
            <text:p text:style-name="P212"><text:s text:c="6"/>"name": "Warez - Limp Bizkit Rollin (by Legitripz)",</text:p>
            <text:p text:style-name="P212"><text:s text:c="6"/>"type": "SOFTWARE",</text:p>
            <text:p text:style-name="P212"><text:s text:c="6"/>"submitted": 1515970066052,</text:p>
            <text:p text:style-name="P212"><text:s text:c="6"/>"lastUpdated": 1515970066052,</text:p>
            <text:p text:style-name="P212"><text:s text:c="6"/>"submitter": "anon",</text:p>
            <text:p text:style-name="P212"><text:s text:c="6"/>"originalUrl": "http://good.warez.biz/Limp%20Bizkit%20Rollin%20Legitripz.mp3.exe",</text:p>
            <text:p text:style-name="P212"><text:s text:c="6"/>"newUrl": "https://archiveteam.org/resource/1000004",</text:p>
            <text:p text:style-name="P212"><text:s text:c="6"/>"projectId": 1000001</text:p>
            <text:p text:style-name="P212"><text:s text:c="3"/>},</text:p>
            <text:p text:style-name="P212"><text:s text:c="6"/>{</text:p>
            <text:p text:style-name="P212"><text:s text:c="6"/>"id": 1000003,</text:p>
            <text:p text:style-name="P212"><text:s text:c="6"/>"name": "cyanogen - mad libzzz",</text:p>
            <text:p text:style-name="P212"><text:s text:c="6"/>"type": "AUDIO",</text:p>
            <text:p text:style-name="P212"><text:s text:c="6"/>"submitted": 1515970066051,</text:p>
            <text:p text:style-name="P212"><text:s text:c="6"/>"lastUpdated": 1515970066052,</text:p>
            <text:p text:style-name="P212"><text:s text:c="6"/>"submitter": "AT Warriors",</text:p>
            <text:p text:style-name="P212"><text:s text:c="6"/>"originalUrl": "http://soundcloud.com/media/track01.mp3",</text:p>
            <text:p text:style-name="P212"><text:s text:c="6"/>"newUrl": "https://archiveteam.org/resource/1000003",</text:p>
            <text:p text:style-name="P212"><text:s text:c="6"/>"projectId": 1000003</text:p>
            <text:p text:style-name="P212"><text:s text:c="3"/>},</text:p>
            <text:p text:style-name="P212"><text:s text:c="6"/>{</text:p>
            <text:p text:style-name="P212"><text:s text:c="6"/>"id": 1000002,</text:p>
            <text:p text:style-name="P212"><text:s text:c="6"/>"name": "News - Roblox forums",</text:p>
            <text:p text:style-name="P212"><text:s text:c="6"/>"type": "WEBPAGE",</text:p>
            <text:p text:style-name="P212"><text:s text:c="6"/>"submitted": 1515970066051,</text:p>
            <text:p text:style-name="P212"><text:s text:c="6"/>"lastUpdated": 1515970066051,</text:p>
            <text:p text:style-name="P212"><text:s text:c="6"/>"submitter": "AT Warriors",</text:p>
            <text:p text:style-name="P212"><text:s text:c="6"/>"originalUrl": "http://forums.roblox.com/news.php",</text:p>
            <text:p text:style-name="P212"><text:s text:c="6"/>"newUrl": "https://archiveteam.org/resource/1000002",</text:p>
            <text:p text:style-name="P212"><text:s text:c="6"/>"projectId": 1000002</text:p>
            <text:p text:style-name="P212"><text:s text:c="3"/>}</text:p>
            <text:p text:style-name="P212">]}</text:p>
          </table:table-cell>
          <table:covered-table-cell/>
        </table:table-row>
      </table:table>
      <text:p text:style-name="P71"/>
      <text:p text:style-name="P77"/>
      <text:p text:style-name="P229"/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h text:style-name="Heading_20_3" text:outline-level="3">addArchiveResource</text:h>
          </table:table-cell>
          <table:covered-table-cell/>
        </table:table-row>
        <table:table-row>
          <table:table-cell table:style-name="Table28.A2" office:value-type="string">
            <text:p text:style-name="P140">HTTP meetod</text:p>
          </table:table-cell>
          <table:table-cell table:style-name="Table28.B2" office:value-type="string">
            <text:p text:style-name="P157">POST</text:p>
          </table:table-cell>
        </table:table-row>
        <table:table-row>
          <table:table-cell table:style-name="Table28.A2" office:value-type="string">
            <text:p text:style-name="P140">Ressurss</text:p>
          </table:table-cell>
          <table:table-cell table:style-name="Table28.B2" office:value-type="string">
            <text:p text:style-name="P166">/<text:span text:style-name="T29">resources</text:span></text:p>
          </table:table-cell>
        </table:table-row>
        <table:table-row>
          <table:table-cell table:style-name="Table28.A2" office:value-type="string">
            <text:p text:style-name="P140">NäiteURL</text:p>
          </table:table-cell>
          <table:table-cell table:style-name="Table28.B2" office:value-type="string">
            <text:p text:style-name="P166">http://localhost:8080/ArchiveService/webresources/<text:span text:style-name="T29">resources</text:span>/</text:p>
          </table:table-cell>
        </table:table-row>
      </table:table>
      <text:p text:style-name="P82"/>
      <text:p text:style-name="P39"><text:span text:style-name="T20">Sisend</text:span><text:span text:style-name="T16"> </text:span></text:p>
      <table:table table:name="Table29" table:style-name="Table29">
        <table:table-column table:style-name="Table29.A" table:number-columns-repeated="3"/>
        <table:table-column table:style-name="Table29.D"/>
        <table:table-row>
          <table:table-cell table:style-name="Table29.A1" office:value-type="string">
            <text:p text:style-name="P144">Nimetus</text:p>
          </table:table-cell>
          <table:table-cell table:style-name="Table29.A1" office:value-type="string">
            <text:p text:style-name="P144">Andmetüüp</text:p>
          </table:table-cell>
          <table:table-cell table:style-name="Table29.A1" office:value-type="string">
            <text:p text:style-name="P144">Kohustuslik?</text:p>
          </table:table-cell>
          <table:table-cell table:style-name="Table29.D1" office:value-type="string">
            <text:p text:style-name="P144">Kommentaar</text:p>
          </table:table-cell>
        </table:table-row>
        <table:table-row>
          <table:table-cell table:style-name="Table29.A2" office:value-type="string">
            <text:p text:style-name="P131">name</text:p>
          </table:table-cell>
          <table:table-cell table:style-name="Table29.A2" office:value-type="string">
            <text:p text:style-name="P201">string</text:p>
          </table:table-cell>
          <table:table-cell table:style-name="Table29.A2" office:value-type="string">
            <text:p text:style-name="P201">jah</text:p>
          </table:table-cell>
          <table:table-cell table:style-name="Table29.D2" office:value-type="string">
            <text:p text:style-name="P131">Lisatava ressursi nimetus.</text:p>
          </table:table-cell>
        </table:table-row>
        <table:table-row>
          <table:table-cell table:style-name="Table29.A2" office:value-type="string">
            <text:p text:style-name="P131">type</text:p>
          </table:table-cell>
          <table:table-cell table:style-name="Table29.A2" office:value-type="string">
            <text:p text:style-name="P201">string</text:p>
          </table:table-cell>
          <table:table-cell table:style-name="Table29.A2" office:value-type="string">
            <text:p text:style-name="P201">jah</text:p>
          </table:table-cell>
          <table:table-cell table:style-name="Table29.D2" office:value-type="string">
            <text:p text:style-name="P131">Lisatavat ressurssi kirjeldav tüüp. </text:p>
          </table:table-cell>
        </table:table-row>
        <table:table-row>
          <table:table-cell table:style-name="Table29.A2" office:value-type="string">
            <text:p text:style-name="P131">originalUrl</text:p>
          </table:table-cell>
          <table:table-cell table:style-name="Table29.A2" office:value-type="string">
            <text:p text:style-name="P201">string</text:p>
          </table:table-cell>
          <table:table-cell table:style-name="Table29.A2" office:value-type="string">
            <text:p text:style-name="P201">jah</text:p>
          </table:table-cell>
          <table:table-cell table:style-name="Table29.D2" office:value-type="string">
            <text:p text:style-name="P131">Lisatava ressursi originaalne asukoht.</text:p>
          </table:table-cell>
        </table:table-row>
        <table:table-row>
          <table:table-cell table:style-name="Table29.A2" office:value-type="string">
            <text:p text:style-name="P144">JSON päringu näide</text:p>
          </table:table-cell>
          <table:table-cell table:style-name="Table29.D2" table:number-columns-spanned="3" office:value-type="string">
            <text:p text:style-name="P213">{</text:p>
            <text:p text:style-name="P213"><text:tab/>"name": "beetbopz music clip 03",</text:p>
            <text:p text:style-name="P213"><text:tab/>"type":"AUDIO",</text:p>
            <text:p text:style-name="P213"><text:tab/>"originalUrl": "https://freemusic.org/media/audio/beetbopz_03.mp3"</text:p>
            <text:p text:style-name="P213">}</text:p>
          </table:table-cell>
          <table:covered-table-cell/>
          <table:covered-table-cell/>
        </table:table-row>
      </table:table>
      <text:p text:style-name="P72"/>
      <text:p text:style-name="P102"/>
      <text:p text:style-name="P39"><text:span text:style-name="T20">Väljund</text:span><text:span text:style-name="T16"> </text:span></text:p>
      <table:table table:name="Table30" table:style-name="Table30">
        <table:table-column table:style-name="Table30.A" table:number-columns-repeated="2"/>
        <table:table-column table:style-name="Table30.C"/>
        <table:table-row>
          <table:table-cell table:style-name="Table30.A1" office:value-type="string">
            <text:p text:style-name="P144">Nimetus</text:p>
          </table:table-cell>
          <table:table-cell table:style-name="Table30.A1" office:value-type="string">
            <text:p text:style-name="P144">Andmetüüp</text:p>
          </table:table-cell>
          <table:table-cell table:style-name="Table30.C1" office:value-type="string">
            <text:p text:style-name="P144">Kommentaar</text:p>
          </table:table-cell>
        </table:table-row>
        <table:table-row>
          <table:table-cell table:style-name="Table30.A2" office:value-type="string">
            <text:p text:style-name="P201">archiveResource</text:p>
          </table:table-cell>
          <table:table-cell table:style-name="Table30.A2" office:value-type="string">
            <text:p text:style-name="P201">ArchiveResourceType</text:p>
          </table:table-cell>
          <table:table-cell table:style-name="Table30.C2" office:value-type="string">
            <text:p text:style-name="P201">Lisatud arhiveeritud ressurss.</text:p>
            <text:p text:style-name="P197">Objekti omaduste ning näiteväärtuse leidmiseks pöördu <text:span text:style-name="T41">ArchiveResourceListType</text:span> dokumentatsiooni poole.</text:p>
          </table:table-cell>
        </table:table-row>
        <table:table-row>
          <table:table-cell table:style-name="Table30.A2" office:value-type="string">
            <text:p text:style-name="P144">JSON <text:span text:style-name="T27">väljundi</text:span> näide</text:p>
          </table:table-cell>
          <table:table-cell table:style-name="Table30.C2" table:number-columns-spanned="2" office:value-type="string">
            <text:p text:style-name="P213">{</text:p>
            <text:p text:style-name="P213"><text:s text:c="3"/>"id": 1000007,</text:p>
            <text:p text:style-name="P213"><text:s text:c="3"/>"name": "beetbopz music clip 03",</text:p>
            <text:p text:style-name="P213"><text:s text:c="3"/>"type": "AUDIO",</text:p>
            <text:p text:style-name="P213"><text:s text:c="3"/>"submitted": 1515971827542,</text:p>
            <text:p text:style-name="P213"><text:s text:c="3"/>"lastUpdated": 1515971827542,</text:p>
            <text:p text:style-name="P213"><text:s text:c="3"/>"submitter": "Archives R Us",</text:p>
            <text:p text:style-name="P213"><text:s text:c="3"/>"originalUrl": "https://freemusic.org/media/audio/beetbopz_03.mp3",</text:p>
            <text:p text:style-name="P213"><text:s text:c="3"/>"newUrl": "https://archiveteam.org/resource/1000007",</text:p>
            <text:p text:style-name="P213"><text:s text:c="3"/>"projectId": null</text:p>
            <text:p text:style-name="P213">}</text:p>
          </table:table-cell>
          <table:covered-table-cell/>
        </table:table-row>
      </table:table>
      <text:p text:style-name="P72"/>
      <text:p text:style-name="P78"/>
      <text:p text:style-name="P229"/>
      <table:table table:name="Table31" table:style-name="Table31">
        <table:table-column table:style-name="Table31.A"/>
        <table:table-column table:style-name="Table31.B"/>
        <table:table-row>
          <table:table-cell table:style-name="Table31.A1" table:number-columns-spanned="2" office:value-type="string">
            <text:h text:style-name="Heading_20_3" text:outline-level="3">getArchiveResourcesForArchivalProject</text:h>
          </table:table-cell>
          <table:covered-table-cell/>
        </table:table-row>
        <table:table-row>
          <table:table-cell table:style-name="Table31.A2" office:value-type="string">
            <text:p text:style-name="P140">HTTP meetod</text:p>
          </table:table-cell>
          <table:table-cell table:style-name="Table31.B2" office:value-type="string">
            <text:p text:style-name="P160">GET</text:p>
          </table:table-cell>
        </table:table-row>
        <table:table-row>
          <table:table-cell table:style-name="Table31.A2" office:value-type="string">
            <text:p text:style-name="P140">Ressurss</text:p>
          </table:table-cell>
          <table:table-cell table:style-name="Table31.B2" office:value-type="string">
            <text:p text:style-name="P166">/<text:span text:style-name="T29">projects/{projectId}/resources</text:span></text:p>
          </table:table-cell>
        </table:table-row>
        <table:table-row>
          <table:table-cell table:style-name="Table31.A2" office:value-type="string">
            <text:p text:style-name="P140">NäiteURL</text:p>
          </table:table-cell>
          <table:table-cell table:style-name="Table31.B2" office:value-type="string">
            <text:p text:style-name="P166">http://localhost:8080/ArchiveService/webresources/<text:span text:style-name="T29">projects/1000001/resources</text:span></text:p>
          </table:table-cell>
        </table:table-row>
      </table:table>
      <text:p text:style-name="P72"/>
      <text:p text:style-name="P82"/>
      <text:p text:style-name="P39"><text:span text:style-name="T20">Väljund</text:span><text:span text:style-name="T16"> </text:span></text:p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144">Nimetus</text:p>
          </table:table-cell>
          <table:table-cell table:style-name="Table32.A1" office:value-type="string">
            <text:p text:style-name="P144">Andmetüüp</text:p>
          </table:table-cell>
          <table:table-cell table:style-name="Table32.C1" office:value-type="string">
            <text:p text:style-name="P144">Kommentaar</text:p>
          </table:table-cell>
        </table:table-row>
        <table:table-row>
          <table:table-cell table:style-name="Table32.A2" office:value-type="string">
            <text:p text:style-name="P201">archiveResourceList</text:p>
          </table:table-cell>
          <table:table-cell table:style-name="Table32.A2" office:value-type="string">
            <text:p text:style-name="P201">ArchiveResourceListType</text:p>
          </table:table-cell>
          <table:table-cell table:style-name="Table32.C2" office:value-type="string">
            <text:p text:style-name="P201">Vastava projektiga seotud arhiveeritud ressursid.</text:p>
            <text:p text:style-name="P197"><text:bookmark-start text:name="__DdeLink__3705_2466966227"/>Objekti omaduste ning näiteväärtuse leidmiseks pöördu <text:span text:style-name="T43">ArchiveResourceListType</text:span> dokumentatsiooni poole.<text:bookmark-end text:name="__DdeLink__3705_2466966227"/></text:p>
          </table:table-cell>
        </table:table-row>
        <table:table-row>
          <table:table-cell table:style-name="Table32.A2" office:value-type="string">
            <text:p text:style-name="P144">JSON <text:span text:style-name="T27">väljundi</text:span> näide</text:p>
          </table:table-cell>
          <table:table-cell table:style-name="Table32.C2" table:number-columns-spanned="2" office:value-type="string">
            <text:p text:style-name="P213">{"resource": [</text:p>
            <text:p text:style-name="P213"><text:s text:c="6"/>{</text:p>
            <text:p text:style-name="P213"><text:s text:c="6"/>"id": 1000004,</text:p>
            <text:p text:style-name="P213"><text:s text:c="6"/>"name": "Warez - Limp Bizkit Rollin (by Legitripz)",</text:p>
            <text:p text:style-name="P213"><text:s text:c="6"/>"type": "SOFTWARE",</text:p>
            <text:p text:style-name="P213"><text:s text:c="6"/>"submitted": 1515970066052,</text:p>
            <text:p text:style-name="P213"><text:s text:c="6"/>"lastUpdated": 1515970066052,</text:p>
            <text:p text:style-name="P213"><text:s text:c="6"/>"submitter": "anon",</text:p>
            <text:p text:style-name="P213"><text:s text:c="6"/>"originalUrl": "http://good.warez.biz/Limp%20Bizkit%20Rollin%20Legitripz.mp3.exe",</text:p>
            <text:p text:style-name="P213"><text:s text:c="6"/>"newUrl": "https://archiveteam.org/resource/1000004",</text:p>
            <text:p text:style-name="P213"><text:s text:c="6"/>"projectId": 1000001</text:p>
            <text:p text:style-name="P213"><text:s text:c="3"/>},</text:p>
            <text:p text:style-name="P213"><text:s text:c="6"/>{</text:p>
            <text:p text:style-name="P213"><text:s text:c="6"/>"id": 1000001,</text:p>
            <text:p text:style-name="P213"><text:s text:c="6"/>"name": "Some Important Page",</text:p>
            <text:p text:style-name="P213"><text:s text:c="6"/>"type": "WEBPAGE",</text:p>
            <text:p text:style-name="P213"><text:s text:c="6"/>"submitted": 1515970066051,</text:p>
            <text:p text:style-name="P213"><text:s text:c="6"/>"lastUpdated": 1515970066051,</text:p>
            <text:p text:style-name="P213"><text:s text:c="6"/>"submitter": "Felix Bergson",</text:p>
            <text:p text:style-name="P213"><text:s text:c="6"/>"originalUrl": "https://aol.org/someimportantpage.html",</text:p>
            <text:p text:style-name="P213"><text:s text:c="6"/>"newUrl": "https://archiveteam.org/resource/1000001",</text:p>
            <text:p text:style-name="P213"><text:s text:c="6"/>"projectId": 1000001</text:p>
            <text:p text:style-name="P213"><text:s text:c="3"/>}</text:p>
            <text:p text:style-name="P213">]}</text:p>
            <text:p text:style-name="P166"/>
          </table:table-cell>
          <table:covered-table-cell/>
        </table:table-row>
      </table:table>
      <text:p text:style-name="P72"/>
      <text:p text:style-name="P78"/>
      <text:p text:style-name="P229"/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h text:style-name="Heading_20_3" text:outline-level="3">addArchiveResourceToArchivalProject</text:h>
          </table:table-cell>
          <table:covered-table-cell/>
        </table:table-row>
        <table:table-row>
          <table:table-cell table:style-name="Table33.A2" office:value-type="string">
            <text:p text:style-name="P140">HTTP meetod</text:p>
          </table:table-cell>
          <table:table-cell table:style-name="Table33.B2" office:value-type="string">
            <text:p text:style-name="P157">POST</text:p>
          </table:table-cell>
        </table:table-row>
        <table:table-row>
          <table:table-cell table:style-name="Table33.A2" office:value-type="string">
            <text:p text:style-name="P140">Ressurss</text:p>
          </table:table-cell>
          <table:table-cell table:style-name="Table33.B2" office:value-type="string">
            <text:p text:style-name="P166">/<text:span text:style-name="T29">projects/{projectId}/resources</text:span></text:p>
          </table:table-cell>
        </table:table-row>
        <table:table-row>
          <table:table-cell table:style-name="Table33.A2" office:value-type="string">
            <text:p text:style-name="P140">NäiteURL</text:p>
          </table:table-cell>
          <table:table-cell table:style-name="Table33.B2" office:value-type="string">
            <text:p text:style-name="P166">http://localhost:8080/ArchiveService/webresources/<text:span text:style-name="T29">projects/1000001/resources</text:span>/</text:p>
          </table:table-cell>
        </table:table-row>
      </table:table>
      <text:p text:style-name="P82"/>
      <text:p text:style-name="P39"><text:span text:style-name="T20">Sisend</text:span><text:span text:style-name="T16"> </text:span></text:p>
      <table:table table:name="Table34" table:style-name="Table34">
        <table:table-column table:style-name="Table34.A" table:number-columns-repeated="3"/>
        <table:table-column table:style-name="Table34.D"/>
        <table:table-row>
          <table:table-cell table:style-name="Table34.A1" office:value-type="string">
            <text:p text:style-name="P144">Nimetus</text:p>
          </table:table-cell>
          <table:table-cell table:style-name="Table34.A1" office:value-type="string">
            <text:p text:style-name="P144">Andmetüüp</text:p>
          </table:table-cell>
          <table:table-cell table:style-name="Table34.A1" office:value-type="string">
            <text:p text:style-name="P144">Kohustuslik?</text:p>
          </table:table-cell>
          <table:table-cell table:style-name="Table34.D1" office:value-type="string">
            <text:p text:style-name="P144">Kommentaar</text:p>
          </table:table-cell>
        </table:table-row>
        <table:table-row>
          <table:table-cell table:style-name="Table34.A2" office:value-type="string">
            <text:p text:style-name="P202">resourceId</text:p>
          </table:table-cell>
          <table:table-cell table:style-name="Table34.A2" office:value-type="string">
            <text:p text:style-name="P202">integer</text:p>
          </table:table-cell>
          <table:table-cell table:style-name="Table34.A2" office:value-type="string">
            <text:p text:style-name="P202">jah</text:p>
          </table:table-cell>
          <table:table-cell table:style-name="Table34.D2" office:value-type="string">
            <text:p text:style-name="P203">Projektile lisatava ressursi ID.</text:p>
          </table:table-cell>
        </table:table-row>
        <table:table-row>
          <table:table-cell table:style-name="Table34.A2" office:value-type="string">
            <text:p text:style-name="P144">JSON päringu näide</text:p>
          </table:table-cell>
          <table:table-cell table:style-name="Table34.D2" table:number-columns-spanned="3" office:value-type="string">
            <text:p text:style-name="P213">{</text:p>
            <text:p text:style-name="P213"><text:tab/>"resourceId":1000004</text:p>
            <text:p text:style-name="P213">}</text:p>
          </table:table-cell>
          <table:covered-table-cell/>
          <table:covered-table-cell/>
        </table:table-row>
      </table:table>
      <text:p text:style-name="P72"/>
      <text:p text:style-name="P82"/>
      <text:p text:style-name="P39"><text:span text:style-name="T20">Väljund</text:span><text:span text:style-name="T16"> </text:span></text:p>
      <table:table table:name="Table35" table:style-name="Table35">
        <table:table-column table:style-name="Table35.A" table:number-columns-repeated="2"/>
        <table:table-column table:style-name="Table35.C"/>
        <table:table-row>
          <table:table-cell table:style-name="Table35.A1" office:value-type="string">
            <text:p text:style-name="P144">Nimetus</text:p>
          </table:table-cell>
          <table:table-cell table:style-name="Table35.A1" office:value-type="string">
            <text:p text:style-name="P144">Andmetüüp</text:p>
          </table:table-cell>
          <table:table-cell table:style-name="Table35.C1" office:value-type="string">
            <text:p text:style-name="P144">Kommentaar</text:p>
          </table:table-cell>
        </table:table-row>
        <table:table-row>
          <table:table-cell table:style-name="Table35.A2" office:value-type="string">
            <text:p text:style-name="P203">archiveResource</text:p>
          </table:table-cell>
          <table:table-cell table:style-name="Table35.A2" office:value-type="string">
            <text:p text:style-name="P203">ArchiveResourceType</text:p>
          </table:table-cell>
          <table:table-cell table:style-name="Table35.C2" office:value-type="string">
            <text:p text:style-name="P203">Projektile lisatud arhiveeritud ressurss.</text:p>
            <text:p text:style-name="P198">Objekti omaduste ning näiteväärtuse leidmiseks pöördu <text:span text:style-name="T43">ArchiveResourceListType</text:span> dokumentatsiooni poole.</text:p>
          </table:table-cell>
        </table:table-row>
        <table:table-row>
          <table:table-cell table:style-name="Table35.A2" office:value-type="string">
            <text:p text:style-name="P144">JSON <text:span text:style-name="T27">väljundi</text:span> näide</text:p>
          </table:table-cell>
          <table:table-cell table:style-name="Table35.C2" table:number-columns-spanned="2" office:value-type="string">
            <text:p text:style-name="P213">{</text:p>
            <text:p text:style-name="P213"><text:s text:c="3"/>"id": 1000004,</text:p>
            <text:p text:style-name="P213"><text:s text:c="3"/>"name": "Warez - Limp Bizkit Rollin (by Legitripz)",</text:p>
            <text:p text:style-name="P213"><text:s text:c="3"/>"type": "SOFTWARE",</text:p>
            <text:p text:style-name="P213"><text:s text:c="3"/>"submitted": 1516135353438,</text:p>
            <text:p text:style-name="P213"><text:s text:c="3"/>"lastUpdated": 1516135353438,</text:p>
            <text:p text:style-name="P213"><text:s text:c="3"/>"submitter": "anon",</text:p>
            <text:p text:style-name="P213"><text:s text:c="3"/>"originalUrl": "http://good.warez.biz/Limp%20Bizkit%20Rollin%20Legitripz.mp3.exe",</text:p>
            <text:p text:style-name="P213"><text:s text:c="3"/>"newUrl": "https://archiveteam.org/resource/1000004",</text:p>
            <text:p text:style-name="P213"><text:s text:c="3"/>"projectId": 1000001</text:p>
            <text:p text:style-name="P213">}</text:p>
          </table:table-cell>
          <table:covered-table-cell/>
        </table:table-row>
      </table:table>
      <text:p text:style-name="P72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0z0" style:family="text">
      <style:text-properties style:font-name="Symbol" fo:font-family="Symbol" style:font-family-generic="roman" style:font-pitch="variable" style:font-charset="x-symbol" fo:language="et" fo:country="EE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language="et" fo:country="EE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7:19:44.779259564</meta:creation-date>
    <meta:generator>LibreOffice/5.4.4.2$Linux_X86_64 LibreOffice_project/40m0$Build-2</meta:generator>
    <dc:date>2018-01-17T14:17:33.312424640</dc:date>
    <meta:editing-duration>P3DT21H22M15S</meta:editing-duration>
    <meta:editing-cycles>37</meta:editing-cycles>
    <meta:document-statistic meta:table-count="52" meta:image-count="0" meta:object-count="0" meta:page-count="28" meta:paragraph-count="1021" meta:word-count="2065" meta:character-count="30503" meta:non-whitespace-character-count="26475"/>
  </office:meta>
</office:document-meta>
</file>